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op="thin solid #808080" fo:border-bottom="none" fo:border-left="thin solid #808080" fo:border-right="none" style:vertical-align="top" fo:wrap-option="wrap" fo:background-color="#FFCC99" style:repeat-content="false"/>
      <style:paragraph-properties fo:text-align="center"/>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fo:border-top="thin solid #808080" fo:border-bottom="none" fo:border-left="none" fo:border-right="none" style:vertical-align="top" fo:wrap-option="wrap" fo:background-color="#9966CC" style:repeat-content="false"/>
      <style:paragraph-properties fo:text-align="center"/>
      <style:text-properties fo:font-size="10pt" style:font-size-asian="10pt" style:font-size-complex="10pt" fo:font-weight="bold" style:font-weight-asian="bold" style:font-weight-complex="bold"/>
    </style:style>
    <style:style style:name="ce4" style:family="table-cell" style:parent-style-name="Default" style:data-style-name="N0">
      <style:table-cell-properties fo:border-top="thin solid #808080" fo:border-bottom="none" fo:border-left="none" fo:border-right="none" style:vertical-align="top" fo:wrap-option="wrap" fo:background-color="#FFFF00" style:repeat-content="false"/>
      <style:paragraph-properties fo:text-align="center"/>
      <style:text-properties fo:font-size="10pt" style:font-size-asian="10pt" style:font-size-complex="10pt" fo:font-weight="bold" style:font-weight-asian="bold" style:font-weight-complex="bold"/>
    </style:style>
    <style:style style:name="ce5" style:family="table-cell" style:parent-style-name="Default" style:data-style-name="N0">
      <style:table-cell-properties fo:border-top="thin solid #808080" fo:border-bottom="none" fo:border-left="none" fo:border-right="none" style:vertical-align="top" fo:wrap-option="wrap" fo:background-color="#E6E6E6" style:repeat-content="false"/>
      <style:paragraph-properties fo:text-align="center"/>
      <style:text-properties fo:font-size="10pt" style:font-size-asian="10pt" style:font-size-complex="10pt" fo:font-weight="bold" style:font-weight-asian="bold" style:font-weight-complex="bold"/>
    </style:style>
    <style:style style:name="ce6" style:family="table-cell" style:parent-style-name="Default" style:data-style-name="N0">
      <style:table-cell-properties fo:border-top="thin solid #808080" fo:border-bottom="none" fo:border-left="none" fo:border-right="none" style:vertical-align="top" fo:wrap-option="wrap" fo:background-color="#FFCC99" style:repeat-content="false"/>
      <style:paragraph-properties fo:text-align="center"/>
      <style:text-properties fo:font-size="10pt" style:font-size-asian="10pt" style:font-size-complex="10pt" fo:font-weight="bold" style:font-weight-asian="bold" style:font-weight-complex="bold"/>
    </style:style>
    <style:style style:name="ce7" style:family="table-cell" style:parent-style-name="Default" style:data-style-name="N0">
      <style:table-cell-properties style:vertical-align="automatic"/>
      <style:text-properties fo:font-size="10pt" style:font-size-asian="10pt" style:font-size-complex="10pt"/>
    </style:style>
    <style:style style:name="ce8" style:family="table-cell" style:parent-style-name="Default" style:data-style-name="N0">
      <style:table-cell-properties style:vertical-align="top" fo:wrap-option="wrap" fo:background-color="#F898C8"/>
      <style:text-properties fo:font-size="10pt" style:font-size-asian="10pt" style:font-size-complex="10pt"/>
    </style:style>
    <style:style style:name="ce9" style:family="table-cell" style:parent-style-name="Default" style:data-style-name="N30">
      <style:table-cell-properties style:vertical-align="top" fo:wrap-option="wrap" fo:background-color="#F898C8"/>
      <style:text-properties fo:font-size="10pt" style:font-size-asian="10pt" style:font-size-complex="10pt"/>
    </style:style>
    <style:style style:name="ce10" style:family="table-cell" style:parent-style-name="Default" style:data-style-name="N30">
      <style:table-cell-properties style:vertical-align="top" fo:wrap-option="wrap" fo:background-color="#FFC0CB"/>
      <style:text-properties fo:font-size="10pt" style:font-size-asian="10pt" style:font-size-complex="10pt"/>
    </style:style>
    <style:style style:name="ce11" style:family="table-cell" style:parent-style-name="Default" style:data-style-name="N0">
      <style:table-cell-properties style:vertical-align="top" fo:wrap-option="wrap" fo:background-color="transparent" style:cell-protect="protected"/>
    </style:style>
    <style:style style:name="ce12" style:family="table-cell" style:parent-style-name="Default" style:data-style-name="N0">
      <style:table-cell-properties style:vertical-align="top" fo:wrap-option="wrap" fo:background-color="#CCCCFF" style:cell-protect="none" style:repeat-content="false"/>
      <style:paragraph-properties fo:text-align="center"/>
      <style:text-properties fo:font-size="10pt" style:font-size-asian="10pt" style:font-size-complex="10pt"/>
    </style:style>
    <style:style style:name="ce13" style:family="table-cell" style:parent-style-name="Default" style:data-style-name="N0">
      <style:table-cell-properties style:vertical-align="top" fo:wrap-option="wrap" fo:background-color="transparent" style:cell-protect="protected" style:repeat-content="false"/>
      <style:paragraph-properties fo:text-align="center"/>
      <style:text-properties fo:font-size="10pt" style:font-size-asian="10pt" style:font-size-complex="10pt"/>
    </style:style>
    <style:style style:name="ce14" style:family="table-cell" style:parent-style-name="Default" style:data-style-name="N0">
      <style:table-cell-properties style:vertical-align="top" fo:wrap-option="wrap" fo:background-color="transparent" style:cell-protect="protected"/>
      <style:text-properties fo:font-size="10pt" style:font-size-asian="10pt" style:font-size-complex="10pt"/>
    </style:style>
    <style:style style:name="ce15" style:family="table-cell" style:parent-style-name="Default" style:data-style-name="N0">
      <style:table-cell-properties style:vertical-align="top" fo:wrap-option="wrap" fo:background-color="#CCFFCC" style:cell-protect="protected"/>
      <style:text-properties fo:font-size="10pt" style:font-size-asian="10pt" style:font-size-complex="10pt"/>
    </style:style>
    <style:style style:name="ce16" style:family="table-cell" style:parent-style-name="Default" style:data-style-name="N0">
      <style:table-cell-properties style:vertical-align="top" fo:wrap-option="wrap" fo:background-color="#CCFFCC" style:cell-protect="protected" style:repeat-content="false"/>
      <style:paragraph-properties fo:text-align="center"/>
      <style:text-properties fo:font-size="10pt" style:font-size-asian="10pt" style:font-size-complex="10pt"/>
    </style:style>
    <style:style style:name="ce17" style:family="table-cell" style:parent-style-name="Default" style:data-style-name="N0">
      <style:table-cell-properties style:vertical-align="top" fo:wrap-option="wrap" fo:background-color="#CCFFCC"/>
      <style:text-properties fo:font-size="10pt" style:font-size-asian="10pt" style:font-size-complex="10pt"/>
    </style:style>
    <style:style style:name="ce18" style:family="table-cell" style:parent-style-name="Default" style:data-style-name="N0">
      <style:table-cell-properties style:vertical-align="top" fo:wrap-option="wrap" fo:background-color="#3366FF" style:cell-protect="protected"/>
      <style:text-properties fo:font-size="10pt" style:font-size-asian="10pt" style:font-size-complex="10pt"/>
    </style:style>
    <style:style style:name="ce19" style:family="table-cell" style:parent-style-name="Default" style:data-style-name="N0">
      <style:table-cell-properties style:vertical-align="top" style:cell-protect="protected"/>
    </style:style>
    <style:style style:name="ce20" style:family="table-cell" style:parent-style-name="Default" style:data-style-name="N0">
      <style:table-cell-properties style:vertical-align="top" fo:wrap-option="wrap" fo:background-color="transparent" style:cell-protect="protected"/>
    </style:style>
    <style:style style:name="ce21" style:family="table-cell" style:parent-style-name="Default" style:data-style-name="N0">
      <style:table-cell-properties style:vertical-align="top" fo:wrap-option="wrap" fo:background-color="#CCCCFF" style:cell-protect="none" style:repeat-content="false"/>
      <style:paragraph-properties fo:text-align="center"/>
      <style:text-properties fo:color="#000000" fo:font-size="10pt" style:font-size-asian="10pt" style:font-size-complex="10pt"/>
    </style:style>
    <style:style style:name="ce22" style:family="table-cell" style:parent-style-name="Default" style:data-style-name="N0">
      <style:table-cell-properties style:vertical-align="top" fo:wrap-option="wrap" fo:background-color="transparent" style:cell-protect="protected" style:repeat-content="false"/>
      <style:paragraph-properties fo:text-align="center"/>
      <style:text-properties fo:color="#000000" fo:font-size="10pt" style:font-size-asian="10pt" style:font-size-complex="10pt"/>
    </style:style>
    <style:style style:name="ce23" style:family="table-cell" style:parent-style-name="Default" style:data-style-name="N0">
      <style:table-cell-properties style:vertical-align="top" fo:wrap-option="wrap" fo:background-color="transparent" style:cell-protect="protected"/>
      <style:text-properties fo:color="#000000" fo:font-size="10pt" style:font-size-asian="10pt" style:font-size-complex="10pt"/>
    </style:style>
    <style:style style:name="ce24" style:family="table-cell" style:parent-style-name="Default" style:data-style-name="N0">
      <style:table-cell-properties style:vertical-align="top" fo:wrap-option="wrap" fo:background-color="transparent" style:cell-protect="protected"/>
    </style:style>
    <style:style style:name="ce25" style:family="table-cell" style:parent-style-name="Default" style:data-style-name="N0">
      <style:table-cell-properties style:vertical-align="top" fo:wrap-option="wrap" fo:background-color="#CCFFCC" style:cell-protect="protected"/>
      <style:text-properties fo:color="#000000" fo:font-size="10pt" style:font-size-asian="10pt" style:font-size-complex="10pt"/>
    </style:style>
    <style:style style:name="ce26" style:family="table-cell" style:parent-style-name="Default" style:data-style-name="N0">
      <style:table-cell-properties style:vertical-align="top" fo:wrap-option="wrap" fo:background-color="#CCCCFF" style:cell-protect="none" style:repeat-content="false"/>
      <style:paragraph-properties fo:text-align="center"/>
      <style:text-properties fo:color="#000000" fo:font-size="10pt" style:font-size-asian="10pt" style:font-size-complex="10pt"/>
    </style:style>
    <style:style style:name="ce27" style:family="table-cell" style:parent-style-name="Default" style:data-style-name="N0">
      <style:table-cell-properties style:vertical-align="top" fo:wrap-option="wrap" fo:background-color="#CCFFCC" style:cell-protect="protected" style:repeat-content="false"/>
      <style:paragraph-properties fo:text-align="center"/>
      <style:text-properties fo:color="#000000"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2.5677083333333cm" style:use-optimal-column-width="true"/>
    </style:style>
    <style:style style:name="co2" style:family="table-column">
      <style:table-column-properties fo:break-before="auto" style:column-width="1.48166666666667cm"/>
    </style:style>
    <style:style style:name="co3" style:family="table-column">
      <style:table-column-properties fo:break-before="auto" style:column-width="2.11666666666667cm"/>
    </style:style>
    <style:style style:name="co4" style:family="table-column">
      <style:table-column-properties fo:break-before="auto" style:column-width="15.4252083333333cm"/>
    </style:style>
    <style:style style:name="co5" style:family="table-column">
      <style:table-column-properties fo:break-before="auto" style:column-width="4.73604166666667cm"/>
    </style:style>
    <style:style style:name="co6" style:family="table-column">
      <style:table-column-properties fo:break-before="auto" style:column-width="9.41916666666667cm"/>
    </style:style>
    <style:style style:name="co7" style:family="table-column">
      <style:table-column-properties fo:break-before="auto" style:column-width="25.479375cm" style:use-optimal-column-width="true"/>
    </style:style>
    <style:style style:name="co8" style:family="table-column">
      <style:table-column-properties fo:break-before="auto" style:column-width="1.77270833333333cm"/>
    </style:style>
    <style:style style:name="co9" style:family="table-column">
      <style:table-column-properties fo:break-before="auto" style:column-width="6.985cm" style:use-optimal-column-width="true"/>
    </style:style>
    <style:style style:name="co10" style:family="table-column">
      <style:table-column-properties fo:break-before="auto" style:column-width="3.86291666666667cm"/>
    </style:style>
    <style:style style:name="co11" style:family="table-column">
      <style:table-column-properties fo:break-before="auto" style:column-width="6.29708333333333cm"/>
    </style:style>
    <style:style style:name="co12" style:family="table-column">
      <style:table-column-properties fo:break-before="auto" style:column-width="3.99520833333333cm"/>
    </style:style>
    <style:style style:name="co13" style:family="table-column">
      <style:table-column-properties fo:break-before="auto" style:column-width="9.04875cm"/>
    </style:style>
    <style:style style:name="co14" style:family="table-column">
      <style:table-column-properties fo:break-before="auto" style:column-width="5.58270833333333cm"/>
    </style:style>
    <style:style style:name="co15" style:family="table-column">
      <style:table-column-properties fo:break-before="auto" style:column-width="4.445cm"/>
    </style:style>
    <style:style style:name="co16" style:family="table-column">
      <style:table-column-properties fo:break-before="auto" style:column-width="2.778125cm"/>
    </style:style>
    <style:style style:name="co17" style:family="table-column">
      <style:table-column-properties fo:break-before="auto" style:column-width="5.97958333333333cm"/>
    </style:style>
    <style:style style:name="co18" style:family="table-column">
      <style:table-column-properties fo:break-before="auto" style:column-width="2.40770833333333cm" style:use-optimal-column-width="true"/>
    </style:style>
    <style:style style:name="co19" style:family="table-column">
      <style:table-column-properties fo:break-before="auto" style:column-width="2.96333333333333cm"/>
    </style:style>
    <style:style style:name="co20" style:family="table-column">
      <style:table-column-properties fo:break-before="auto" style:column-width="2.460625cm"/>
    </style:style>
    <style:style style:name="co21" style:family="table-column">
      <style:table-column-properties fo:break-before="auto" style:column-width="13.4408333333333cm"/>
    </style:style>
    <style:style style:name="co22" style:family="table-column">
      <style:table-column-properties fo:break-before="auto" style:column-width="1.85208333333333cm"/>
    </style:style>
    <style:style style:name="co23" style:family="table-column">
      <style:table-column-properties fo:break-before="auto" style:column-width="3.38666666666667cm"/>
    </style:style>
    <style:style style:name="co24" style:family="table-column">
      <style:table-column-properties fo:break-before="auto" style:column-width="3.81cm"/>
    </style:style>
    <style:style style:name="co25" style:family="table-column">
      <style:table-column-properties fo:break-before="auto" style:column-width="10.1070833333333cm" style:use-optimal-column-width="true"/>
    </style:style>
    <style:style style:name="ro1" style:family="table-row">
      <style:table-row-properties style:row-height="42.75pt" style:use-optimal-row-height="false" fo:break-before="auto"/>
    </style:style>
    <style:style style:name="ro2" style:family="table-row">
      <style:table-row-properties style:row-height="13.45pt" style:use-optimal-row-height="false" fo:break-before="auto"/>
    </style:style>
    <style:style style:name="ro3" style:family="table-row">
      <style:table-row-properties style:row-height="14.2pt" style:use-optimal-row-height="fals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50">
      <style:graphic-properties draw:stroke="solid" svg:stroke-color="#000000" draw:auto-grow-width="false" draw:auto-grow-height="false"/>
    </style:style>
    <style:style style:family="graphic" style:name="a51">
      <style:graphic-properties draw:stroke="solid" svg:stroke-color="#000000" draw:auto-grow-width="false" draw:auto-grow-height="false"/>
    </style:style>
    <style:style style:family="graphic" style:name="a52">
      <style:graphic-properties draw:stroke="solid" svg:stroke-color="#000000" draw:auto-grow-width="false" draw:auto-grow-height="false"/>
    </style:style>
    <style:style style:family="graphic" style:name="a53">
      <style:graphic-properties draw:stroke="solid" svg:stroke-color="#000000" draw:auto-grow-width="false" draw:auto-grow-height="false"/>
    </style:style>
    <style:style style:family="graphic" style:name="a54">
      <style:graphic-properties draw:stroke="solid" svg:stroke-color="#000000" draw:auto-grow-width="false" draw:auto-grow-height="false"/>
    </style:style>
    <style:style style:family="graphic" style:name="a55">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56">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57">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58">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5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36">
      <style:graphic-properties draw:stroke="solid" svg:stroke-color="#000000" draw:auto-grow-width="false" draw:auto-grow-height="false"/>
    </style:style>
    <style:style style:family="graphic" style:name="a37">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60">
      <style:graphic-properties draw:stroke="solid" svg:stroke-color="#000000" draw:auto-grow-width="false" draw:auto-grow-height="false"/>
    </style:style>
    <style:style style:family="graphic" style:name="a61">
      <style:graphic-properties draw:stroke="solid" svg:stroke-color="#000000" draw:auto-grow-width="false" draw:auto-grow-height="false"/>
    </style:style>
    <style:style style:family="graphic" style:name="a62">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2">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47">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48">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4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RPaM-CommonLibrary-1_1_0"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4"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number-columns-repeated="10" table:default-cell-style-name="ce1"/>
        <table:table-column table:style-name="co23" table:number-columns-repeated="992" table:default-cell-style-name="ce1"/>
        <table:table-column table:style-name="co24" table:number-columns-repeated="15360" table:default-cell-style-name="ce1"/>
        <table:table-row table:style-name="ro1">
          <table:table-cell office:value-type="string" table:style-name="ce2">
            <office:annotation draw:style-name="a0" svg:x="4.11458333333333in" svg:y="0.0104166666666667in" svg:width="9.35416666666667in" svg:height="1.66666666666667in">
              <dc:creator/>
              <text:p><text:span text:style-name="T1">Component Name</text:span><text:span text:style-name="T1"/></text:p>
              <text:p/>
              <text:p><text:span text:style-name="T1">The Component Name is derived from the Dictionary Entry Name.</text:span><text:span text:style-name="T1"/></text:p>
              <text:p/>
              <text:p><text:span text:style-name="T1">If any disparity exists between the Component Name listed here and the corresponding Component Name in the schemas, the version in the schemas should be considered the correct one.</text:span><text:span text:style-name="T1"/></text:p>
              <text:p/>
              <text:p><text:span text:style-name="T1">(N.B.: Columns with grey headings are not part of the normative schemas.)</text:span><text:span text:style-name="T1"/></text:p>
              <text:p/>
            </office:annotation>
            <text:p>Component Name</text:p>
          </table:table-cell>
          <table:table-cell office:value-type="string" table:style-name="ce3">
            <office:annotation draw:style-name="a1" svg:x="4.69791666666667in" svg:y="0.0104166666666667in" svg:width="12.46875in" svg:height="2.44791666666667in">
              <dc:creator/>
              <text:p><text:span text:style-name="T1">Subset Cardinality</text:span><text:span text:style-name="T1"/></text:p>
              <text:p/>
              <text:p><text:span text:style-name="T1">The optionality and potential occurrences of the BIE in the subset when different from in the base model.</text:span><text:span text:style-name="T1"/></text:p>
              <text:p/>
              <text:p><text:span text:style-name="T1">0..1 – optional and only one</text:span><text:span text:style-name="T1"/></text:p>
              <text:p/>
              <text:p><text:span text:style-name="T1">1 – mandatory and only one</text:span><text:span text:style-name="T1"/></text:p>
              <text:p/>
              <text:p><text:span text:style-name="T1">0..n – optional and maximum of any number</text:span><text:span text:style-name="T1"/></text:p>
              <text:p/>
              <text:p><text:span text:style-name="T1">1..n - mandatory and maximum of any number</text:span><text:span text:style-name="T1"/></text:p>
              <text:p/>
            </office:annotation>
            <text:p>Subset</text:p>
          </table:table-cell>
          <table:table-cell office:value-type="string" table:style-name="ce4">
            <office:annotation draw:style-name="a2" svg:x="5.54166666666667in" svg:y="0.0104166666666667in" svg:width="16.8854166666667in" svg:height="2.44791666666667in">
              <dc:creator/>
              <text:p><text:span text:style-name="T1">Cardinality</text:span><text:span text:style-name="T1"/></text:p>
              <text:p/>
              <text:p><text:span text:style-name="T1">The optionality and potential occurrences of the BIE.</text:span><text:span text:style-name="T1"/></text:p>
              <text:p/>
              <text:p><text:span text:style-name="T1">0..1 – optional and only one</text:span><text:span text:style-name="T1"/></text:p>
              <text:p/>
              <text:p><text:span text:style-name="T1">1 – mandatory and only one</text:span><text:span text:style-name="T1"/></text:p>
              <text:p/>
              <text:p><text:span text:style-name="T1">0..n – optional and maximum of any number</text:span><text:span text:style-name="T1"/></text:p>
              <text:p/>
              <text:p><text:span text:style-name="T1">1..n - mandatory and maximum of any number</text:span><text:span text:style-name="T1"/></text:p>
              <text:p/>
            </office:annotation>
            <text:p>Cardinality</text:p>
          </table:table-cell>
          <table:table-cell office:value-type="string" table:style-name="ce4">
            <office:annotation draw:style-name="a3" svg:x="11.6041666666667in" svg:y="0.0104166666666667in" svg:width="11.5104166666667in" svg:height="0.666666666666667in">
              <dc:creator/>
              <text:p><text:span text:style-name="T1">Definition</text:span><text:span text:style-name="T1"/></text:p>
              <text:p/>
              <text:p><text:span text:style-name="T1">This is the unique semantic business meaning of the Business Information Entity.</text:span></text:p>
            </office:annotation>
            <text:p>Definition</text:p>
          </table:table-cell>
          <table:table-cell office:value-type="string" table:style-name="ce4">
            <office:annotation draw:style-name="a4" svg:x="13.4791666666667in" svg:y="0.0104166666666667in" svg:width="11.7916666666667in" svg:height="0.697916666666667in">
              <dc:creator/>
              <text:p><text:span text:style-name="T1">Alternative Business Terms</text:span><text:span text:style-name="T1"/></text:p>
              <text:p/>
              <text:p><text:span text:style-name="T1">Business Terms (optional) consists of one or more synonyms by which the Business Information Entity is commonly known and used in a specific Context. A Business Information Entity may have several Business Terms or synonyms. These may be used to map BIEs to a controlled vocabulary, to other vocabularies, or to labels for forms presentation.</text:span></text:p>
            </office:annotation>
            <text:p>Alternative Business Terms</text:p>
          </table:table-cell>
          <table:table-cell office:value-type="string" table:style-name="ce5">
            <office:annotation draw:style-name="a5" svg:x="17.1875in" svg:y="0.0104166666666667in" svg:width="9.60416666666667in" svg:height="0.666666666666667in">
              <dc:creator/>
              <text:p><text:span text:style-name="T1">Examples</text:span><text:span text:style-name="T1"/></text:p>
              <text:p/>
              <text:p><text:span text:style-name="T1">These are illustrative values that a typical user might utilize, but is under no obligation to to so.</text:span></text:p>
            </office:annotation>
            <text:p>Examples</text:p>
          </table:table-cell>
          <table:table-cell office:value-type="string" table:style-name="ce6">
            <office:annotation draw:style-name="a6" svg:x="27.21875in" svg:y="0.0104166666666667in" svg:width="6.84375in" svg:height="1.26041666666667in">
              <dc:creator/>
              <text:p><text:span text:style-name="T1">Dictionary Entry Name</text:span><text:span text:style-name="T1"/></text:p>
              <text:p/>
              <text:p><text:span text:style-name="T1">Dictionary Entry Names are assigned according to the rules of the ebXML Core Component Technical Specification, Version 2.01.</text:span><text:span text:style-name="T1"/></text:p>
              <text:p/>
              <text:p><text:span text:style-name="T1">The DEN is the unique official name of the Business Information Entity in the data dictionary.</text:span><text:span text:style-name="T1"/></text:p>
              <text:p/>
            </office:annotation>
            <text:p>Dictionary Entry Name</text:p>
          </table:table-cell>
          <table:table-cell office:value-type="string" table:style-name="ce4">
            <office:annotation draw:style-name="a7" svg:x="27.9166666666667in" svg:y="0.0104166666666667in" svg:width="7.71875in" svg:height="0.697916666666667in">
              <dc:creator/>
              <text:p><text:span text:style-name="T1">Object Class Qualifier</text:span><text:span text:style-name="T1"/></text:p>
              <text:p/>
              <text:p><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office:value-type="string" table:style-name="ce4">
            <office:annotation draw:style-name="a8" svg:x="30.6666666666667in" svg:y="0.0104166666666667in" svg:width="9.13541666666667in" svg:height="1.32291666666667in">
              <dc:creator/>
              <text:p><text:span text:style-name="T1">Object Class</text:span><text:span text:style-name="T1"/></text:p>
              <text:p/>
              <text:p><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span text:style-name="T1"/></text:p>
              <text:p/>
              <text:p><text:span text:style-name="T1">Each Object Class is an ABIE. Object classes are also referred to as Re-usable Types. They are called Classes in UML and Tables/Entities in database contexts.</text:span></text:p>
            </office:annotation>
            <text:p>Object Class</text:p>
          </table:table-cell>
          <table:table-cell office:value-type="string" table:style-name="ce4">
            <office:annotation draw:style-name="a9" svg:x="32.1875in" svg:y="0.0104166666666667in" svg:width="9.79166666666667in" svg:height="2.0625in">
              <dc:creator/>
              <text:p><text:span text:style-name="T1">Property Term Qualifier</text:span><text:span text:style-name="T1"/></text:p>
              <text:p/>
              <text:p><text:span text:style-name="T1">Property Term Qualifier is metadata specified by the ebXML CCTS on the basis of ISO 11179 naming rules.</text:span><text:span text:style-name="T1"/></text:p>
              <text:p/>
              <text:p><text:span text:style-name="T1">A qualifier is a word or words which help define and differentiate one Business Information Entity from another -- for example, when the BIE is used in another context.</text:span><text:span text:style-name="T1"/></text:p>
              <text:p/>
              <text:p><text:span text:style-name="T1">Property Term Qualifiers specialize or modify the Property Term. For example, when the BIE is used in another context.</text:span><text:span text:style-name="T1"/></text:p>
              <text:p/>
              <text:p><text:span text:style-name="T1">If the word (or words) express "a type of" or specialization relationship to the property term, then the word (or words) are qualifiers. This implies that adjectives are likely to be qualifiers. For example: Postal is a type of Zone used in an Address.</text:span><text:span text:style-name="T1"/></text:p>
              <text:p/>
            </office:annotation>
            <text:p>Property Term Qualifier</text:p>
          </table:table-cell>
          <table:table-cell office:value-type="string" table:style-name="ce4">
            <office:annotation draw:style-name="a10" svg:x="34.6666666666667in" svg:y="0.0104166666666667in" svg:width="9.07291666666667in" svg:height="2.09375in">
              <dc:creator/>
              <text:p><text:span text:style-name="T1">Property Term Possessive Noun</text:span><text:span text:style-name="T1"/></text:p>
              <text:p/>
              <text:p><text:span text:style-name="T1">To improve consistency in naming property terms, possessive nouns are explicitly identified. This is an extension of the ebXML CCTS.</text:span><text:span text:style-name="T1"/></text:p>
              <text:p/>
              <text:p><text:span text:style-name="T1">A Property Term may consist of one or more possessive nouns preceding the primary noun. This principle refines the Property Term to make it a more meaningful and consistent business name.</text:span><text:span text:style-name="T1"/></text:p>
              <text:p/>
              <text:p><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span text:style-name="T1"/></text:p>
              <text:p/>
              <text:p><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office:value-type="string" table:style-name="ce4">
            <office:annotation draw:style-name="a11" svg:x="36.2291666666667in" svg:y="0.0104166666666667in" svg:width="9.69791666666667in" svg:height="2.09375in">
              <dc:creator/>
              <text:p><text:span text:style-name="T1">Property Term Primary Noun</text:span><text:span text:style-name="T1"/></text:p>
              <text:p/>
              <text:p><text:span text:style-name="T1">To improve consistency in naming property terms, primary nouns are explicitly identified. This is an extension of the ebXML CCTS.</text:span><text:span text:style-name="T1"/></text:p>
              <text:p/>
              <text:p><text:span text:style-name="T1">A Property Term may consist of one or more possessive nouns preceding the primary noun. This principle refines the Property Term to make it a more meaningful and consistent business name.</text:span><text:span text:style-name="T1"/></text:p>
              <text:p/>
              <text:p><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span text:style-name="T1"/></text:p>
              <text:p/>
              <text:p><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office:value-type="string" table:style-name="ce6">
            <office:annotation draw:style-name="a12" svg:x="39.7916666666667in" svg:y="0.0104166666666667in" svg:width="7.22916666666667in" svg:height="1.46875in">
              <dc:creator/>
              <text:p><text:span text:style-name="T1">Property Term</text:span><text:span text:style-name="T1"/></text:p>
              <text:p/>
              <text:p><text:span text:style-name="T1">Property Term is metadata specified by the ebXML CCTS on the basis of ISO 11179 naming rules.</text:span><text:span text:style-name="T1"/></text:p>
              <text:p/>
              <text:p><text:span text:style-name="T1">Property Term represents the distinguishing characteristic or Property of the Object Class and "shall occur naturally in the definition." It is also known as an attribute (to database designers). The combination of Object Class and its Property Term should give the basic semantic meaning of the item.</text:span><text:span text:style-name="T1"/></text:p>
              <text:p/>
              <text:p><text:span text:style-name="T1">The Property Term is constructed from the Primary Noun preceded by any Possessive Nouns.</text:span></text:p>
            </office:annotation>
            <text:p>Property Term</text:p>
          </table:table-cell>
          <table:table-cell office:value-type="string" table:style-name="ce4">
            <office:annotation draw:style-name="a13" svg:x="42in" svg:y="0.0104166666666667in" svg:width="7.38541666666667in" svg:height="1.07291666666667in">
              <dc:creator/>
              <text:p><text:span text:style-name="T1">Representation Term</text:span><text:span text:style-name="T1"/></text:p>
              <text:p/>
              <text:p><text:span text:style-name="T1">Representation Term is metadata specified by the ebXML CCTS on the basis of ISO 11179 naming rules.</text:span><text:span text:style-name="T1"/></text:p>
              <text:p/>
              <text:p><text:span text:style-name="T1">A Representation Term is an element of the name that describes the form in which the property is represented.</text:span></text:p>
            </office:annotation>
            <text:p>Representation Term</text:p>
          </table:table-cell>
          <table:table-cell office:value-type="string" table:style-name="ce4">
            <office:annotation draw:style-name="a14" svg:x="43.75in" svg:y="0.0104166666666667in" svg:width="6.54166666666667in" svg:height="0.697916666666667in">
              <dc:creator/>
              <text:p><text:span text:style-name="T1">Data Type Qualifier</text:span><text:span text:style-name="T1"/></text:p>
              <text:p/>
              <text:p><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office:value-type="string" table:style-name="ce6">
            <office:annotation draw:style-name="a15" svg:x="45.9479166666667in" svg:y="0.0104166666666667in" svg:width="5.53125in" svg:height="1.07291666666667in">
              <dc:creator/>
              <text:p><text:span text:style-name="T1">Data Type</text:span><text:span text:style-name="T1"/></text:p>
              <text:p/>
              <text:p><text:span text:style-name="T1">The data type distinguishes the lexical constraints on an item's value, plus any supplemental pieces of distinguishing information.</text:span><text:span text:style-name="T1"/></text:p>
              <text:p/>
              <text:p><text:span text:style-name="T1">Unqualified data types are based on UN/CEFACT core component types.</text:span></text:p>
            </office:annotation>
            <text:p>Data Type</text:p>
          </table:table-cell>
          <table:table-cell office:value-type="string" table:style-name="ce4">
            <office:annotation draw:style-name="a16" svg:x="47.0416666666667in" svg:y="0.0104166666666667in" svg:width="5.40625in" svg:height="1.46875in">
              <dc:creator/>
              <text:p><text:span text:style-name="T1">Associated Object Class Qualifier</text:span><text:span text:style-name="T1"/></text:p>
              <text:p/>
              <text:p><text:span text:style-name="T1">A qualifier is a word or words which help define and differentiate one Business Information Entity from another -- for example, when the BIE is used in another context.</text:span><text:span text:style-name="T1"/></text:p>
              <text:p/>
              <text:p><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office:value-type="string" table:style-name="ce4">
            <office:annotation draw:style-name="a17" svg:x="49.3854166666667in" svg:y="0.0104166666666667in" svg:width="8.34375in" svg:height="0.666666666666667in">
              <dc:creator/>
              <text:p><text:span text:style-name="T1">Associated Object Class</text:span><text:span text:style-name="T1"/></text:p>
              <text:p/>
              <text:p><text:span text:style-name="T1">This is the object class at the other end of this association. It is an ABIE in this model.</text:span></text:p>
            </office:annotation>
            <text:p>Associated Object Class</text:p>
          </table:table-cell>
          <table:table-cell office:value-type="string" table:style-name="ce6">
            <office:annotation draw:style-name="a18" svg:x="50.34375in" svg:y="0.0104166666666667in" svg:width="8.15625in" svg:height="1.85416666666667in">
              <dc:creator/>
              <text:p><text:span text:style-name="T1">Component Type</text:span><text:span text:style-name="T1"/></text:p>
              <text:p/>
              <text:p><text:span text:style-name="T1">There are three BIE Types:</text:span><text:span text:style-name="T1"/></text:p>
              <text:p/>
              <text:p><text:span text:style-name="T1">Basic BIE (BBIE -- white rows),</text:span><text:span text:style-name="T1"/></text:p>
              <text:p/>
              <text:p><text:span text:style-name="T1">Associate BIE (ASBIE -- green rows; “an association”), and</text:span><text:span text:style-name="T1"/></text:p>
              <text:p/>
              <text:p><text:span text:style-name="T1">Aggregate BIE (ABIE -- pink rows; “an aggregate”).</text:span></text:p>
            </office:annotation>
            <text:p>Component Type</text:p>
          </table:table-cell>
          <table:table-cell office:value-type="string" table:style-name="ce5">
            <office:annotation draw:style-name="a19" svg:x="51.5104166666667in" svg:y="0.0104166666666667in" svg:width="7.69791666666667in" svg:height="0.666666666666667in">
              <dc:creator/>
              <text:p><text:span text:style-name="T1">UN/TDED Code</text:span><text:span text:style-name="T1"/></text:p>
              <text:p/>
              <text:p><text:span text:style-name="T1">The UN Trade Data Element Dictionary (ISO 7372) code for this BIE.</text:span></text:p>
            </office:annotation>
            <text:p>UN/TDED Code</text:p>
          </table:table-cell>
          <table:table-cell office:value-type="string" table:style-name="ce5">
            <office:annotation draw:style-name="a20" svg:x="52.4791666666667in" svg:y="0.0104166666666667in" svg:width="7.46875in" svg:height="0.666666666666667in">
              <dc:creator/>
              <text:p><text:span text:style-name="T1">Current Version</text:span><text:span text:style-name="T1"/></text:p>
              <text:p/>
              <text:p><text:span text:style-name="T1">The version number of this BIE. Can be used to generate change logs.</text:span></text:p>
            </office:annotation>
            <text:p>Current Version</text:p>
          </table:table-cell>
          <table:table-cell office:value-type="string" table:style-name="ce5">
            <text:p>Editor's Notes</text:p>
          </table:table-cell>
          <table:table-cell table:number-columns-repeated="10" table:style-name="ce7"/>
          <table:table-cell table:number-columns-repeated="16352"/>
        </table:table-row>
        <table:table-row table:style-name="ro2">
          <table:table-cell office:value-type="string" office:string-value="Criterion" table:formula="of:=SUBSTITUTE(CONCATENATE([.H2];[.I2]);&quot; &quot;;&quot;&quot;)" table:style-name="ce8">
            <text:p>Criterion</text:p>
          </table:table-cell>
          <table:table-cell table:number-columns-repeated="2" table:style-name="ce9"/>
          <table:table-cell office:value-type="string" table:style-name="ce10">
            <text:p>A condition that needs to be answered for evaluation purposes.</text:p>
          </table:table-cell>
          <table:table-cell table:number-columns-repeated="2" table:style-name="ce10"/>
          <table:table-cell office:value-type="string" office:string-value="Criterion. Details" table:formula="of:=CONCATENATE(IF([.H2]=&quot;&quot;;&quot;&quot;;CONCATENATE([.H2];&quot;_ &quot;));[.I2];&quot;. Details&quot;)" table:style-name="ce8">
            <text:p>Criterion. Details</text:p>
          </table:table-cell>
          <table:table-cell table:style-name="ce10"/>
          <table:table-cell office:value-type="string" table:style-name="ce10">
            <text:p>Criterion</text:p>
          </table:table-cell>
          <table:table-cell table:number-columns-repeated="9" table:style-name="ce9"/>
          <table:table-cell office:value-type="string" table:style-name="ce9">
            <text:p>ABIE</text:p>
          </table:table-cell>
          <table:table-cell table:style-name="ce10"/>
          <table:table-cell office:value-type="string" table:style-name="ce10">
            <text:p>1.1.0</text:p>
          </table:table-cell>
          <table:table-cell office:value-type="string" table:style-name="ce10">
            <text:p>UBL-2.2 defines TenderingCriterion, but not a "Core Criterion"</text:p>
          </table:table-cell>
          <table:table-cell table:number-columns-repeated="10" table:style-name="ce7"/>
          <table:table-cell table:number-columns-repeated="16352"/>
        </table:table-row>
        <table:table-row table:style-name="ro3">
          <table:table-cell office:value-type="string" office:string-value="ID" table:formula="of:=SUBSTITUTE(CONCATENATE([.J3];[.K3];IF([.L3]=&quot;Identifier&quot;;&quot;ID&quot;;IF(AND([.L3]=&quot;Text&quot;;OR([.J3]&lt;&gt;&quot;&quot;;[.K3]&lt;&gt;&quot;&quot;));&quot;&quot;;[.L3]));IF(AND([.N3]&lt;&gt;&quot;Text&quot;;[.L3]&lt;&gt;[.N3];NOT(AND([.L3]=&quot;URI&quot;;[.N3]=&quot;Identifier&quot;));NOT(AND([.L3]=&quot;UUID&quot;;[.N3]=&quot;Identifier&quot;));NOT(AND([.L3]=&quot;OID&quot;;[.N3]=&quot;Identifier&quot;)));IF([.N3]=&quot;Identifier&quot;;&quot;ID&quot;;[.N3]);&quot;&quot;));&quot; &quot;;&quot;&quot;)" table:style-name="ce20">
            <text:p>ID</text:p>
          </table:table-cell>
          <table:table-cell office:value-type="string" table:style-name="ce21">
            <text:p/>
          </table:table-cell>
          <table:table-cell office:value-type="string" table:style-name="ce22">
            <text:p>0..1</text:p>
          </table:table-cell>
          <table:table-cell office:value-type="string" table:style-name="ce23">
            <text:p>An identifier for this item of criterion support.</text:p>
          </table:table-cell>
          <table:table-cell office:value-type="string" table:style-name="ce23">
            <text:p/>
          </table:table-cell>
          <table:table-cell office:value-type="string" table:style-name="ce23">
            <text:p/>
          </table:table-cell>
          <table:table-cell office:value-type="string" office:string-value="Criterion. Identifier" table:formula="of:=CONCATENATE( IF([.H3]=&quot;&quot;;&quot;&quot;;CONCATENATE([.H3];&quot;_ &quot;));[.I3];&quot;. &quot;;IF([.J3]=&quot;&quot;;&quot;&quot;;CONCATENATE([.J3];&quot;_ &quot;));[.M3];IF(OR([.J3]&lt;&gt;&quot;&quot;;[.M3]&lt;&gt;[.N3]);CONCATENATE(&quot;. &quot;;[.N3]);&quot;&quot;))" table:style-name="ce23">
            <text:p>Criterion. Identifier</text:p>
          </table:table-cell>
          <table:table-cell office:value-type="string" table:style-name="ce23">
            <text:p/>
          </table:table-cell>
          <table:table-cell office:value-type="string" table:style-name="ce23">
            <text:p>Criterion</text:p>
          </table:table-cell>
          <table:table-cell office:value-type="string" table:style-name="ce23">
            <text:p/>
          </table:table-cell>
          <table:table-cell office:value-type="string" table:style-name="ce23">
            <text:p/>
          </table:table-cell>
          <table:table-cell office:value-type="string" table:style-name="ce23">
            <text:p>Identifier</text:p>
          </table:table-cell>
          <table:table-cell office:value-type="string" office:string-value="Identifier" table:formula="of:=IF([.K3]&lt;&gt;&quot;&quot;;CONCATENATE([.K3];&quot; &quot;;[.L3]);[.L3])" table:style-name="ce24">
            <text:p>Identifier</text:p>
          </table:table-cell>
          <table:table-cell office:value-type="string" table:style-name="ce23">
            <text:p>Identifier</text:p>
          </table:table-cell>
          <table:table-cell office:value-type="string" table:style-name="ce23">
            <text:p/>
          </table:table-cell>
          <table:table-cell office:value-type="string" office:string-value="Identifier. Type" table:formula="of:=IF([.O3]&lt;&gt;&quot;&quot;;CONCATENATE([.O3];&quot;_ &quot;;[.N3];&quot;. Type&quot;);CONCATENATE([.N3];&quot;. Type&quot;))" table:style-name="ce23">
            <text:p>Identifier. Type</text:p>
          </table:table-cell>
          <table:table-cell office:value-type="string" table:style-name="ce23">
            <text:p/>
          </table:table-cell>
          <table:table-cell office:value-type="string" table:style-name="ce23">
            <text:p/>
          </table:table-cell>
          <table:table-cell office:value-type="string" table:style-name="ce23">
            <text:p>BBIE</text:p>
          </table:table-cell>
          <table:table-cell office:value-type="string" table:style-name="ce23">
            <text:p/>
          </table:table-cell>
          <table:table-cell office:value-type="string" table:style-name="ce14">
            <text:p>1.1.0</text:p>
          </table:table-cell>
          <table:table-cell office:value-type="string" table:style-name="ce23">
            <text:p/>
          </table:table-cell>
          <table:table-cell table:number-columns-repeated="16362" table:style-name="ce1"/>
        </table:table-row>
        <table:table-row table:style-name="ro3">
          <table:table-cell office:value-type="string" office:string-value="CriterionTypeCode" table:formula="of:=SUBSTITUTE(CONCATENATE([.J4];[.K4];IF([.L4]=&quot;Identifier&quot;;&quot;ID&quot;;IF(AND([.L4]=&quot;Text&quot;;OR([.J4]&lt;&gt;&quot;&quot;;[.K4]&lt;&gt;&quot;&quot;));&quot;&quot;;[.L4]));IF(AND([.N4]&lt;&gt;&quot;Text&quot;;[.L4]&lt;&gt;[.N4];NOT(AND([.L4]=&quot;URI&quot;;[.N4]=&quot;Identifier&quot;));NOT(AND([.L4]=&quot;UUID&quot;;[.N4]=&quot;Identifier&quot;));NOT(AND([.L4]=&quot;OID&quot;;[.N4]=&quot;Identifier&quot;)));IF([.N4]=&quot;Identifier&quot;;&quot;ID&quot;;[.N4]);&quot;&quot;));&quot; &quot;;&quot;&quot;)" table:style-name="ce20">
            <text:p>CriterionTypeCode</text:p>
          </table:table-cell>
          <table:table-cell office:value-type="string" table:style-name="ce21">
            <text:p/>
          </table:table-cell>
          <table:table-cell office:value-type="string" table:style-name="ce22">
            <text:p>0..1</text:p>
          </table:table-cell>
          <table:table-cell office:value-type="string" table:style-name="ce23">
            <text:p>A code signifying the type of criterion.</text:p>
          </table:table-cell>
          <table:table-cell office:value-type="string" table:style-name="ce23">
            <text:p/>
          </table:table-cell>
          <table:table-cell office:value-type="string" table:style-name="ce23">
            <text:p/>
          </table:table-cell>
          <table:table-cell office:value-type="string" office:string-value="Criterion. Criterion Type Code. Code" table:formula="of:=CONCATENATE( IF([.H4]=&quot;&quot;;&quot;&quot;;CONCATENATE([.H4];&quot;_ &quot;));[.I4];&quot;. &quot;;IF([.J4]=&quot;&quot;;&quot;&quot;;CONCATENATE([.J4];&quot;_ &quot;));[.M4];IF(OR([.J4]&lt;&gt;&quot;&quot;;[.M4]&lt;&gt;[.N4]);CONCATENATE(&quot;. &quot;;[.N4]);&quot;&quot;))" table:style-name="ce23">
            <text:p>Criterion. Criterion Type Code. Code</text:p>
          </table:table-cell>
          <table:table-cell office:value-type="string" table:style-name="ce23">
            <text:p/>
          </table:table-cell>
          <table:table-cell office:value-type="string" table:style-name="ce23">
            <text:p>Criterion</text:p>
          </table:table-cell>
          <table:table-cell office:value-type="string" table:style-name="ce23">
            <text:p/>
          </table:table-cell>
          <table:table-cell office:value-type="string" table:style-name="ce23">
            <text:p>Criterion Type</text:p>
          </table:table-cell>
          <table:table-cell office:value-type="string" table:style-name="ce23">
            <text:p>Code</text:p>
          </table:table-cell>
          <table:table-cell office:value-type="string" office:string-value="Criterion Type Code" table:formula="of:=IF([.K4]&lt;&gt;&quot;&quot;;CONCATENATE([.K4];&quot; &quot;;[.L4]);[.L4])" table:style-name="ce24">
            <text:p>Criterion Type Code</text:p>
          </table:table-cell>
          <table:table-cell office:value-type="string" table:style-name="ce23">
            <text:p>Code</text:p>
          </table:table-cell>
          <table:table-cell office:value-type="string" table:style-name="ce23">
            <text:p/>
          </table:table-cell>
          <table:table-cell office:value-type="string" office:string-value="Code. Type" table:formula="of:=IF([.O4]&lt;&gt;&quot;&quot;;CONCATENATE([.O4];&quot;_ &quot;;[.N4];&quot;. Type&quot;);CONCATENATE([.N4];&quot;. Type&quot;))" table:style-name="ce23">
            <text:p>Code. Type</text:p>
          </table:table-cell>
          <table:table-cell office:value-type="string" table:style-name="ce23">
            <text:p/>
          </table:table-cell>
          <table:table-cell office:value-type="string" table:style-name="ce23">
            <text:p/>
          </table:table-cell>
          <table:table-cell office:value-type="string" table:style-name="ce23">
            <text:p>BBIE</text:p>
          </table:table-cell>
          <table:table-cell office:value-type="string" table:style-name="ce23">
            <text:p/>
          </table:table-cell>
          <table:table-cell office:value-type="string" table:style-name="ce14">
            <text:p>1.1.0</text:p>
          </table:table-cell>
          <table:table-cell office:value-type="string" table:style-name="ce23">
            <text:p/>
          </table:table-cell>
          <table:table-cell table:number-columns-repeated="16362" table:style-name="ce1"/>
        </table:table-row>
        <table:table-row table:style-name="ro3">
          <table:table-cell office:value-type="string" office:string-value="Name" table:formula="of:=SUBSTITUTE(CONCATENATE([.J5];[.K5];IF([.L5]=&quot;Identifier&quot;;&quot;ID&quot;;IF(AND([.L5]=&quot;Text&quot;;OR([.J5]&lt;&gt;&quot;&quot;;[.K5]&lt;&gt;&quot;&quot;));&quot;&quot;;[.L5]));IF(AND([.N5]&lt;&gt;&quot;Text&quot;;[.L5]&lt;&gt;[.N5];NOT(AND([.L5]=&quot;URI&quot;;[.N5]=&quot;Identifier&quot;));NOT(AND([.L5]=&quot;UUID&quot;;[.N5]=&quot;Identifier&quot;));NOT(AND([.L5]=&quot;OID&quot;;[.N5]=&quot;Identifier&quot;)));IF([.N5]=&quot;Identifier&quot;;&quot;ID&quot;;[.N5]);&quot;&quot;));&quot; &quot;;&quot;&quot;)" table:style-name="ce20">
            <text:p>Name</text:p>
          </table:table-cell>
          <table:table-cell office:value-type="string" table:style-name="ce21">
            <text:p/>
          </table:table-cell>
          <table:table-cell office:value-type="string" table:style-name="ce22">
            <text:p>0..1</text:p>
          </table:table-cell>
          <table:table-cell office:value-type="string" table:style-name="ce23">
            <text:p>The name of the criterion.</text:p>
          </table:table-cell>
          <table:table-cell office:value-type="string" table:style-name="ce23">
            <text:p/>
          </table:table-cell>
          <table:table-cell office:value-type="string" table:style-name="ce23">
            <text:p/>
          </table:table-cell>
          <table:table-cell office:value-type="string" office:string-value="Criterion. Name" table:formula="of:=CONCATENATE( IF([.H5]=&quot;&quot;;&quot;&quot;;CONCATENATE([.H5];&quot;_ &quot;));[.I5];&quot;. &quot;;IF([.J5]=&quot;&quot;;&quot;&quot;;CONCATENATE([.J5];&quot;_ &quot;));[.M5];IF(OR([.J5]&lt;&gt;&quot;&quot;;[.M5]&lt;&gt;[.N5]);CONCATENATE(&quot;. &quot;;[.N5]);&quot;&quot;))" table:style-name="ce23">
            <text:p>Criterion. Name</text:p>
          </table:table-cell>
          <table:table-cell office:value-type="string" table:style-name="ce23">
            <text:p/>
          </table:table-cell>
          <table:table-cell office:value-type="string" table:style-name="ce23">
            <text:p>Criterion</text:p>
          </table:table-cell>
          <table:table-cell office:value-type="string" table:style-name="ce23">
            <text:p/>
          </table:table-cell>
          <table:table-cell office:value-type="string" table:style-name="ce23">
            <text:p/>
          </table:table-cell>
          <table:table-cell office:value-type="string" table:style-name="ce23">
            <text:p>Name</text:p>
          </table:table-cell>
          <table:table-cell office:value-type="string" office:string-value="Name" table:formula="of:=IF([.K5]&lt;&gt;&quot;&quot;;CONCATENATE([.K5];&quot; &quot;;[.L5]);[.L5])" table:style-name="ce24">
            <text:p>Name</text:p>
          </table:table-cell>
          <table:table-cell office:value-type="string" table:style-name="ce23">
            <text:p>Name</text:p>
          </table:table-cell>
          <table:table-cell office:value-type="string" table:style-name="ce23">
            <text:p/>
          </table:table-cell>
          <table:table-cell office:value-type="string" office:string-value="Name. Type" table:formula="of:=IF([.O5]&lt;&gt;&quot;&quot;;CONCATENATE([.O5];&quot;_ &quot;;[.N5];&quot;. Type&quot;);CONCATENATE([.N5];&quot;. Type&quot;))" table:style-name="ce23">
            <text:p>Name. Type</text:p>
          </table:table-cell>
          <table:table-cell office:value-type="string" table:style-name="ce23">
            <text:p/>
          </table:table-cell>
          <table:table-cell office:value-type="string" table:style-name="ce23">
            <text:p/>
          </table:table-cell>
          <table:table-cell office:value-type="string" table:style-name="ce23">
            <text:p>BBIE</text:p>
          </table:table-cell>
          <table:table-cell office:value-type="string" table:style-name="ce23">
            <text:p/>
          </table:table-cell>
          <table:table-cell office:value-type="string" table:style-name="ce14">
            <text:p>1.1.0</text:p>
          </table:table-cell>
          <table:table-cell office:value-type="string" table:style-name="ce23">
            <text:p/>
          </table:table-cell>
          <table:table-cell table:number-columns-repeated="16362" table:style-name="ce1"/>
        </table:table-row>
        <table:table-row table:style-name="ro3">
          <table:table-cell office:value-type="string" office:string-value="Description" table:formula="of:=SUBSTITUTE(CONCATENATE([.J6];[.K6];IF([.L6]=&quot;Identifier&quot;;&quot;ID&quot;;IF(AND([.L6]=&quot;Text&quot;;OR([.J6]&lt;&gt;&quot;&quot;;[.K6]&lt;&gt;&quot;&quot;));&quot;&quot;;[.L6]));IF(AND([.N6]&lt;&gt;&quot;Text&quot;;[.L6]&lt;&gt;[.N6];NOT(AND([.L6]=&quot;URI&quot;;[.N6]=&quot;Identifier&quot;));NOT(AND([.L6]=&quot;UUID&quot;;[.N6]=&quot;Identifier&quot;));NOT(AND([.L6]=&quot;OID&quot;;[.N6]=&quot;Identifier&quot;)));IF([.N6]=&quot;Identifier&quot;;&quot;ID&quot;;[.N6]);&quot;&quot;));&quot; &quot;;&quot;&quot;)" table:style-name="ce20">
            <text:p>Description</text:p>
          </table:table-cell>
          <table:table-cell office:value-type="string" table:style-name="ce21">
            <text:p/>
          </table:table-cell>
          <table:table-cell office:value-type="string" table:style-name="ce22">
            <text:p>0..n</text:p>
          </table:table-cell>
          <table:table-cell office:value-type="string" table:style-name="ce23">
            <text:p>The textual description for this criterion.</text:p>
          </table:table-cell>
          <table:table-cell office:value-type="string" table:style-name="ce23">
            <text:p/>
          </table:table-cell>
          <table:table-cell office:value-type="string" table:style-name="ce23">
            <text:p/>
          </table:table-cell>
          <table:table-cell office:value-type="string" office:string-value="Criterion. Description. Text" table:formula="of:=CONCATENATE( IF([.H6]=&quot;&quot;;&quot;&quot;;CONCATENATE([.H6];&quot;_ &quot;));[.I6];&quot;. &quot;;IF([.J6]=&quot;&quot;;&quot;&quot;;CONCATENATE([.J6];&quot;_ &quot;));[.M6];IF(OR([.J6]&lt;&gt;&quot;&quot;;[.M6]&lt;&gt;[.N6]);CONCATENATE(&quot;. &quot;;[.N6]);&quot;&quot;))" table:style-name="ce23">
            <text:p>Criterion. Description. Text</text:p>
          </table:table-cell>
          <table:table-cell office:value-type="string" table:style-name="ce23">
            <text:p/>
          </table:table-cell>
          <table:table-cell office:value-type="string" table:style-name="ce23">
            <text:p>Criterion</text:p>
          </table:table-cell>
          <table:table-cell office:value-type="string" table:style-name="ce23">
            <text:p/>
          </table:table-cell>
          <table:table-cell office:value-type="string" table:style-name="ce23">
            <text:p/>
          </table:table-cell>
          <table:table-cell office:value-type="string" table:style-name="ce23">
            <text:p>Description</text:p>
          </table:table-cell>
          <table:table-cell office:value-type="string" office:string-value="Description" table:formula="of:=IF([.K6]&lt;&gt;&quot;&quot;;CONCATENATE([.K6];&quot; &quot;;[.L6]);[.L6])" table:style-name="ce24">
            <text:p>Description</text:p>
          </table:table-cell>
          <table:table-cell office:value-type="string" table:style-name="ce23">
            <text:p>Text</text:p>
          </table:table-cell>
          <table:table-cell office:value-type="string" table:style-name="ce23">
            <text:p/>
          </table:table-cell>
          <table:table-cell office:value-type="string" office:string-value="Text. Type" table:formula="of:=IF([.O6]&lt;&gt;&quot;&quot;;CONCATENATE([.O6];&quot;_ &quot;;[.N6];&quot;. Type&quot;);CONCATENATE([.N6];&quot;. Type&quot;))" table:style-name="ce23">
            <text:p>Text. Type</text:p>
          </table:table-cell>
          <table:table-cell office:value-type="string" table:style-name="ce23">
            <text:p/>
          </table:table-cell>
          <table:table-cell office:value-type="string" table:style-name="ce23">
            <text:p/>
          </table:table-cell>
          <table:table-cell office:value-type="string" table:style-name="ce23">
            <text:p>BBIE</text:p>
          </table:table-cell>
          <table:table-cell office:value-type="string" table:style-name="ce23">
            <text:p/>
          </table:table-cell>
          <table:table-cell office:value-type="string" table:style-name="ce14">
            <text:p>1.1.0</text:p>
          </table:table-cell>
          <table:table-cell office:value-type="string" table:style-name="ce23">
            <text:p/>
          </table:table-cell>
          <table:table-cell table:number-columns-repeated="16362" table:style-name="ce1"/>
        </table:table-row>
        <table:table-row table:style-name="ro3">
          <table:table-cell office:value-type="string" office:string-value="WeightNumeric" table:formula="of:=SUBSTITUTE(CONCATENATE([.J7];[.K7];IF([.L7]=&quot;Identifier&quot;;&quot;ID&quot;;IF(AND([.L7]=&quot;Text&quot;;OR([.J7]&lt;&gt;&quot;&quot;;[.K7]&lt;&gt;&quot;&quot;));&quot;&quot;;[.L7]));IF(AND([.N7]&lt;&gt;&quot;Text&quot;;[.L7]&lt;&gt;[.N7];NOT(AND([.L7]=&quot;URI&quot;;[.N7]=&quot;Identifier&quot;));NOT(AND([.L7]=&quot;UUID&quot;;[.N7]=&quot;Identifier&quot;));NOT(AND([.L7]=&quot;OID&quot;;[.N7]=&quot;Identifier&quot;)));IF([.N7]=&quot;Identifier&quot;;&quot;ID&quot;;[.N7]);&quot;&quot;));&quot; &quot;;&quot;&quot;)" table:style-name="ce20">
            <text:p>WeightNumeric</text:p>
          </table:table-cell>
          <table:table-cell office:value-type="string" table:style-name="ce21">
            <text:p/>
          </table:table-cell>
          <table:table-cell office:value-type="string" table:style-name="ce22">
            <text:p>0..1</text:p>
          </table:table-cell>
          <table:table-cell office:value-type="string" table:style-name="ce23">
            <text:p>A weighting to provide for automatic scoring of the criterion.</text:p>
          </table:table-cell>
          <table:table-cell office:value-type="string" table:style-name="ce23">
            <text:p/>
          </table:table-cell>
          <table:table-cell office:value-type="string" table:style-name="ce23">
            <text:p/>
          </table:table-cell>
          <table:table-cell office:value-type="string" office:string-value="Criterion. Weight Numeric. Numeric" table:formula="of:=CONCATENATE( IF([.H7]=&quot;&quot;;&quot;&quot;;CONCATENATE([.H7];&quot;_ &quot;));[.I7];&quot;. &quot;;IF([.J7]=&quot;&quot;;&quot;&quot;;CONCATENATE([.J7];&quot;_ &quot;));[.M7];IF(OR([.J7]&lt;&gt;&quot;&quot;;[.M7]&lt;&gt;[.N7]);CONCATENATE(&quot;. &quot;;[.N7]);&quot;&quot;))" table:style-name="ce23">
            <text:p>Criterion. Weight Numeric. Numeric</text:p>
          </table:table-cell>
          <table:table-cell office:value-type="string" table:style-name="ce23">
            <text:p/>
          </table:table-cell>
          <table:table-cell office:value-type="string" table:style-name="ce23">
            <text:p>Criterion</text:p>
          </table:table-cell>
          <table:table-cell office:value-type="string" table:style-name="ce23">
            <text:p/>
          </table:table-cell>
          <table:table-cell office:value-type="string" table:style-name="ce23">
            <text:p>Weight</text:p>
          </table:table-cell>
          <table:table-cell office:value-type="string" table:style-name="ce23">
            <text:p>Numeric</text:p>
          </table:table-cell>
          <table:table-cell office:value-type="string" office:string-value="Weight Numeric" table:formula="of:=IF([.K7]&lt;&gt;&quot;&quot;;CONCATENATE([.K7];&quot; &quot;;[.L7]);[.L7])" table:style-name="ce24">
            <text:p>Weight Numeric</text:p>
          </table:table-cell>
          <table:table-cell office:value-type="string" table:style-name="ce23">
            <text:p>Numeric</text:p>
          </table:table-cell>
          <table:table-cell office:value-type="string" table:style-name="ce23">
            <text:p/>
          </table:table-cell>
          <table:table-cell office:value-type="string" office:string-value="Numeric. Type" table:formula="of:=IF([.O7]&lt;&gt;&quot;&quot;;CONCATENATE([.O7];&quot;_ &quot;;[.N7];&quot;. Type&quot;);CONCATENATE([.N7];&quot;. Type&quot;))" table:style-name="ce23">
            <text:p>Numeric. Type</text:p>
          </table:table-cell>
          <table:table-cell office:value-type="string" table:style-name="ce23">
            <text:p/>
          </table:table-cell>
          <table:table-cell office:value-type="string" table:style-name="ce23">
            <text:p/>
          </table:table-cell>
          <table:table-cell office:value-type="string" table:style-name="ce23">
            <text:p>BBIE</text:p>
          </table:table-cell>
          <table:table-cell office:value-type="string" table:style-name="ce23">
            <text:p/>
          </table:table-cell>
          <table:table-cell office:value-type="string" table:style-name="ce14">
            <text:p>1.1.0</text:p>
          </table:table-cell>
          <table:table-cell office:value-type="string" table:style-name="ce23">
            <text:p/>
          </table:table-cell>
          <table:table-cell table:number-columns-repeated="16362" table:style-name="ce1"/>
        </table:table-row>
        <table:table-row table:style-name="ro3">
          <table:table-cell office:value-type="string" office:string-value="FulfilmentIndicator" table:formula="of:=SUBSTITUTE(CONCATENATE([.J8];[.K8];IF([.L8]=&quot;Identifier&quot;;&quot;ID&quot;;IF(AND([.L8]=&quot;Text&quot;;OR([.J8]&lt;&gt;&quot;&quot;;[.K8]&lt;&gt;&quot;&quot;));&quot;&quot;;[.L8]));IF(AND([.N8]&lt;&gt;&quot;Text&quot;;[.L8]&lt;&gt;[.N8];NOT(AND([.L8]=&quot;URI&quot;;[.N8]=&quot;Identifier&quot;));NOT(AND([.L8]=&quot;UUID&quot;;[.N8]=&quot;Identifier&quot;));NOT(AND([.L8]=&quot;OID&quot;;[.N8]=&quot;Identifier&quot;)));IF([.N8]=&quot;Identifier&quot;;&quot;ID&quot;;[.N8]);&quot;&quot;));&quot; &quot;;&quot;&quot;)" table:style-name="ce20">
            <text:p>FulfilmentIndicator</text:p>
          </table:table-cell>
          <table:table-cell office:value-type="string" table:style-name="ce21">
            <text:p/>
          </table:table-cell>
          <table:table-cell office:value-type="string" table:style-name="ce22">
            <text:p>0..1</text:p>
          </table:table-cell>
          <table:table-cell office:value-type="string" table:style-name="ce23">
            <text:p>An indication that this criterion has been fulfilled.</text:p>
          </table:table-cell>
          <table:table-cell office:value-type="string" table:style-name="ce23">
            <text:p/>
          </table:table-cell>
          <table:table-cell office:value-type="string" table:style-name="ce23">
            <text:p>TRUE means fulfilled, FALSE means not fulfilled</text:p>
          </table:table-cell>
          <table:table-cell office:value-type="string" office:string-value="Criterion. Fulfilment Indicator. Indicator" table:formula="of:=CONCATENATE( IF([.H8]=&quot;&quot;;&quot;&quot;;CONCATENATE([.H8];&quot;_ &quot;));[.I8];&quot;. &quot;;IF([.J8]=&quot;&quot;;&quot;&quot;;CONCATENATE([.J8];&quot;_ &quot;));[.M8];IF(OR([.J8]&lt;&gt;&quot;&quot;;[.M8]&lt;&gt;[.N8]);CONCATENATE(&quot;. &quot;;[.N8]);&quot;&quot;))" table:style-name="ce23">
            <text:p>Criterion. Fulfilment Indicator. Indicator</text:p>
          </table:table-cell>
          <table:table-cell office:value-type="string" table:style-name="ce23">
            <text:p/>
          </table:table-cell>
          <table:table-cell office:value-type="string" table:style-name="ce23">
            <text:p>Criterion</text:p>
          </table:table-cell>
          <table:table-cell office:value-type="string" table:style-name="ce23">
            <text:p/>
          </table:table-cell>
          <table:table-cell office:value-type="string" table:style-name="ce23">
            <text:p>Fulfilment</text:p>
          </table:table-cell>
          <table:table-cell office:value-type="string" table:style-name="ce23">
            <text:p>Indicator</text:p>
          </table:table-cell>
          <table:table-cell office:value-type="string" office:string-value="Fulfilment Indicator" table:formula="of:=IF([.K8]&lt;&gt;&quot;&quot;;CONCATENATE([.K8];&quot; &quot;;[.L8]);[.L8])" table:style-name="ce24">
            <text:p>Fulfilment Indicator</text:p>
          </table:table-cell>
          <table:table-cell office:value-type="string" table:style-name="ce23">
            <text:p>Indicator</text:p>
          </table:table-cell>
          <table:table-cell office:value-type="string" table:style-name="ce23">
            <text:p/>
          </table:table-cell>
          <table:table-cell office:value-type="string" office:string-value="Indicator. Type" table:formula="of:=IF([.O8]&lt;&gt;&quot;&quot;;CONCATENATE([.O8];&quot;_ &quot;;[.N8];&quot;. Type&quot;);CONCATENATE([.N8];&quot;. Type&quot;))" table:style-name="ce23">
            <text:p>Indicator. Type</text:p>
          </table:table-cell>
          <table:table-cell office:value-type="string" table:style-name="ce23">
            <text:p/>
          </table:table-cell>
          <table:table-cell office:value-type="string" table:style-name="ce23">
            <text:p/>
          </table:table-cell>
          <table:table-cell office:value-type="string" table:style-name="ce23">
            <text:p>BBIE</text:p>
          </table:table-cell>
          <table:table-cell office:value-type="string" table:style-name="ce23">
            <text:p/>
          </table:table-cell>
          <table:table-cell office:value-type="string" table:style-name="ce14">
            <text:p>1.1.0</text:p>
          </table:table-cell>
          <table:table-cell office:value-type="string" table:style-name="ce23">
            <text:p/>
          </table:table-cell>
          <table:table-cell table:number-columns-repeated="16362" table:style-name="ce1"/>
        </table:table-row>
        <table:table-row table:style-name="ro3">
          <table:table-cell office:value-type="string" office:string-value="FulfilmentIndicatorTypeCode" table:formula="of:=SUBSTITUTE(CONCATENATE([.J9];[.K9];IF([.L9]=&quot;Identifier&quot;;&quot;ID&quot;;IF(AND([.L9]=&quot;Text&quot;;OR([.J9]&lt;&gt;&quot;&quot;;[.K9]&lt;&gt;&quot;&quot;));&quot;&quot;;[.L9]));IF(AND([.N9]&lt;&gt;&quot;Text&quot;;[.L9]&lt;&gt;[.N9];NOT(AND([.L9]=&quot;URI&quot;;[.N9]=&quot;Identifier&quot;));NOT(AND([.L9]=&quot;UUID&quot;;[.N9]=&quot;Identifier&quot;));NOT(AND([.L9]=&quot;OID&quot;;[.N9]=&quot;Identifier&quot;)));IF([.N9]=&quot;Identifier&quot;;&quot;ID&quot;;[.N9]);&quot;&quot;));&quot; &quot;;&quot;&quot;)" table:style-name="ce20">
            <text:p>FulfilmentIndicatorTypeCode</text:p>
          </table:table-cell>
          <table:table-cell office:value-type="string" table:style-name="ce21">
            <text:p/>
          </table:table-cell>
          <table:table-cell office:value-type="string" table:style-name="ce22">
            <text:p>0..1</text:p>
          </table:table-cell>
          <table:table-cell office:value-type="string" table:style-name="ce23">
            <text:p>A code signifying how this criterion has been fulfilled.</text:p>
            <text:p/>
          </table:table-cell>
          <table:table-cell office:value-type="string" table:style-name="ce23">
            <text:p/>
          </table:table-cell>
          <table:table-cell office:value-type="string" table:style-name="ce23">
            <text:p/>
          </table:table-cell>
          <table:table-cell office:value-type="string" office:string-value="Criterion. Fulfilment Indicator Type Code. Code" table:formula="of:=CONCATENATE( IF([.H9]=&quot;&quot;;&quot;&quot;;CONCATENATE([.H9];&quot;_ &quot;));[.I9];&quot;. &quot;;IF([.J9]=&quot;&quot;;&quot;&quot;;CONCATENATE([.J9];&quot;_ &quot;));[.M9];IF(OR([.J9]&lt;&gt;&quot;&quot;;[.M9]&lt;&gt;[.N9]);CONCATENATE(&quot;. &quot;;[.N9]);&quot;&quot;))" table:style-name="ce23">
            <text:p>Criterion. Fulfilment Indicator Type Code. Code</text:p>
          </table:table-cell>
          <table:table-cell office:value-type="string" table:style-name="ce23">
            <text:p/>
          </table:table-cell>
          <table:table-cell office:value-type="string" table:style-name="ce23">
            <text:p>Criterion</text:p>
          </table:table-cell>
          <table:table-cell office:value-type="string" table:style-name="ce23">
            <text:p/>
          </table:table-cell>
          <table:table-cell office:value-type="string" table:style-name="ce23">
            <text:p>Fulfilment Indicator Type</text:p>
          </table:table-cell>
          <table:table-cell office:value-type="string" table:style-name="ce23">
            <text:p>Code</text:p>
          </table:table-cell>
          <table:table-cell office:value-type="string" office:string-value="Fulfilment Indicator Type Code" table:formula="of:=IF([.K9]&lt;&gt;&quot;&quot;;CONCATENATE([.K9];&quot; &quot;;[.L9]);[.L9])" table:style-name="ce24">
            <text:p>Fulfilment Indicator Type Code</text:p>
          </table:table-cell>
          <table:table-cell office:value-type="string" table:style-name="ce23">
            <text:p>Code</text:p>
          </table:table-cell>
          <table:table-cell office:value-type="string" table:style-name="ce23">
            <text:p/>
          </table:table-cell>
          <table:table-cell office:value-type="string" office:string-value="Code. Type" table:formula="of:=IF([.O9]&lt;&gt;&quot;&quot;;CONCATENATE([.O9];&quot;_ &quot;;[.N9];&quot;. Type&quot;);CONCATENATE([.N9];&quot;. Type&quot;))" table:style-name="ce23">
            <text:p>Code. Type</text:p>
          </table:table-cell>
          <table:table-cell office:value-type="string" table:style-name="ce23">
            <text:p/>
          </table:table-cell>
          <table:table-cell office:value-type="string" table:style-name="ce23">
            <text:p/>
          </table:table-cell>
          <table:table-cell office:value-type="string" table:style-name="ce23">
            <text:p>BBIE</text:p>
          </table:table-cell>
          <table:table-cell office:value-type="string" table:style-name="ce23">
            <text:p/>
          </table:table-cell>
          <table:table-cell office:value-type="string" table:style-name="ce14">
            <text:p>1.1.0</text:p>
          </table:table-cell>
          <table:table-cell office:value-type="string" table:style-name="ce23">
            <text:p/>
          </table:table-cell>
          <table:table-cell table:number-columns-repeated="16362" table:style-name="ce1"/>
        </table:table-row>
        <table:table-row table:style-name="ro3">
          <table:table-cell office:value-type="string" office:string-value="EvaluationMethodTypeCode" table:formula="of:=SUBSTITUTE(CONCATENATE([.J10];[.K10];IF([.L10]=&quot;Identifier&quot;;&quot;ID&quot;;IF(AND([.L10]=&quot;Text&quot;;OR([.J10]&lt;&gt;&quot;&quot;;[.K10]&lt;&gt;&quot;&quot;));&quot;&quot;;[.L10]));IF(AND([.N10]&lt;&gt;&quot;Text&quot;;[.L10]&lt;&gt;[.N10];NOT(AND([.L10]=&quot;URI&quot;;[.N10]=&quot;Identifier&quot;));NOT(AND([.L10]=&quot;UUID&quot;;[.N10]=&quot;Identifier&quot;));NOT(AND([.L10]=&quot;OID&quot;;[.N10]=&quot;Identifier&quot;)));IF([.N10]=&quot;Identifier&quot;;&quot;ID&quot;;[.N10]);&quot;&quot;));&quot; &quot;;&quot;&quot;)" table:style-name="ce20">
            <text:p>EvaluationMethodTypeCode</text:p>
          </table:table-cell>
          <table:table-cell office:value-type="string" table:style-name="ce21">
            <text:p/>
          </table:table-cell>
          <table:table-cell office:value-type="string" table:style-name="ce22">
            <text:p>0..1</text:p>
          </table:table-cell>
          <table:table-cell office:value-type="string" table:style-name="ce23">
            <text:p>A code signifying the type of Evaluation.</text:p>
          </table:table-cell>
          <table:table-cell office:value-type="string" table:style-name="ce23">
            <text:p/>
          </table:table-cell>
          <table:table-cell office:value-type="string" table:style-name="ce23">
            <text:p>Weight</text:p>
          </table:table-cell>
          <table:table-cell office:value-type="string" office:string-value="Criterion. Evaluation Method Type Code. Code" table:formula="of:=CONCATENATE( IF([.H10]=&quot;&quot;;&quot;&quot;;CONCATENATE([.H10];&quot;_ &quot;));[.I10];&quot;. &quot;;IF([.J10]=&quot;&quot;;&quot;&quot;;CONCATENATE([.J10];&quot;_ &quot;));[.M10];IF(OR([.J10]&lt;&gt;&quot;&quot;;[.M10]&lt;&gt;[.N10]);CONCATENATE(&quot;. &quot;;[.N10]);&quot;&quot;))" table:style-name="ce23">
            <text:p>Criterion. Evaluation Method Type Code. Code</text:p>
          </table:table-cell>
          <table:table-cell office:value-type="string" table:style-name="ce23">
            <text:p/>
          </table:table-cell>
          <table:table-cell office:value-type="string" table:style-name="ce23">
            <text:p>Criterion</text:p>
          </table:table-cell>
          <table:table-cell office:value-type="string" table:style-name="ce23">
            <text:p/>
          </table:table-cell>
          <table:table-cell office:value-type="string" table:style-name="ce23">
            <text:p>Evaluation Method Type</text:p>
          </table:table-cell>
          <table:table-cell office:value-type="string" table:style-name="ce23">
            <text:p>Code</text:p>
          </table:table-cell>
          <table:table-cell office:value-type="string" office:string-value="Evaluation Method Type Code" table:formula="of:=IF([.K10]&lt;&gt;&quot;&quot;;CONCATENATE([.K10];&quot; &quot;;[.L10]);[.L10])" table:style-name="ce24">
            <text:p>Evaluation Method Type Code</text:p>
          </table:table-cell>
          <table:table-cell office:value-type="string" table:style-name="ce23">
            <text:p>Code</text:p>
          </table:table-cell>
          <table:table-cell office:value-type="string" table:style-name="ce23">
            <text:p/>
          </table:table-cell>
          <table:table-cell office:value-type="string" office:string-value="Code. Type" table:formula="of:=IF([.O10]&lt;&gt;&quot;&quot;;CONCATENATE([.O10];&quot;_ &quot;;[.N10];&quot;. Type&quot;);CONCATENATE([.N10];&quot;. Type&quot;))" table:style-name="ce23">
            <text:p>Code. Type</text:p>
          </table:table-cell>
          <table:table-cell office:value-type="string" table:style-name="ce23">
            <text:p/>
          </table:table-cell>
          <table:table-cell office:value-type="string" table:style-name="ce23">
            <text:p/>
          </table:table-cell>
          <table:table-cell office:value-type="string" table:style-name="ce23">
            <text:p>BBIE</text:p>
          </table:table-cell>
          <table:table-cell office:value-type="string" table:style-name="ce23">
            <text:p/>
          </table:table-cell>
          <table:table-cell office:value-type="string" table:style-name="ce14">
            <text:p>1.1.0</text:p>
          </table:table-cell>
          <table:table-cell office:value-type="string" table:style-name="ce23">
            <text:p/>
          </table:table-cell>
          <table:table-cell table:number-columns-repeated="16362" table:style-name="ce1"/>
        </table:table-row>
        <table:table-row table:style-name="ro3">
          <table:table-cell office:value-type="string" office:string-value="WeightingConsiderationDescription" table:formula="of:=SUBSTITUTE(CONCATENATE([.J11];[.K11];IF([.L11]=&quot;Identifier&quot;;&quot;ID&quot;;IF(AND([.L11]=&quot;Text&quot;;OR([.J11]&lt;&gt;&quot;&quot;;[.K11]&lt;&gt;&quot;&quot;));&quot;&quot;;[.L11]));IF(AND([.N11]&lt;&gt;&quot;Text&quot;;[.L11]&lt;&gt;[.N11];NOT(AND([.L11]=&quot;URI&quot;;[.N11]=&quot;Identifier&quot;));NOT(AND([.L11]=&quot;UUID&quot;;[.N11]=&quot;Identifier&quot;));NOT(AND([.L11]=&quot;OID&quot;;[.N11]=&quot;Identifier&quot;)));IF([.N11]=&quot;Identifier&quot;;&quot;ID&quot;;[.N11]);&quot;&quot;));&quot; &quot;;&quot;&quot;)" table:style-name="ce20">
            <text:p>WeightingConsiderationDescription</text:p>
          </table:table-cell>
          <table:table-cell office:value-type="string" table:style-name="ce21">
            <text:p/>
          </table:table-cell>
          <table:table-cell office:value-type="string" table:style-name="ce22">
            <text:p>0..n</text:p>
          </table:table-cell>
          <table:table-cell office:value-type="string" table:style-name="ce23">
            <text:p>The textual description of the Weighting Description</text:p>
          </table:table-cell>
          <table:table-cell office:value-type="string" table:style-name="ce23">
            <text:p/>
          </table:table-cell>
          <table:table-cell office:value-type="string" table:style-name="ce23">
            <text:p/>
          </table:table-cell>
          <table:table-cell office:value-type="string" office:string-value="Criterion. Weighting Consideration Description. Text" table:formula="of:=CONCATENATE( IF([.H11]=&quot;&quot;;&quot;&quot;;CONCATENATE([.H11];&quot;_ &quot;));[.I11];&quot;. &quot;;IF([.J11]=&quot;&quot;;&quot;&quot;;CONCATENATE([.J11];&quot;_ &quot;));[.M11];IF(OR([.J11]&lt;&gt;&quot;&quot;;[.M11]&lt;&gt;[.N11]);CONCATENATE(&quot;. &quot;;[.N11]);&quot;&quot;))" table:style-name="ce23">
            <text:p>Criterion. Weighting Consideration Description. Text</text:p>
          </table:table-cell>
          <table:table-cell office:value-type="string" table:style-name="ce23">
            <text:p/>
          </table:table-cell>
          <table:table-cell office:value-type="string" table:style-name="ce23">
            <text:p>Criterion</text:p>
          </table:table-cell>
          <table:table-cell office:value-type="string" table:style-name="ce23">
            <text:p/>
          </table:table-cell>
          <table:table-cell office:value-type="string" table:style-name="ce23">
            <text:p>Weighting Consideration</text:p>
          </table:table-cell>
          <table:table-cell office:value-type="string" table:style-name="ce23">
            <text:p>Description</text:p>
          </table:table-cell>
          <table:table-cell office:value-type="string" office:string-value="Weighting Consideration Description" table:formula="of:=IF([.K11]&lt;&gt;&quot;&quot;;CONCATENATE([.K11];&quot; &quot;;[.L11]);[.L11])" table:style-name="ce24">
            <text:p>Weighting Consideration Description</text:p>
          </table:table-cell>
          <table:table-cell office:value-type="string" table:style-name="ce23">
            <text:p>Text</text:p>
          </table:table-cell>
          <table:table-cell office:value-type="string" table:style-name="ce23">
            <text:p/>
          </table:table-cell>
          <table:table-cell office:value-type="string" office:string-value="Text. Type" table:formula="of:=IF([.O11]&lt;&gt;&quot;&quot;;CONCATENATE([.O11];&quot;_ &quot;;[.N11];&quot;. Type&quot;);CONCATENATE([.N11];&quot;. Type&quot;))" table:style-name="ce23">
            <text:p>Text. Type</text:p>
          </table:table-cell>
          <table:table-cell office:value-type="string" table:style-name="ce23">
            <text:p/>
          </table:table-cell>
          <table:table-cell office:value-type="string" table:style-name="ce23">
            <text:p/>
          </table:table-cell>
          <table:table-cell office:value-type="string" table:style-name="ce23">
            <text:p>BBIE</text:p>
          </table:table-cell>
          <table:table-cell office:value-type="string" table:style-name="ce23">
            <text:p/>
          </table:table-cell>
          <table:table-cell office:value-type="string" table:style-name="ce14">
            <text:p>1.1.0</text:p>
          </table:table-cell>
          <table:table-cell office:value-type="string" table:style-name="ce23">
            <text:p/>
          </table:table-cell>
          <table:table-cell table:number-columns-repeated="16362" table:style-name="ce1"/>
        </table:table-row>
        <table:table-row table:style-name="ro3">
          <table:table-cell office:value-type="string" office:string-value="SubCriterion" table:formula="of:=SUBSTITUTE(SUBSTITUTE(CONCATENATE([.J12];IF([.M12]=&quot;Identifier&quot;;&quot;ID&quot;;[.M12]));&quot; &quot;;&quot;&quot;);&quot;_&quot;;&quot;&quot;)" table:style-name="ce25">
            <text:p>SubCriterion</text:p>
          </table:table-cell>
          <table:table-cell office:value-type="string" table:style-name="ce26">
            <text:p/>
          </table:table-cell>
          <table:table-cell office:value-type="string" table:style-name="ce27">
            <text:p>0..n</text:p>
          </table:table-cell>
          <table:table-cell office:value-type="string" table:style-name="ce25">
            <text:p>One or more tendering subcriteria.</text:p>
          </table:table-cell>
          <table:table-cell office:value-type="string" table:style-name="ce25">
            <text:p/>
          </table:table-cell>
          <table:table-cell office:value-type="string" table:style-name="ce25">
            <text:p/>
          </table:table-cell>
          <table:table-cell office:value-type="string" office:string-value="Criterion. Sub_ Criterion. Criterion" table:formula="of:=CONCATENATE( IF([.H12]=&quot;&quot;;&quot;&quot;;CONCATENATE([.H12];&quot;_ &quot;));[.I12];&quot;. &quot;;IF([.J12]=&quot;&quot;;&quot;&quot;;CONCATENATE([.J12];&quot;_ &quot;));[.M12];IF([.J12]=&quot;&quot;;&quot;&quot;;CONCATENATE(&quot;. &quot;;[.N12])))" table:style-name="ce25">
            <text:p>Criterion. Sub_ Criterion. Criterion</text:p>
          </table:table-cell>
          <table:table-cell office:value-type="string" table:style-name="ce25">
            <text:p/>
          </table:table-cell>
          <table:table-cell office:value-type="string" table:style-name="ce25">
            <text:p>Criterion</text:p>
          </table:table-cell>
          <table:table-cell office:value-type="string" table:style-name="ce25">
            <text:p>Sub</text:p>
          </table:table-cell>
          <table:table-cell office:value-type="string" table:style-name="ce25">
            <text:p/>
          </table:table-cell>
          <table:table-cell office:value-type="string" table:style-name="ce25">
            <text:p/>
          </table:table-cell>
          <table:table-cell office:value-type="string" office:string-value="Criterion" table:formula="of:=CONCATENATE(IF([.Q12]=&quot;&quot;;&quot;&quot;;CONCATENATE([.Q12];&quot;_ &quot;));[.R12])" table:style-name="ce25">
            <text:p>Criterion</text:p>
          </table:table-cell>
          <table:table-cell office:value-type="string" office:string-value="Criterion" table:formula="of:=[.M12]" table:style-name="ce25">
            <text:p>Criterion</text:p>
          </table:table-cell>
          <table:table-cell office:value-type="string" table:style-name="ce25">
            <text:p/>
          </table:table-cell>
          <table:table-cell office:value-type="string" table:style-name="ce25">
            <text:p/>
          </table:table-cell>
          <table:table-cell office:value-type="string" table:style-name="ce25">
            <text:p/>
          </table:table-cell>
          <table:table-cell office:value-type="string" table:style-name="ce25">
            <text:p>Criterion</text:p>
          </table:table-cell>
          <table:table-cell office:value-type="string" table:style-name="ce25">
            <text:p>ASBIE</text:p>
          </table:table-cell>
          <table:table-cell office:value-type="string" table:style-name="ce25">
            <text:p/>
          </table:table-cell>
          <table:table-cell office:value-type="string" table:style-name="ce15">
            <text:p>1.1.0</text:p>
          </table:table-cell>
          <table:table-cell office:value-type="string" table:style-name="ce25">
            <text:p/>
          </table:table-cell>
          <table:table-cell table:number-columns-repeated="16362" table:style-name="ce1"/>
        </table:table-row>
        <table:table-row table:style-name="ro3">
          <table:table-cell office:value-type="string" office:string-value="Legislation" table:formula="of:=SUBSTITUTE(SUBSTITUTE(CONCATENATE([.J13];IF([.M13]=&quot;Identifier&quot;;&quot;ID&quot;;[.M13]));&quot; &quot;;&quot;&quot;);&quot;_&quot;;&quot;&quot;)" table:style-name="ce25">
            <text:p>Legislation</text:p>
          </table:table-cell>
          <table:table-cell office:value-type="string" table:style-name="ce26">
            <text:p/>
          </table:table-cell>
          <table:table-cell office:value-type="string" table:style-name="ce27">
            <text:p>0..n</text:p>
          </table:table-cell>
          <table:table-cell office:value-type="string" table:style-name="ce25">
            <text:p>The legislation reference for the criterion.</text:p>
          </table:table-cell>
          <table:table-cell office:value-type="string" table:style-name="ce25">
            <text:p/>
          </table:table-cell>
          <table:table-cell office:value-type="string" table:style-name="ce25">
            <text:p/>
          </table:table-cell>
          <table:table-cell office:value-type="string" office:string-value="Criterion. Legislation" table:formula="of:=CONCATENATE( IF([.H13]=&quot;&quot;;&quot;&quot;;CONCATENATE([.H13];&quot;_ &quot;));[.I13];&quot;. &quot;;IF([.J13]=&quot;&quot;;&quot;&quot;;CONCATENATE([.J13];&quot;_ &quot;));[.M13];IF([.J13]=&quot;&quot;;&quot;&quot;;CONCATENATE(&quot;. &quot;;[.N13])))" table:style-name="ce25">
            <text:p>Criterion. Legislation</text:p>
          </table:table-cell>
          <table:table-cell office:value-type="string" table:style-name="ce25">
            <text:p/>
          </table:table-cell>
          <table:table-cell office:value-type="string" table:style-name="ce25">
            <text:p>Criterion</text:p>
          </table:table-cell>
          <table:table-cell office:value-type="string" table:style-name="ce25">
            <text:p/>
          </table:table-cell>
          <table:table-cell office:value-type="string" table:style-name="ce25">
            <text:p/>
          </table:table-cell>
          <table:table-cell office:value-type="string" table:style-name="ce25">
            <text:p/>
          </table:table-cell>
          <table:table-cell office:value-type="string" office:string-value="Legislation" table:formula="of:=CONCATENATE(IF([.Q13]=&quot;&quot;;&quot;&quot;;CONCATENATE([.Q13];&quot;_ &quot;));[.R13])" table:style-name="ce25">
            <text:p>Legislation</text:p>
          </table:table-cell>
          <table:table-cell office:value-type="string" office:string-value="Legislation" table:formula="of:=[.M13]" table:style-name="ce25">
            <text:p>Legislation</text:p>
          </table:table-cell>
          <table:table-cell office:value-type="string" table:style-name="ce25">
            <text:p/>
          </table:table-cell>
          <table:table-cell office:value-type="string" table:style-name="ce25">
            <text:p/>
          </table:table-cell>
          <table:table-cell office:value-type="string" table:style-name="ce25">
            <text:p/>
          </table:table-cell>
          <table:table-cell office:value-type="string" table:style-name="ce25">
            <text:p>Legislation</text:p>
          </table:table-cell>
          <table:table-cell office:value-type="string" table:style-name="ce25">
            <text:p>ASBIE</text:p>
          </table:table-cell>
          <table:table-cell office:value-type="string" table:style-name="ce25">
            <text:p/>
          </table:table-cell>
          <table:table-cell office:value-type="string" table:style-name="ce15">
            <text:p>1.1.0</text:p>
          </table:table-cell>
          <table:table-cell office:value-type="string" table:style-name="ce25">
            <text:p/>
          </table:table-cell>
          <table:table-cell table:number-columns-repeated="16362" table:style-name="ce1"/>
        </table:table-row>
        <table:table-row table:style-name="ro3">
          <table:table-cell office:value-type="string" office:string-value="CriterionPropertyGroup" table:formula="of:=SUBSTITUTE(SUBSTITUTE(CONCATENATE([.J14];IF([.M14]=&quot;Identifier&quot;;&quot;ID&quot;;[.M14]));&quot; &quot;;&quot;&quot;);&quot;_&quot;;&quot;&quot;)" table:style-name="ce25">
            <text:p>CriterionPropertyGroup</text:p>
          </table:table-cell>
          <table:table-cell office:value-type="string" table:style-name="ce26">
            <text:p/>
          </table:table-cell>
          <table:table-cell office:value-type="string" table:style-name="ce27">
            <text:p>1..n</text:p>
          </table:table-cell>
          <table:table-cell office:value-type="string" table:style-name="ce25">
            <text:p>The sets of properties that can be used to fulfil the tendering criterion.</text:p>
          </table:table-cell>
          <table:table-cell office:value-type="string" table:style-name="ce25">
            <text:p/>
          </table:table-cell>
          <table:table-cell office:value-type="string" table:style-name="ce25">
            <text:p/>
          </table:table-cell>
          <table:table-cell office:value-type="string" office:string-value="Criterion. Criterion Property Group" table:formula="of:=CONCATENATE( IF([.H14]=&quot;&quot;;&quot;&quot;;CONCATENATE([.H14];&quot;_ &quot;));[.I14];&quot;. &quot;;IF([.J14]=&quot;&quot;;&quot;&quot;;CONCATENATE([.J14];&quot;_ &quot;));[.M14];IF([.J14]=&quot;&quot;;&quot;&quot;;CONCATENATE(&quot;. &quot;;[.N14])))" table:style-name="ce25">
            <text:p>Criterion. Criterion Property Group</text:p>
          </table:table-cell>
          <table:table-cell office:value-type="string" table:style-name="ce25">
            <text:p/>
          </table:table-cell>
          <table:table-cell office:value-type="string" table:style-name="ce25">
            <text:p>Criterion</text:p>
          </table:table-cell>
          <table:table-cell office:value-type="string" table:style-name="ce25">
            <text:p/>
          </table:table-cell>
          <table:table-cell office:value-type="string" table:style-name="ce25">
            <text:p/>
          </table:table-cell>
          <table:table-cell office:value-type="string" table:style-name="ce25">
            <text:p/>
          </table:table-cell>
          <table:table-cell office:value-type="string" office:string-value="Criterion Property Group" table:formula="of:=CONCATENATE(IF([.Q14]=&quot;&quot;;&quot;&quot;;CONCATENATE([.Q14];&quot;_ &quot;));[.R14])" table:style-name="ce25">
            <text:p>Criterion Property Group</text:p>
          </table:table-cell>
          <table:table-cell office:value-type="string" office:string-value="Criterion Property Group" table:formula="of:=[.M14]" table:style-name="ce25">
            <text:p>Criterion Property Group</text:p>
          </table:table-cell>
          <table:table-cell office:value-type="string" table:style-name="ce25">
            <text:p/>
          </table:table-cell>
          <table:table-cell office:value-type="string" table:style-name="ce25">
            <text:p/>
          </table:table-cell>
          <table:table-cell office:value-type="string" table:style-name="ce25">
            <text:p/>
          </table:table-cell>
          <table:table-cell office:value-type="string" table:style-name="ce25">
            <text:p>Criterion Property Group</text:p>
          </table:table-cell>
          <table:table-cell office:value-type="string" table:style-name="ce25">
            <text:p>ASBIE</text:p>
          </table:table-cell>
          <table:table-cell office:value-type="string" table:style-name="ce25">
            <text:p/>
          </table:table-cell>
          <table:table-cell office:value-type="string" table:style-name="ce15">
            <text:p>1.1.0</text:p>
          </table:table-cell>
          <table:table-cell office:value-type="string" table:style-name="ce25">
            <text:p/>
          </table:table-cell>
          <table:table-cell table:number-columns-repeated="16362" table:style-name="ce1"/>
        </table:table-row>
        <table:table-row table:style-name="ro2">
          <table:table-cell office:value-type="string" office:string-value="Empowerment" table:formula="of:=SUBSTITUTE(CONCATENATE([.H15];[.I15]);&quot; &quot;;&quot;&quot;)" table:style-name="ce8">
            <text:p>Empowerment</text:p>
          </table:table-cell>
          <table:table-cell table:number-columns-repeated="2" table:style-name="ce9"/>
          <table:table-cell office:value-type="string" table:style-name="ce10">
            <text:p>The assignment of one power to one or more natural or legal persons. It may define constraints on the use of the power by the empowered persons (the mandatees).</text:p>
          </table:table-cell>
          <table:table-cell table:number-columns-repeated="2" table:style-name="ce10"/>
          <table:table-cell office:value-type="string" office:string-value="Empowerment. Details" table:formula="of:=CONCATENATE(IF([.H15]=&quot;&quot;;&quot;&quot;;CONCATENATE([.H15];&quot;_ &quot;));[.I15];&quot;. Details&quot;)" table:style-name="ce8">
            <text:p>Empowerment. Details</text:p>
          </table:table-cell>
          <table:table-cell table:style-name="ce10"/>
          <table:table-cell office:value-type="string" table:style-name="ce10">
            <text:p>Empowerment</text:p>
          </table:table-cell>
          <table:table-cell table:number-columns-repeated="9" table:style-name="ce9"/>
          <table:table-cell office:value-type="string" table:style-name="ce9">
            <text:p>ABIE</text:p>
          </table:table-cell>
          <table:table-cell table:style-name="ce10"/>
          <table:table-cell office:value-type="string" table:style-name="ce10">
            <text:p>1.1.0</text:p>
          </table:table-cell>
          <table:table-cell office:value-type="string" table:style-name="ce10">
            <text:p>Version 1.0.0 never existed as UBL-NDR-based</text:p>
          </table:table-cell>
          <table:table-cell table:number-columns-repeated="10" table:style-name="ce7"/>
          <table:table-cell table:number-columns-repeated="16352"/>
        </table:table-row>
        <table:table-row table:style-name="ro3">
          <table:table-cell office:value-type="string" office:string-value="PowerTypeCode" table:formula="of:=SUBSTITUTE(CONCATENATE([.J16];[.K16];IF([.L16]=&quot;Identifier&quot;;&quot;ID&quot;;IF(AND([.L16]=&quot;Text&quot;;OR([.J16]&lt;&gt;&quot;&quot;;[.K16]&lt;&gt;&quot;&quot;));&quot;&quot;;[.L16]));IF(AND([.N16]&lt;&gt;&quot;Text&quot;;[.L16]&lt;&gt;[.N16];NOT(AND([.L16]=&quot;URI&quot;;[.N16]=&quot;Identifier&quot;));NOT(AND([.L16]=&quot;UUID&quot;;[.N16]=&quot;Identifier&quot;));NOT(AND([.L16]=&quot;OID&quot;;[.N16]=&quot;Identifier&quot;)));IF([.N16]=&quot;Identifier&quot;;&quot;ID&quot;;[.N16]);&quot;&quot;));&quot; &quot;;&quot;&quot;)" table:style-name="ce11">
            <text:p>PowerTypeCode</text:p>
          </table:table-cell>
          <table:table-cell table:style-name="ce12"/>
          <table:table-cell office:value-type="string" table:style-name="ce13">
            <text:p>0..1</text:p>
          </table:table-cell>
          <table:table-cell office:value-type="string" table:style-name="ce14">
            <text:p>The type of power with which the mandator empowers its mandatee(s).</text:p>
          </table:table-cell>
          <table:table-cell table:style-name="ce14"/>
          <table:table-cell office:value-type="string" table:style-name="ce14">
            <text:p>DOING_BUSINESS</text:p>
          </table:table-cell>
          <table:table-cell office:value-type="string" office:string-value="Empowerment. Power Type. Code" table:formula="of:=CONCATENATE( IF([.H16]=&quot;&quot;;&quot;&quot;;CONCATENATE([.H16];&quot;_ &quot;));[.I16];&quot;. &quot;;IF([.J16]=&quot;&quot;;&quot;&quot;;CONCATENATE([.J16];&quot;_ &quot;));[.M16];IF(OR([.J16]&lt;&gt;&quot;&quot;;[.M16]&lt;&gt;[.N16]);CONCATENATE(&quot;. &quot;;[.N16]);&quot;&quot;))" table:style-name="ce14">
            <text:p>Empowerment. Power Type. Code</text:p>
          </table:table-cell>
          <table:table-cell table:style-name="ce14"/>
          <table:table-cell office:value-type="string" table:style-name="ce14">
            <text:p>Empowerment</text:p>
          </table:table-cell>
          <table:table-cell table:number-columns-repeated="2" table:style-name="ce14"/>
          <table:table-cell office:value-type="string" table:style-name="ce14">
            <text:p>Power Type</text:p>
          </table:table-cell>
          <table:table-cell office:value-type="string" office:string-value="Power Type" table:formula="of:=IF([.K16]&lt;&gt;&quot;&quot;;CONCATENATE([.K16];&quot; &quot;;[.L16]);[.L16])" table:style-name="ce11">
            <text:p>Power Type</text:p>
          </table:table-cell>
          <table:table-cell office:value-type="string" table:style-name="ce14">
            <text:p>Code</text:p>
          </table:table-cell>
          <table:table-cell table:style-name="ce14"/>
          <table:table-cell office:value-type="string" office:string-value="Code. Type" table:formula="of:=IF([.O16]&lt;&gt;&quot;&quot;;CONCATENATE([.O16];&quot;_ &quot;;[.N16];&quot;. Type&quot;);CONCATENATE([.N16];&quot;. Type&quot;))" table:style-name="ce14">
            <text:p>Code.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Description" table:formula="of:=SUBSTITUTE(CONCATENATE([.J17];[.K17];IF([.L17]=&quot;Identifier&quot;;&quot;ID&quot;;IF(AND([.L17]=&quot;Text&quot;;OR([.J17]&lt;&gt;&quot;&quot;;[.K17]&lt;&gt;&quot;&quot;));&quot;&quot;;[.L17]));IF(AND([.N17]&lt;&gt;&quot;Text&quot;;[.L17]&lt;&gt;[.N17];NOT(AND([.L17]=&quot;URI&quot;;[.N17]=&quot;Identifier&quot;));NOT(AND([.L17]=&quot;UUID&quot;;[.N17]=&quot;Identifier&quot;));NOT(AND([.L17]=&quot;OID&quot;;[.N17]=&quot;Identifier&quot;)));IF([.N17]=&quot;Identifier&quot;;&quot;ID&quot;;[.N17]);&quot;&quot;));&quot; &quot;;&quot;&quot;)" table:style-name="ce11">
            <text:p>Description</text:p>
          </table:table-cell>
          <table:table-cell table:style-name="ce12"/>
          <table:table-cell office:value-type="string" table:style-name="ce13">
            <text:p>0..1</text:p>
          </table:table-cell>
          <table:table-cell office:value-type="string" table:style-name="ce14">
            <text:p>The description of the empowerment.</text:p>
          </table:table-cell>
          <table:table-cell table:number-columns-repeated="2" table:style-name="ce14"/>
          <table:table-cell office:value-type="string" office:string-value="Empowerment. Description. Text" table:formula="of:=CONCATENATE( IF([.H17]=&quot;&quot;;&quot;&quot;;CONCATENATE([.H17];&quot;_ &quot;));[.I17];&quot;. &quot;;IF([.J17]=&quot;&quot;;&quot;&quot;;CONCATENATE([.J17];&quot;_ &quot;));[.M17];IF(OR([.J17]&lt;&gt;&quot;&quot;;[.M17]&lt;&gt;[.N17]);CONCATENATE(&quot;. &quot;;[.N17]);&quot;&quot;))" table:style-name="ce14">
            <text:p>Empowerment. Description. Text</text:p>
          </table:table-cell>
          <table:table-cell table:style-name="ce14"/>
          <table:table-cell office:value-type="string" table:style-name="ce14">
            <text:p>Empowerment</text:p>
          </table:table-cell>
          <table:table-cell table:number-columns-repeated="2" table:style-name="ce14"/>
          <table:table-cell office:value-type="string" table:style-name="ce14">
            <text:p>Description</text:p>
          </table:table-cell>
          <table:table-cell office:value-type="string" office:string-value="Description" table:formula="of:=IF([.K17]&lt;&gt;&quot;&quot;;CONCATENATE([.K17];&quot; &quot;;[.L17]);[.L17])" table:style-name="ce11">
            <text:p>Description</text:p>
          </table:table-cell>
          <table:table-cell office:value-type="string" table:style-name="ce14">
            <text:p>Text</text:p>
          </table:table-cell>
          <table:table-cell table:style-name="ce14"/>
          <table:table-cell office:value-type="string" office:string-value="Text. Type" table:formula="of:=IF([.O17]&lt;&gt;&quot;&quot;;CONCATENATE([.O17];&quot;_ &quot;;[.N17];&quot;. Type&quot;);CONCATENATE([.N17];&quot;. Type&quot;))" table:style-name="ce14">
            <text:p>Text.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MandatorConstraintCriterion" table:formula="of:=SUBSTITUTE(SUBSTITUTE(CONCATENATE([.J18];IF([.M18]=&quot;Identifier&quot;;&quot;ID&quot;;[.M18]));&quot; &quot;;&quot;&quot;);&quot;_&quot;;&quot;&quot;)" table:style-name="ce15">
            <text:p>MandatorConstraintCriterion</text:p>
          </table:table-cell>
          <table:table-cell table:style-name="ce12"/>
          <table:table-cell office:value-type="string" table:style-name="ce16">
            <text:p>0..n</text:p>
          </table:table-cell>
          <table:table-cell office:value-type="string" table:style-name="ce17">
            <text:p>Constraint(s) on how mandators with delegated powers may use a power.</text:p>
          </table:table-cell>
          <table:table-cell table:style-name="ce15"/>
          <table:table-cell office:value-type="string" table:style-name="ce15">
            <text:p>Geospatial, temporal, financial, contractual, etc. constraints or possible combinations of these.</text:p>
          </table:table-cell>
          <table:table-cell office:value-type="string" office:string-value="Empowerment. Mandator Constraint_ Criterion. Criterion" table:formula="of:=CONCATENATE( IF([.H18]=&quot;&quot;;&quot;&quot;;CONCATENATE([.H18];&quot;_ &quot;));[.I18];&quot;. &quot;;IF([.J18]=&quot;&quot;;&quot;&quot;;CONCATENATE([.J18];&quot;_ &quot;));[.M18];IF([.J18]=&quot;&quot;;&quot;&quot;;CONCATENATE(&quot;. &quot;;[.N18])))" table:style-name="ce15">
            <text:p>Empowerment. Mandator Constraint_ Criterion. Criterion</text:p>
          </table:table-cell>
          <table:table-cell table:style-name="ce15"/>
          <table:table-cell office:value-type="string" table:style-name="ce15">
            <text:p>Empowerment</text:p>
          </table:table-cell>
          <table:table-cell office:value-type="string" table:style-name="ce15">
            <text:p>Mandator Constraint</text:p>
          </table:table-cell>
          <table:table-cell table:number-columns-repeated="2" table:style-name="ce15"/>
          <table:table-cell office:value-type="string" office:string-value="Criterion" table:formula="of:=CONCATENATE(IF([.Q18]=&quot;&quot;;&quot;&quot;;CONCATENATE([.Q18];&quot;_ &quot;));[.R18])" table:style-name="ce15">
            <text:p>Criterion</text:p>
          </table:table-cell>
          <table:table-cell office:value-type="string" office:string-value="Criterion" table:formula="of:=[.M18]" table:style-name="ce15">
            <text:p>Criterion</text:p>
          </table:table-cell>
          <table:table-cell table:number-columns-repeated="3" table:style-name="ce15"/>
          <table:table-cell office:value-type="string" table:style-name="ce15">
            <text:p>Criterion</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MandateeCriterion" table:formula="of:=SUBSTITUTE(SUBSTITUTE(CONCATENATE([.J19];IF([.M19]=&quot;Identifier&quot;;&quot;ID&quot;;[.M19]));&quot; &quot;;&quot;&quot;);&quot;_&quot;;&quot;&quot;)" table:style-name="ce15">
            <text:p>MandateeCriterion</text:p>
          </table:table-cell>
          <table:table-cell table:style-name="ce12"/>
          <table:table-cell office:value-type="string" table:style-name="ce16">
            <text:p>0..n</text:p>
          </table:table-cell>
          <table:table-cell office:value-type="string" table:style-name="ce17">
            <text:p>Constraint(s) on how mandators with delegated powers may use a power.</text:p>
          </table:table-cell>
          <table:table-cell table:style-name="ce15"/>
          <table:table-cell office:value-type="string" table:style-name="ce15">
            <text:p>Geospatial, temporal, financial, contractual, etc. constraints or possible combinations of these.</text:p>
          </table:table-cell>
          <table:table-cell office:value-type="string" office:string-value="Empowerment. Mandatee_ Criterion. Criterion" table:formula="of:=CONCATENATE( IF([.H19]=&quot;&quot;;&quot;&quot;;CONCATENATE([.H19];&quot;_ &quot;));[.I19];&quot;. &quot;;IF([.J19]=&quot;&quot;;&quot;&quot;;CONCATENATE([.J19];&quot;_ &quot;));[.M19];IF([.J19]=&quot;&quot;;&quot;&quot;;CONCATENATE(&quot;. &quot;;[.N19])))" table:style-name="ce15">
            <text:p>Empowerment. Mandatee_ Criterion. Criterion</text:p>
          </table:table-cell>
          <table:table-cell table:style-name="ce15"/>
          <table:table-cell office:value-type="string" table:style-name="ce15">
            <text:p>Empowerment</text:p>
          </table:table-cell>
          <table:table-cell office:value-type="string" table:style-name="ce15">
            <text:p>Mandatee</text:p>
          </table:table-cell>
          <table:table-cell table:number-columns-repeated="2" table:style-name="ce15"/>
          <table:table-cell office:value-type="string" office:string-value="Criterion" table:formula="of:=CONCATENATE(IF([.Q19]=&quot;&quot;;&quot;&quot;;CONCATENATE([.Q19];&quot;_ &quot;));[.R19])" table:style-name="ce15">
            <text:p>Criterion</text:p>
          </table:table-cell>
          <table:table-cell office:value-type="string" office:string-value="Criterion" table:formula="of:=[.M19]" table:style-name="ce15">
            <text:p>Criterion</text:p>
          </table:table-cell>
          <table:table-cell table:number-columns-repeated="3" table:style-name="ce15"/>
          <table:table-cell office:value-type="string" table:style-name="ce15">
            <text:p>Criterion</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MandateeParty" table:formula="of:=SUBSTITUTE(SUBSTITUTE(CONCATENATE([.J20];IF([.M20]=&quot;Identifier&quot;;&quot;ID&quot;;[.M20]));&quot; &quot;;&quot;&quot;);&quot;_&quot;;&quot;&quot;)" table:style-name="ce15">
            <text:p>MandateeParty</text:p>
          </table:table-cell>
          <table:table-cell table:style-name="ce12"/>
          <table:table-cell office:value-type="string" table:style-name="ce16">
            <text:p>0..n</text:p>
          </table:table-cell>
          <table:table-cell office:value-type="string" table:style-name="ce15">
            <text:p>The person being empowered.</text:p>
          </table:table-cell>
          <table:table-cell table:style-name="ce15"/>
          <table:table-cell office:value-type="string" table:style-name="ce15">
            <text:p>A natural person or a legal person</text:p>
          </table:table-cell>
          <table:table-cell office:value-type="string" office:string-value="Empowerment. Mandatee_ Party. Party" table:formula="of:=CONCATENATE( IF([.H20]=&quot;&quot;;&quot;&quot;;CONCATENATE([.H20];&quot;_ &quot;));[.I20];&quot;. &quot;;IF([.J20]=&quot;&quot;;&quot;&quot;;CONCATENATE([.J20];&quot;_ &quot;));[.M20];IF([.J20]=&quot;&quot;;&quot;&quot;;CONCATENATE(&quot;. &quot;;[.N20])))" table:style-name="ce15">
            <text:p>Empowerment. Mandatee_ Party. Party</text:p>
          </table:table-cell>
          <table:table-cell table:style-name="ce15"/>
          <table:table-cell office:value-type="string" table:style-name="ce15">
            <text:p>Empowerment</text:p>
          </table:table-cell>
          <table:table-cell office:value-type="string" table:style-name="ce15">
            <text:p>Mandatee</text:p>
          </table:table-cell>
          <table:table-cell table:number-columns-repeated="2" table:style-name="ce15"/>
          <table:table-cell office:value-type="string" office:string-value="Party" table:formula="of:=CONCATENATE(IF([.Q20]=&quot;&quot;;&quot;&quot;;CONCATENATE([.Q20];&quot;_ &quot;));[.R20])" table:style-name="ce15">
            <text:p>Party</text:p>
          </table:table-cell>
          <table:table-cell office:value-type="string" office:string-value="Party" table:formula="of:=[.M20]" table:style-name="ce15">
            <text:p>Party</text:p>
          </table:table-cell>
          <table:table-cell table:number-columns-repeated="3" table:style-name="ce15"/>
          <table:table-cell office:value-type="string" table:style-name="ce15">
            <text:p>Party</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2">
          <table:table-cell office:value-type="string" office:string-value="Mandate" table:formula="of:=SUBSTITUTE(CONCATENATE([.H21];[.I21]);&quot; &quot;;&quot;&quot;)" table:style-name="ce8">
            <text:p>Mandate</text:p>
          </table:table-cell>
          <table:table-cell table:number-columns-repeated="2" table:style-name="ce9"/>
          <table:table-cell office:value-type="string" table:style-name="ce10">
            <text:p>Collection of empowerments.</text:p>
          </table:table-cell>
          <table:table-cell table:number-columns-repeated="2" table:style-name="ce10"/>
          <table:table-cell office:value-type="string" office:string-value="Mandate. Details" table:formula="of:=CONCATENATE(IF([.H21]=&quot;&quot;;&quot;&quot;;CONCATENATE([.H21];&quot;_ &quot;));[.I21];&quot;. Details&quot;)" table:style-name="ce8">
            <text:p>Mandate. Details</text:p>
          </table:table-cell>
          <table:table-cell table:style-name="ce10"/>
          <table:table-cell office:value-type="string" table:style-name="ce10">
            <text:p>Mandate</text:p>
          </table:table-cell>
          <table:table-cell table:number-columns-repeated="9" table:style-name="ce9"/>
          <table:table-cell office:value-type="string" table:style-name="ce9">
            <text:p>ABIE</text:p>
          </table:table-cell>
          <table:table-cell table:style-name="ce10"/>
          <table:table-cell office:value-type="string" table:style-name="ce10">
            <text:p>1.1.0</text:p>
          </table:table-cell>
          <table:table-cell office:value-type="string" table:style-name="ce10">
            <text:p>Version 1.0.0 never existed as UBL-NDR-based</text:p>
          </table:table-cell>
          <table:table-cell table:number-columns-repeated="10" table:style-name="ce7"/>
          <table:table-cell table:number-columns-repeated="16352"/>
        </table:table-row>
        <table:table-row table:style-name="ro3">
          <table:table-cell office:value-type="string" office:string-value="MandatorConstraintParty" table:formula="of:=SUBSTITUTE(SUBSTITUTE(CONCATENATE([.J22];IF([.M22]=&quot;Identifier&quot;;&quot;ID&quot;;[.M22]));&quot; &quot;;&quot;&quot;);&quot;_&quot;;&quot;&quot;)" table:style-name="ce15">
            <text:p>MandatorConstraintParty</text:p>
          </table:table-cell>
          <table:table-cell table:style-name="ce12"/>
          <table:table-cell office:value-type="float" office:value="1" table:style-name="ce16">
            <text:p>1</text:p>
          </table:table-cell>
          <table:table-cell office:value-type="string" table:style-name="ce15">
            <text:p>The person that empowers.</text:p>
          </table:table-cell>
          <table:table-cell table:style-name="ce15"/>
          <table:table-cell office:value-type="string" table:style-name="ce15">
            <text:p>A natural person or a legal person</text:p>
          </table:table-cell>
          <table:table-cell office:value-type="string" office:string-value="Mandate. Mandator Constraint_ Party. Party" table:formula="of:=CONCATENATE( IF([.H22]=&quot;&quot;;&quot;&quot;;CONCATENATE([.H22];&quot;_ &quot;));[.I22];&quot;. &quot;;IF([.J22]=&quot;&quot;;&quot;&quot;;CONCATENATE([.J22];&quot;_ &quot;));[.M22];IF([.J22]=&quot;&quot;;&quot;&quot;;CONCATENATE(&quot;. &quot;;[.N22])))" table:style-name="ce15">
            <text:p>Mandate. Mandator Constraint_ Party. Party</text:p>
          </table:table-cell>
          <table:table-cell table:style-name="ce15"/>
          <table:table-cell office:value-type="string" table:style-name="ce15">
            <text:p>Mandate</text:p>
          </table:table-cell>
          <table:table-cell office:value-type="string" table:style-name="ce15">
            <text:p>Mandator Constraint</text:p>
          </table:table-cell>
          <table:table-cell table:number-columns-repeated="2" table:style-name="ce15"/>
          <table:table-cell office:value-type="string" office:string-value="Party" table:formula="of:=CONCATENATE(IF([.Q22]=&quot;&quot;;&quot;&quot;;CONCATENATE([.Q22];&quot;_ &quot;));[.R22])" table:style-name="ce15">
            <text:p>Party</text:p>
          </table:table-cell>
          <table:table-cell office:value-type="string" office:string-value="Party" table:formula="of:=[.M22]" table:style-name="ce15">
            <text:p>Party</text:p>
          </table:table-cell>
          <table:table-cell table:number-columns-repeated="3" table:style-name="ce15"/>
          <table:table-cell office:value-type="string" table:style-name="ce15">
            <text:p>Party</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Empowerment" table:formula="of:=SUBSTITUTE(SUBSTITUTE(CONCATENATE([.J23];IF([.M23]=&quot;Identifier&quot;;&quot;ID&quot;;[.M23]));&quot; &quot;;&quot;&quot;);&quot;_&quot;;&quot;&quot;)" table:style-name="ce15">
            <text:p>Empowerment</text:p>
          </table:table-cell>
          <table:table-cell table:style-name="ce12"/>
          <table:table-cell office:value-type="string" table:style-name="ce16">
            <text:p>0..n</text:p>
          </table:table-cell>
          <table:table-cell office:value-type="string" table:style-name="ce15">
            <text:p>The assignment of one power to one or more natural or legal persons.<text:s/></text:p>
          </table:table-cell>
          <table:table-cell table:number-columns-repeated="2" table:style-name="ce15"/>
          <table:table-cell office:value-type="string" office:string-value="Mandate. Empowerment" table:formula="of:=CONCATENATE( IF([.H23]=&quot;&quot;;&quot;&quot;;CONCATENATE([.H23];&quot;_ &quot;));[.I23];&quot;. &quot;;IF([.J23]=&quot;&quot;;&quot;&quot;;CONCATENATE([.J23];&quot;_ &quot;));[.M23];IF([.J23]=&quot;&quot;;&quot;&quot;;CONCATENATE(&quot;. &quot;;[.N23])))" table:style-name="ce15">
            <text:p>Mandate. Empowerment</text:p>
          </table:table-cell>
          <table:table-cell table:style-name="ce15"/>
          <table:table-cell office:value-type="string" table:style-name="ce15">
            <text:p>Mandate</text:p>
          </table:table-cell>
          <table:table-cell table:number-columns-repeated="3" table:style-name="ce15"/>
          <table:table-cell office:value-type="string" office:string-value="Empowerment" table:formula="of:=CONCATENATE(IF([.Q23]=&quot;&quot;;&quot;&quot;;CONCATENATE([.Q23];&quot;_ &quot;));[.R23])" table:style-name="ce15">
            <text:p>Empowerment</text:p>
          </table:table-cell>
          <table:table-cell office:value-type="string" office:string-value="Empowerment" table:formula="of:=[.M23]" table:style-name="ce15">
            <text:p>Empowerment</text:p>
          </table:table-cell>
          <table:table-cell table:number-columns-repeated="3" table:style-name="ce15"/>
          <table:table-cell office:value-type="string" table:style-name="ce15">
            <text:p>Empowerment</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2">
          <table:table-cell office:value-type="string" office:string-value="CriterionProperty" table:formula="of:=SUBSTITUTE(CONCATENATE([.H24];[.I24]);&quot; &quot;;&quot;&quot;)" table:style-name="ce8">
            <text:p>CriterionProperty</text:p>
          </table:table-cell>
          <table:table-cell office:value-type="string" table:style-name="ce9">
            <text:p/>
          </table:table-cell>
          <table:table-cell office:value-type="string" table:style-name="ce9">
            <text:p/>
          </table:table-cell>
          <table:table-cell office:value-type="string" table:style-name="ce10">
            <text:p>A class to describe the criterion properties.</text:p>
          </table:table-cell>
          <table:table-cell office:value-type="string" table:style-name="ce10">
            <text:p/>
          </table:table-cell>
          <table:table-cell office:value-type="string" table:style-name="ce10">
            <text:p/>
          </table:table-cell>
          <table:table-cell office:value-type="string" office:string-value="Criterion Property. Details" table:formula="of:=CONCATENATE(IF([.H24]=&quot;&quot;;&quot;&quot;;CONCATENATE([.H24];&quot;_ &quot;));[.I24];&quot;. Details&quot;)" table:style-name="ce8">
            <text:p>Criterion Property. Details</text:p>
          </table:table-cell>
          <table:table-cell office:value-type="string" table:style-name="ce10">
            <text:p/>
          </table:table-cell>
          <table:table-cell office:value-type="string" table:style-name="ce10">
            <text:p>Criterion Property</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ABIE</text:p>
          </table:table-cell>
          <table:table-cell office:value-type="string" table:style-name="ce10">
            <text:p/>
          </table:table-cell>
          <table:table-cell office:value-type="string" table:style-name="ce10">
            <text:p>1.1.0</text:p>
          </table:table-cell>
          <table:table-cell office:value-type="string" table:style-name="ce10">
            <text:p/>
          </table:table-cell>
          <table:table-cell table:number-columns-repeated="10" table:style-name="ce7"/>
          <table:table-cell table:number-columns-repeated="16352"/>
        </table:table-row>
        <table:table-row table:style-name="ro3">
          <table:table-cell office:value-type="string" office:string-value="ID" table:formula="of:=SUBSTITUTE(CONCATENATE([.J25];[.K25];IF([.L25]=&quot;Identifier&quot;;&quot;ID&quot;;IF(AND([.L25]=&quot;Text&quot;;OR([.J25]&lt;&gt;&quot;&quot;;[.K25]&lt;&gt;&quot;&quot;));&quot;&quot;;[.L25]));IF(AND([.N25]&lt;&gt;&quot;Text&quot;;[.L25]&lt;&gt;[.N25];NOT(AND([.L25]=&quot;URI&quot;;[.N25]=&quot;Identifier&quot;));NOT(AND([.L25]=&quot;UUID&quot;;[.N25]=&quot;Identifier&quot;));NOT(AND([.L25]=&quot;OID&quot;;[.N25]=&quot;Identifier&quot;)));IF([.N25]=&quot;Identifier&quot;;&quot;ID&quot;;[.N25]);&quot;&quot;));&quot; &quot;;&quot;&quot;)" table:style-name="ce20">
            <text:p>ID</text:p>
          </table:table-cell>
          <table:table-cell office:value-type="string" table:style-name="ce21">
            <text:p/>
          </table:table-cell>
          <table:table-cell office:value-type="string" table:style-name="ce22">
            <text:p>0..1</text:p>
          </table:table-cell>
          <table:table-cell office:value-type="string" table:style-name="ce23">
            <text:p>An identifier to refer to the criterion property.</text:p>
          </table:table-cell>
          <table:table-cell office:value-type="string" table:style-name="ce23">
            <text:p/>
          </table:table-cell>
          <table:table-cell office:value-type="string" table:style-name="ce23">
            <text:p/>
          </table:table-cell>
          <table:table-cell office:value-type="string" office:string-value="Tendering Criterion Property. Identifier" table:formula="of:=CONCATENATE( IF([.H25]=&quot;&quot;;&quot;&quot;;CONCATENATE([.H25];&quot;_ &quot;));[.I25];&quot;. &quot;;IF([.J25]=&quot;&quot;;&quot;&quot;;CONCATENATE([.J25];&quot;_ &quot;));[.M25];IF(OR([.J25]&lt;&gt;&quot;&quot;;[.M25]&lt;&gt;[.N25]);CONCATENATE(&quot;. &quot;;[.N25]);&quot;&quot;))" table:style-name="ce23">
            <text:p>Tendering Criterion Property. Identifier</text:p>
          </table:table-cell>
          <table:table-cell office:value-type="string" table:style-name="ce23">
            <text:p/>
          </table:table-cell>
          <table:table-cell office:value-type="string" table:style-name="ce23">
            <text:p>Tendering Criterion Property</text:p>
          </table:table-cell>
          <table:table-cell office:value-type="string" table:style-name="ce23">
            <text:p/>
          </table:table-cell>
          <table:table-cell office:value-type="string" table:style-name="ce23">
            <text:p/>
          </table:table-cell>
          <table:table-cell office:value-type="string" table:style-name="ce23">
            <text:p>Identifier</text:p>
          </table:table-cell>
          <table:table-cell office:value-type="string" office:string-value="Identifier" table:formula="of:=IF([.K25]&lt;&gt;&quot;&quot;;CONCATENATE([.K25];&quot; &quot;;[.L25]);[.L25])" table:style-name="ce24">
            <text:p>Identifier</text:p>
          </table:table-cell>
          <table:table-cell office:value-type="string" table:style-name="ce23">
            <text:p>Identifier</text:p>
          </table:table-cell>
          <table:table-cell office:value-type="string" table:style-name="ce23">
            <text:p/>
          </table:table-cell>
          <table:table-cell office:value-type="string" office:string-value="Identifier. Type" table:formula="of:=IF([.O25]&lt;&gt;&quot;&quot;;CONCATENATE([.O25];&quot;_ &quot;;[.N25];&quot;. Type&quot;);CONCATENATE([.N25];&quot;. Type&quot;))" table:style-name="ce23">
            <text:p>Identifier. Type</text:p>
          </table:table-cell>
          <table:table-cell office:value-type="string" table:style-name="ce23">
            <text:p/>
          </table:table-cell>
          <table:table-cell office:value-type="string" table:style-name="ce23">
            <text:p/>
          </table:table-cell>
          <table:table-cell office:value-type="string" table:style-name="ce23">
            <text:p>BBIE</text:p>
          </table:table-cell>
          <table:table-cell office:value-type="string" table:style-name="ce23">
            <text:p/>
          </table:table-cell>
          <table:table-cell office:value-type="string" table:style-name="ce14">
            <text:p>1.1.0</text:p>
          </table:table-cell>
          <table:table-cell office:value-type="string" table:style-name="ce23">
            <text:p/>
          </table:table-cell>
          <table:table-cell table:number-columns-repeated="16362" table:style-name="ce1"/>
        </table:table-row>
        <table:table-row table:style-name="ro3">
          <table:table-cell office:value-type="string" office:string-value="Name" table:formula="of:=SUBSTITUTE(CONCATENATE([.J26];[.K26];IF([.L26]=&quot;Identifier&quot;;&quot;ID&quot;;IF(AND([.L26]=&quot;Text&quot;;OR([.J26]&lt;&gt;&quot;&quot;;[.K26]&lt;&gt;&quot;&quot;));&quot;&quot;;[.L26]));IF(AND([.N26]&lt;&gt;&quot;Text&quot;;[.L26]&lt;&gt;[.N26];NOT(AND([.L26]=&quot;URI&quot;;[.N26]=&quot;Identifier&quot;));NOT(AND([.L26]=&quot;UUID&quot;;[.N26]=&quot;Identifier&quot;));NOT(AND([.L26]=&quot;OID&quot;;[.N26]=&quot;Identifier&quot;)));IF([.N26]=&quot;Identifier&quot;;&quot;ID&quot;;[.N26]);&quot;&quot;));&quot; &quot;;&quot;&quot;)" table:style-name="ce20">
            <text:p>Name</text:p>
          </table:table-cell>
          <table:table-cell office:value-type="string" table:style-name="ce21">
            <text:p/>
          </table:table-cell>
          <table:table-cell office:value-type="string" table:style-name="ce22">
            <text:p>0..1</text:p>
          </table:table-cell>
          <table:table-cell office:value-type="string" table:style-name="ce23">
            <text:p>The name of the criterion property.</text:p>
          </table:table-cell>
          <table:table-cell office:value-type="string" table:style-name="ce23">
            <text:p/>
          </table:table-cell>
          <table:table-cell office:value-type="string" table:style-name="ce23">
            <text:p/>
          </table:table-cell>
          <table:table-cell office:value-type="string" office:string-value="Tendering Criterion Property. Name" table:formula="of:=CONCATENATE( IF([.H26]=&quot;&quot;;&quot;&quot;;CONCATENATE([.H26];&quot;_ &quot;));[.I26];&quot;. &quot;;IF([.J26]=&quot;&quot;;&quot;&quot;;CONCATENATE([.J26];&quot;_ &quot;));[.M26];IF(OR([.J26]&lt;&gt;&quot;&quot;;[.M26]&lt;&gt;[.N26]);CONCATENATE(&quot;. &quot;;[.N26]);&quot;&quot;))" table:style-name="ce23">
            <text:p>Tendering Criterion Property. Name</text:p>
          </table:table-cell>
          <table:table-cell office:value-type="string" table:style-name="ce23">
            <text:p/>
          </table:table-cell>
          <table:table-cell office:value-type="string" table:style-name="ce23">
            <text:p>Tendering Criterion Property</text:p>
          </table:table-cell>
          <table:table-cell office:value-type="string" table:style-name="ce23">
            <text:p/>
          </table:table-cell>
          <table:table-cell office:value-type="string" table:style-name="ce23">
            <text:p/>
          </table:table-cell>
          <table:table-cell office:value-type="string" table:style-name="ce23">
            <text:p>Name</text:p>
          </table:table-cell>
          <table:table-cell office:value-type="string" office:string-value="Name" table:formula="of:=IF([.K26]&lt;&gt;&quot;&quot;;CONCATENATE([.K26];&quot; &quot;;[.L26]);[.L26])" table:style-name="ce24">
            <text:p>Name</text:p>
          </table:table-cell>
          <table:table-cell office:value-type="string" table:style-name="ce23">
            <text:p>Name</text:p>
          </table:table-cell>
          <table:table-cell office:value-type="string" table:style-name="ce23">
            <text:p/>
          </table:table-cell>
          <table:table-cell office:value-type="string" office:string-value="Name. Type" table:formula="of:=IF([.O26]&lt;&gt;&quot;&quot;;CONCATENATE([.O26];&quot;_ &quot;;[.N26];&quot;. Type&quot;);CONCATENATE([.N26];&quot;. Type&quot;))" table:style-name="ce23">
            <text:p>Name. Type</text:p>
          </table:table-cell>
          <table:table-cell office:value-type="string" table:style-name="ce23">
            <text:p/>
          </table:table-cell>
          <table:table-cell office:value-type="string" table:style-name="ce23">
            <text:p/>
          </table:table-cell>
          <table:table-cell office:value-type="string" table:style-name="ce23">
            <text:p>BBIE</text:p>
          </table:table-cell>
          <table:table-cell office:value-type="string" table:style-name="ce23">
            <text:p/>
          </table:table-cell>
          <table:table-cell office:value-type="string" table:style-name="ce14">
            <text:p>1.1.0</text:p>
          </table:table-cell>
          <table:table-cell office:value-type="string" table:style-name="ce23">
            <text:p/>
          </table:table-cell>
          <table:table-cell table:number-columns-repeated="16362" table:style-name="ce1"/>
        </table:table-row>
        <table:table-row table:style-name="ro3">
          <table:table-cell office:value-type="string" office:string-value="Description" table:formula="of:=SUBSTITUTE(CONCATENATE([.J27];[.K27];IF([.L27]=&quot;Identifier&quot;;&quot;ID&quot;;IF(AND([.L27]=&quot;Text&quot;;OR([.J27]&lt;&gt;&quot;&quot;;[.K27]&lt;&gt;&quot;&quot;));&quot;&quot;;[.L27]));IF(AND([.N27]&lt;&gt;&quot;Text&quot;;[.L27]&lt;&gt;[.N27];NOT(AND([.L27]=&quot;URI&quot;;[.N27]=&quot;Identifier&quot;));NOT(AND([.L27]=&quot;UUID&quot;;[.N27]=&quot;Identifier&quot;));NOT(AND([.L27]=&quot;OID&quot;;[.N27]=&quot;Identifier&quot;)));IF([.N27]=&quot;Identifier&quot;;&quot;ID&quot;;[.N27]);&quot;&quot;));&quot; &quot;;&quot;&quot;)" table:style-name="ce20">
            <text:p>Description</text:p>
          </table:table-cell>
          <table:table-cell office:value-type="string" table:style-name="ce21">
            <text:p/>
          </table:table-cell>
          <table:table-cell office:value-type="string" table:style-name="ce22">
            <text:p>0..n</text:p>
          </table:table-cell>
          <table:table-cell office:value-type="string" table:style-name="ce23">
            <text:p>A description of the criterion property.</text:p>
          </table:table-cell>
          <table:table-cell office:value-type="string" table:style-name="ce23">
            <text:p/>
          </table:table-cell>
          <table:table-cell office:value-type="string" table:style-name="ce23">
            <text:p/>
          </table:table-cell>
          <table:table-cell office:value-type="string" office:string-value="Tendering Criterion Property. Description. Text" table:formula="of:=CONCATENATE( IF([.H27]=&quot;&quot;;&quot;&quot;;CONCATENATE([.H27];&quot;_ &quot;));[.I27];&quot;. &quot;;IF([.J27]=&quot;&quot;;&quot;&quot;;CONCATENATE([.J27];&quot;_ &quot;));[.M27];IF(OR([.J27]&lt;&gt;&quot;&quot;;[.M27]&lt;&gt;[.N27]);CONCATENATE(&quot;. &quot;;[.N27]);&quot;&quot;))" table:style-name="ce23">
            <text:p>Tendering Criterion Property. Description. Text</text:p>
          </table:table-cell>
          <table:table-cell office:value-type="string" table:style-name="ce23">
            <text:p/>
          </table:table-cell>
          <table:table-cell office:value-type="string" table:style-name="ce23">
            <text:p>Tendering Criterion Property</text:p>
          </table:table-cell>
          <table:table-cell office:value-type="string" table:style-name="ce23">
            <text:p/>
          </table:table-cell>
          <table:table-cell office:value-type="string" table:style-name="ce23">
            <text:p/>
          </table:table-cell>
          <table:table-cell office:value-type="string" table:style-name="ce23">
            <text:p>Description</text:p>
          </table:table-cell>
          <table:table-cell office:value-type="string" office:string-value="Description" table:formula="of:=IF([.K27]&lt;&gt;&quot;&quot;;CONCATENATE([.K27];&quot; &quot;;[.L27]);[.L27])" table:style-name="ce24">
            <text:p>Description</text:p>
          </table:table-cell>
          <table:table-cell office:value-type="string" table:style-name="ce23">
            <text:p>Text</text:p>
          </table:table-cell>
          <table:table-cell office:value-type="string" table:style-name="ce23">
            <text:p/>
          </table:table-cell>
          <table:table-cell office:value-type="string" office:string-value="Text. Type" table:formula="of:=IF([.O27]&lt;&gt;&quot;&quot;;CONCATENATE([.O27];&quot;_ &quot;;[.N27];&quot;. Type&quot;);CONCATENATE([.N27];&quot;. Type&quot;))" table:style-name="ce23">
            <text:p>Text. Type</text:p>
          </table:table-cell>
          <table:table-cell office:value-type="string" table:style-name="ce23">
            <text:p/>
          </table:table-cell>
          <table:table-cell office:value-type="string" table:style-name="ce23">
            <text:p/>
          </table:table-cell>
          <table:table-cell office:value-type="string" table:style-name="ce23">
            <text:p>BBIE</text:p>
          </table:table-cell>
          <table:table-cell office:value-type="string" table:style-name="ce23">
            <text:p/>
          </table:table-cell>
          <table:table-cell office:value-type="string" table:style-name="ce14">
            <text:p>1.1.0</text:p>
          </table:table-cell>
          <table:table-cell office:value-type="string" table:style-name="ce23">
            <text:p/>
          </table:table-cell>
          <table:table-cell table:number-columns-repeated="16362" table:style-name="ce1"/>
        </table:table-row>
        <table:table-row table:style-name="ro3">
          <table:table-cell office:value-type="string" office:string-value="TypeCode" table:formula="of:=SUBSTITUTE(CONCATENATE([.J28];[.K28];IF([.L28]=&quot;Identifier&quot;;&quot;ID&quot;;IF(AND([.L28]=&quot;Text&quot;;OR([.J28]&lt;&gt;&quot;&quot;;[.K28]&lt;&gt;&quot;&quot;));&quot;&quot;;[.L28]));IF(AND([.N28]&lt;&gt;&quot;Text&quot;;[.L28]&lt;&gt;[.N28];NOT(AND([.L28]=&quot;URI&quot;;[.N28]=&quot;Identifier&quot;));NOT(AND([.L28]=&quot;UUID&quot;;[.N28]=&quot;Identifier&quot;));NOT(AND([.L28]=&quot;OID&quot;;[.N28]=&quot;Identifier&quot;)));IF([.N28]=&quot;Identifier&quot;;&quot;ID&quot;;[.N28]);&quot;&quot;));&quot; &quot;;&quot;&quot;)" table:style-name="ce20">
            <text:p>TypeCode</text:p>
          </table:table-cell>
          <table:table-cell office:value-type="string" table:style-name="ce21">
            <text:p/>
          </table:table-cell>
          <table:table-cell office:value-type="string" table:style-name="ce22">
            <text:p>0..1</text:p>
          </table:table-cell>
          <table:table-cell office:value-type="string" table:style-name="ce23">
            <text:p>A mutually agreed code signifying the type of the property.</text:p>
          </table:table-cell>
          <table:table-cell office:value-type="string" table:style-name="ce23">
            <text:p/>
          </table:table-cell>
          <table:table-cell office:value-type="string" table:style-name="ce23">
            <text:p/>
          </table:table-cell>
          <table:table-cell office:value-type="string" office:string-value="Tendering Criterion Property. Type Code. Code" table:formula="of:=CONCATENATE( IF([.H28]=&quot;&quot;;&quot;&quot;;CONCATENATE([.H28];&quot;_ &quot;));[.I28];&quot;. &quot;;IF([.J28]=&quot;&quot;;&quot;&quot;;CONCATENATE([.J28];&quot;_ &quot;));[.M28];IF(OR([.J28]&lt;&gt;&quot;&quot;;[.M28]&lt;&gt;[.N28]);CONCATENATE(&quot;. &quot;;[.N28]);&quot;&quot;))" table:style-name="ce23">
            <text:p>Tendering Criterion Property. Type Code. Code</text:p>
          </table:table-cell>
          <table:table-cell office:value-type="string" table:style-name="ce23">
            <text:p/>
          </table:table-cell>
          <table:table-cell office:value-type="string" table:style-name="ce23">
            <text:p>Tendering Criterion Property</text:p>
          </table:table-cell>
          <table:table-cell office:value-type="string" table:style-name="ce23">
            <text:p/>
          </table:table-cell>
          <table:table-cell office:value-type="string" table:style-name="ce23">
            <text:p>Type</text:p>
          </table:table-cell>
          <table:table-cell office:value-type="string" table:style-name="ce23">
            <text:p>Code</text:p>
          </table:table-cell>
          <table:table-cell office:value-type="string" office:string-value="Type Code" table:formula="of:=IF([.K28]&lt;&gt;&quot;&quot;;CONCATENATE([.K28];&quot; &quot;;[.L28]);[.L28])" table:style-name="ce24">
            <text:p>Type Code</text:p>
          </table:table-cell>
          <table:table-cell office:value-type="string" table:style-name="ce23">
            <text:p>Code</text:p>
          </table:table-cell>
          <table:table-cell office:value-type="string" table:style-name="ce23">
            <text:p/>
          </table:table-cell>
          <table:table-cell office:value-type="string" office:string-value="Code. Type" table:formula="of:=IF([.O28]&lt;&gt;&quot;&quot;;CONCATENATE([.O28];&quot;_ &quot;;[.N28];&quot;. Type&quot;);CONCATENATE([.N28];&quot;. Type&quot;))" table:style-name="ce23">
            <text:p>Code. Type</text:p>
          </table:table-cell>
          <table:table-cell office:value-type="string" table:style-name="ce23">
            <text:p/>
          </table:table-cell>
          <table:table-cell office:value-type="string" table:style-name="ce23">
            <text:p/>
          </table:table-cell>
          <table:table-cell office:value-type="string" table:style-name="ce23">
            <text:p>BBIE</text:p>
          </table:table-cell>
          <table:table-cell office:value-type="string" table:style-name="ce23">
            <text:p/>
          </table:table-cell>
          <table:table-cell office:value-type="string" table:style-name="ce14">
            <text:p>1.1.0</text:p>
          </table:table-cell>
          <table:table-cell office:value-type="string" table:style-name="ce23">
            <text:p/>
          </table:table-cell>
          <table:table-cell table:number-columns-repeated="16362" table:style-name="ce1"/>
        </table:table-row>
        <table:table-row table:style-name="ro3">
          <table:table-cell office:value-type="string" office:string-value="InformationRequirementCriterionPropertyDatum" table:formula="of:=SUBSTITUTE(SUBSTITUTE(CONCATENATE([.J29];IF([.M29]=&quot;Identifier&quot;;&quot;ID&quot;;[.M29]));&quot; &quot;;&quot;&quot;);&quot;_&quot;;&quot;&quot;)" table:style-name="ce15">
            <text:p>InformationRequirementCriterionPropertyDatum</text:p>
          </table:table-cell>
          <table:table-cell table:style-name="ce12"/>
          <table:table-cell office:value-type="string" table:style-name="ce16">
            <text:p>0..n</text:p>
          </table:table-cell>
          <table:table-cell office:value-type="string" table:style-name="ce15">
            <text:p>Specific information needed to measure a criterion.</text:p>
          </table:table-cell>
          <table:table-cell table:number-columns-repeated="2" table:style-name="ce15"/>
          <table:table-cell office:value-type="string" office:string-value="Tendering Criterion Property. Information Requirement_ Criterion Property Datum. Criterion Property Datum" table:formula="of:=CONCATENATE( IF([.H29]=&quot;&quot;;&quot;&quot;;CONCATENATE([.H29];&quot;_ &quot;));[.I29];&quot;. &quot;;IF([.J29]=&quot;&quot;;&quot;&quot;;CONCATENATE([.J29];&quot;_ &quot;));[.M29];IF([.J29]=&quot;&quot;;&quot;&quot;;CONCATENATE(&quot;. &quot;;[.N29])))" table:style-name="ce15">
            <text:p>Tendering Criterion Property. Information Requirement_ Criterion Property Datum. Criterion Property Datum</text:p>
          </table:table-cell>
          <table:table-cell table:style-name="ce15"/>
          <table:table-cell office:value-type="string" table:style-name="ce15">
            <text:p>Tendering Criterion Property</text:p>
          </table:table-cell>
          <table:table-cell office:value-type="string" table:style-name="ce15">
            <text:p>Information Requirement</text:p>
          </table:table-cell>
          <table:table-cell table:number-columns-repeated="2" table:style-name="ce15"/>
          <table:table-cell office:value-type="string" office:string-value="Criterion Property Datum" table:formula="of:=CONCATENATE(IF([.Q29]=&quot;&quot;;&quot;&quot;;CONCATENATE([.Q29];&quot;_ &quot;));[.R29])" table:style-name="ce15">
            <text:p>Criterion Property Datum</text:p>
          </table:table-cell>
          <table:table-cell office:value-type="string" office:string-value="Criterion Property Datum" table:formula="of:=[.M29]" table:style-name="ce15">
            <text:p>Criterion Property Datum</text:p>
          </table:table-cell>
          <table:table-cell table:number-columns-repeated="3" table:style-name="ce15"/>
          <table:table-cell office:value-type="string" table:style-name="ce15">
            <text:p>Criterion Property Datum</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ConstraintCriterionPropertyDatum" table:formula="of:=SUBSTITUTE(SUBSTITUTE(CONCATENATE([.J30];IF([.M30]=&quot;Identifier&quot;;&quot;ID&quot;;[.M30]));&quot; &quot;;&quot;&quot;);&quot;_&quot;;&quot;&quot;)" table:style-name="ce15">
            <text:p>ConstraintCriterionPropertyDatum</text:p>
          </table:table-cell>
          <table:table-cell table:style-name="ce12"/>
          <table:table-cell office:value-type="string" table:style-name="ce16">
            <text:p>0..n</text:p>
          </table:table-cell>
          <table:table-cell office:value-type="string" table:style-name="ce15">
            <text:p>The value provided for a criterion property.</text:p>
          </table:table-cell>
          <table:table-cell table:number-columns-repeated="2" table:style-name="ce15"/>
          <table:table-cell office:value-type="string" office:string-value="Tendering Criterion Property. Constraint_ Criterion Property Datum. Criterion Property Datum" table:formula="of:=CONCATENATE( IF([.H30]=&quot;&quot;;&quot;&quot;;CONCATENATE([.H30];&quot;_ &quot;));[.I30];&quot;. &quot;;IF([.J30]=&quot;&quot;;&quot;&quot;;CONCATENATE([.J30];&quot;_ &quot;));[.M30];IF([.J30]=&quot;&quot;;&quot;&quot;;CONCATENATE(&quot;. &quot;;[.N30])))" table:style-name="ce15">
            <text:p>Tendering Criterion Property. Constraint_ Criterion Property Datum. Criterion Property Datum</text:p>
          </table:table-cell>
          <table:table-cell table:style-name="ce15"/>
          <table:table-cell office:value-type="string" table:style-name="ce15">
            <text:p>Tendering Criterion Property</text:p>
          </table:table-cell>
          <table:table-cell office:value-type="string" table:style-name="ce15">
            <text:p>Constraint</text:p>
          </table:table-cell>
          <table:table-cell table:number-columns-repeated="2" table:style-name="ce15"/>
          <table:table-cell office:value-type="string" office:string-value="Criterion Property Datum" table:formula="of:=CONCATENATE(IF([.Q30]=&quot;&quot;;&quot;&quot;;CONCATENATE([.Q30];&quot;_ &quot;));[.R30])" table:style-name="ce15">
            <text:p>Criterion Property Datum</text:p>
          </table:table-cell>
          <table:table-cell office:value-type="string" office:string-value="Criterion Property Datum" table:formula="of:=[.M30]" table:style-name="ce15">
            <text:p>Criterion Property Datum</text:p>
          </table:table-cell>
          <table:table-cell table:number-columns-repeated="3" table:style-name="ce15"/>
          <table:table-cell office:value-type="string" table:style-name="ce15">
            <text:p>Criterion Property Datum</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MinimumConstraintCriterionPropertyDatum" table:formula="of:=SUBSTITUTE(SUBSTITUTE(CONCATENATE([.J31];IF([.M31]=&quot;Identifier&quot;;&quot;ID&quot;;[.M31]));&quot; &quot;;&quot;&quot;);&quot;_&quot;;&quot;&quot;)" table:style-name="ce15">
            <text:p>MinimumConstraintCriterionPropertyDatum</text:p>
          </table:table-cell>
          <table:table-cell table:style-name="ce12"/>
          <table:table-cell office:value-type="string" table:style-name="ce16">
            <text:p>0..n</text:p>
          </table:table-cell>
          <table:table-cell office:value-type="string" table:style-name="ce15">
            <text:p>The minimum value provided for a criterion property.</text:p>
          </table:table-cell>
          <table:table-cell table:number-columns-repeated="2" table:style-name="ce15"/>
          <table:table-cell office:value-type="string" office:string-value="Tendering Criterion Property. Minimum Constraint_ Criterion Property Datum. Criterion Property Datum" table:formula="of:=CONCATENATE( IF([.H31]=&quot;&quot;;&quot;&quot;;CONCATENATE([.H31];&quot;_ &quot;));[.I31];&quot;. &quot;;IF([.J31]=&quot;&quot;;&quot;&quot;;CONCATENATE([.J31];&quot;_ &quot;));[.M31];IF([.J31]=&quot;&quot;;&quot;&quot;;CONCATENATE(&quot;. &quot;;[.N31])))" table:style-name="ce15">
            <text:p>Tendering Criterion Property. Minimum Constraint_ Criterion Property Datum. Criterion Property Datum</text:p>
          </table:table-cell>
          <table:table-cell table:style-name="ce15"/>
          <table:table-cell office:value-type="string" table:style-name="ce15">
            <text:p>Tendering Criterion Property</text:p>
          </table:table-cell>
          <table:table-cell office:value-type="string" table:style-name="ce15">
            <text:p>Minimum Constraint</text:p>
          </table:table-cell>
          <table:table-cell table:number-columns-repeated="2" table:style-name="ce15"/>
          <table:table-cell office:value-type="string" office:string-value="Criterion Property Datum" table:formula="of:=CONCATENATE(IF([.Q31]=&quot;&quot;;&quot;&quot;;CONCATENATE([.Q31];&quot;_ &quot;));[.R31])" table:style-name="ce15">
            <text:p>Criterion Property Datum</text:p>
          </table:table-cell>
          <table:table-cell office:value-type="string" office:string-value="Criterion Property Datum" table:formula="of:=[.M31]" table:style-name="ce15">
            <text:p>Criterion Property Datum</text:p>
          </table:table-cell>
          <table:table-cell table:number-columns-repeated="3" table:style-name="ce15"/>
          <table:table-cell office:value-type="string" table:style-name="ce15">
            <text:p>Criterion Property Datum</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MaximumConstraintCriterionPropertyDatum" table:formula="of:=SUBSTITUTE(SUBSTITUTE(CONCATENATE([.J32];IF([.M32]=&quot;Identifier&quot;;&quot;ID&quot;;[.M32]));&quot; &quot;;&quot;&quot;);&quot;_&quot;;&quot;&quot;)" table:style-name="ce15">
            <text:p>MaximumConstraintCriterionPropertyDatum</text:p>
          </table:table-cell>
          <table:table-cell table:style-name="ce12"/>
          <table:table-cell office:value-type="string" table:style-name="ce16">
            <text:p>0..n</text:p>
          </table:table-cell>
          <table:table-cell office:value-type="string" table:style-name="ce15">
            <text:p>The maximum value provided for a criterion property.</text:p>
          </table:table-cell>
          <table:table-cell table:number-columns-repeated="2" table:style-name="ce15"/>
          <table:table-cell office:value-type="string" office:string-value="Tendering Criterion Property. Maximum Constraint_ Criterion Property Datum. Criterion Property Datum" table:formula="of:=CONCATENATE( IF([.H32]=&quot;&quot;;&quot;&quot;;CONCATENATE([.H32];&quot;_ &quot;));[.I32];&quot;. &quot;;IF([.J32]=&quot;&quot;;&quot;&quot;;CONCATENATE([.J32];&quot;_ &quot;));[.M32];IF([.J32]=&quot;&quot;;&quot;&quot;;CONCATENATE(&quot;. &quot;;[.N32])))" table:style-name="ce15">
            <text:p>Tendering Criterion Property. Maximum Constraint_ Criterion Property Datum. Criterion Property Datum</text:p>
          </table:table-cell>
          <table:table-cell table:style-name="ce15"/>
          <table:table-cell office:value-type="string" table:style-name="ce15">
            <text:p>Tendering Criterion Property</text:p>
          </table:table-cell>
          <table:table-cell office:value-type="string" table:style-name="ce15">
            <text:p>Maximum Constraint</text:p>
          </table:table-cell>
          <table:table-cell table:number-columns-repeated="2" table:style-name="ce15"/>
          <table:table-cell office:value-type="string" office:string-value="Criterion Property Datum" table:formula="of:=CONCATENATE(IF([.Q32]=&quot;&quot;;&quot;&quot;;CONCATENATE([.Q32];&quot;_ &quot;));[.R32])" table:style-name="ce15">
            <text:p>Criterion Property Datum</text:p>
          </table:table-cell>
          <table:table-cell office:value-type="string" office:string-value="Criterion Property Datum" table:formula="of:=[.M32]" table:style-name="ce15">
            <text:p>Criterion Property Datum</text:p>
          </table:table-cell>
          <table:table-cell table:number-columns-repeated="3" table:style-name="ce15"/>
          <table:table-cell office:value-type="string" table:style-name="ce15">
            <text:p>Criterion Property Datum</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2">
          <table:table-cell office:value-type="string" office:string-value="CriterionPropertyDatum" table:formula="of:=SUBSTITUTE(CONCATENATE([.H33];[.I33]);&quot; &quot;;&quot;&quot;)" table:style-name="ce8">
            <text:p>CriterionPropertyDatum</text:p>
          </table:table-cell>
          <table:table-cell office:value-type="string" table:style-name="ce9">
            <text:p/>
          </table:table-cell>
          <table:table-cell office:value-type="string" table:style-name="ce9">
            <text:p/>
          </table:table-cell>
          <table:table-cell office:value-type="string" table:style-name="ce10">
            <text:p>The value provided for a criterion property.</text:p>
          </table:table-cell>
          <table:table-cell office:value-type="string" table:style-name="ce10">
            <text:p/>
          </table:table-cell>
          <table:table-cell office:value-type="string" table:style-name="ce10">
            <text:p/>
          </table:table-cell>
          <table:table-cell office:value-type="string" office:string-value="Criterion Property Datum. Details" table:formula="of:=CONCATENATE(IF([.H33]=&quot;&quot;;&quot;&quot;;CONCATENATE([.H33];&quot;_ &quot;));[.I33];&quot;. Details&quot;)" table:style-name="ce8">
            <text:p>Criterion Property Datum. Details</text:p>
          </table:table-cell>
          <table:table-cell office:value-type="string" table:style-name="ce10">
            <text:p/>
          </table:table-cell>
          <table:table-cell office:value-type="string" table:style-name="ce10">
            <text:p>Criterion Property Datum</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ABIE</text:p>
          </table:table-cell>
          <table:table-cell office:value-type="string" table:style-name="ce10">
            <text:p/>
          </table:table-cell>
          <table:table-cell office:value-type="string" table:style-name="ce10">
            <text:p>1.1.0</text:p>
          </table:table-cell>
          <table:table-cell office:value-type="string" table:style-name="ce10">
            <text:p>Maps to the UBL-2.2 ResponseValue</text:p>
          </table:table-cell>
          <table:table-cell table:number-columns-repeated="10" table:style-name="ce7"/>
          <table:table-cell table:number-columns-repeated="16352"/>
        </table:table-row>
        <table:table-row table:style-name="ro3">
          <table:table-cell office:value-type="string" office:string-value="ID" table:formula="of:=SUBSTITUTE(CONCATENATE([.J34];[.K34];IF([.L34]=&quot;Identifier&quot;;&quot;ID&quot;;IF(AND([.L34]=&quot;Text&quot;;OR([.J34]&lt;&gt;&quot;&quot;;[.K34]&lt;&gt;&quot;&quot;));&quot;&quot;;[.L34]));IF(AND([.N34]&lt;&gt;&quot;Text&quot;;[.L34]&lt;&gt;[.N34];NOT(AND([.L34]=&quot;URI&quot;;[.N34]=&quot;Identifier&quot;));NOT(AND([.L34]=&quot;UUID&quot;;[.N34]=&quot;Identifier&quot;));NOT(AND([.L34]=&quot;OID&quot;;[.N34]=&quot;Identifier&quot;)));IF([.N34]=&quot;Identifier&quot;;&quot;ID&quot;;[.N34]);&quot;&quot;));&quot; &quot;;&quot;&quot;)" table:style-name="ce20">
            <text:p>ID</text:p>
          </table:table-cell>
          <table:table-cell office:value-type="string" table:style-name="ce21">
            <text:p/>
          </table:table-cell>
          <table:table-cell office:value-type="string" table:style-name="ce22">
            <text:p>0..1</text:p>
          </table:table-cell>
          <table:table-cell office:value-type="string" table:style-name="ce23">
            <text:p>An identifier used to specify the value of a constraint or as a response to an information requirement.</text:p>
          </table:table-cell>
          <table:table-cell office:value-type="string" table:style-name="ce23">
            <text:p/>
          </table:table-cell>
          <table:table-cell office:value-type="string" table:style-name="ce23">
            <text:p/>
          </table:table-cell>
          <table:table-cell office:value-type="string" office:string-value="Tendering Criterion Property. Identifier" table:formula="of:=CONCATENATE( IF([.H34]=&quot;&quot;;&quot;&quot;;CONCATENATE([.H34];&quot;_ &quot;));[.I34];&quot;. &quot;;IF([.J34]=&quot;&quot;;&quot;&quot;;CONCATENATE([.J34];&quot;_ &quot;));[.M34];IF(OR([.J34]&lt;&gt;&quot;&quot;;[.M34]&lt;&gt;[.N34]);CONCATENATE(&quot;. &quot;;[.N34]);&quot;&quot;))" table:style-name="ce23">
            <text:p>Tendering Criterion Property. Identifier</text:p>
          </table:table-cell>
          <table:table-cell office:value-type="string" table:style-name="ce23">
            <text:p/>
          </table:table-cell>
          <table:table-cell office:value-type="string" table:style-name="ce23">
            <text:p>Tendering Criterion Property</text:p>
          </table:table-cell>
          <table:table-cell office:value-type="string" table:style-name="ce23">
            <text:p/>
          </table:table-cell>
          <table:table-cell office:value-type="string" table:style-name="ce23">
            <text:p/>
          </table:table-cell>
          <table:table-cell office:value-type="string" table:style-name="ce23">
            <text:p>Identifier</text:p>
          </table:table-cell>
          <table:table-cell office:value-type="string" office:string-value="Identifier" table:formula="of:=IF([.K34]&lt;&gt;&quot;&quot;;CONCATENATE([.K34];&quot; &quot;;[.L34]);[.L34])" table:style-name="ce24">
            <text:p>Identifier</text:p>
          </table:table-cell>
          <table:table-cell office:value-type="string" table:style-name="ce23">
            <text:p>Identifier</text:p>
          </table:table-cell>
          <table:table-cell office:value-type="string" table:style-name="ce23">
            <text:p/>
          </table:table-cell>
          <table:table-cell office:value-type="string" office:string-value="Identifier. Type" table:formula="of:=IF([.O34]&lt;&gt;&quot;&quot;;CONCATENATE([.O34];&quot;_ &quot;;[.N34];&quot;. Type&quot;);CONCATENATE([.N34];&quot;. Type&quot;))" table:style-name="ce23">
            <text:p>Identifier. Type</text:p>
          </table:table-cell>
          <table:table-cell office:value-type="string" table:style-name="ce23">
            <text:p/>
          </table:table-cell>
          <table:table-cell office:value-type="string" table:style-name="ce23">
            <text:p/>
          </table:table-cell>
          <table:table-cell office:value-type="string" table:style-name="ce23">
            <text:p>BBIE</text:p>
          </table:table-cell>
          <table:table-cell office:value-type="string" table:style-name="ce23">
            <text:p/>
          </table:table-cell>
          <table:table-cell office:value-type="string" table:style-name="ce14">
            <text:p>1.1.0</text:p>
          </table:table-cell>
          <table:table-cell office:value-type="string" table:style-name="ce23">
            <text:p/>
          </table:table-cell>
          <table:table-cell table:number-columns-repeated="16362" table:style-name="ce1"/>
        </table:table-row>
        <table:table-row table:style-name="ro3">
          <table:table-cell office:value-type="string" office:string-value="Amount" table:formula="of:=SUBSTITUTE(CONCATENATE([.J35];[.K35];IF([.L35]=&quot;Identifier&quot;;&quot;ID&quot;;IF(AND([.L35]=&quot;Text&quot;;OR([.J35]&lt;&gt;&quot;&quot;;[.K35]&lt;&gt;&quot;&quot;));&quot;&quot;;[.L35]));IF(AND([.N35]&lt;&gt;&quot;Text&quot;;[.L35]&lt;&gt;[.N35];NOT(AND([.L35]=&quot;URI&quot;;[.N35]=&quot;Identifier&quot;));NOT(AND([.L35]=&quot;UUID&quot;;[.N35]=&quot;Identifier&quot;));NOT(AND([.L35]=&quot;OID&quot;;[.N35]=&quot;Identifier&quot;)));IF([.N35]=&quot;Identifier&quot;;&quot;ID&quot;;[.N35]);&quot;&quot;));&quot; &quot;;&quot;&quot;)" table:style-name="ce20">
            <text:p>Amount</text:p>
          </table:table-cell>
          <table:table-cell office:value-type="string" table:style-name="ce21">
            <text:p/>
          </table:table-cell>
          <table:table-cell office:value-type="string" table:style-name="ce22">
            <text:p>0..1</text:p>
          </table:table-cell>
          <table:table-cell office:value-type="string" table:style-name="ce23">
            <text:p>An amount used to specify the value of a constraint or as a response to an information requirement.</text:p>
          </table:table-cell>
          <table:table-cell office:value-type="string" table:style-name="ce23">
            <text:p/>
          </table:table-cell>
          <table:table-cell office:value-type="string" table:style-name="ce23">
            <text:p/>
          </table:table-cell>
          <table:table-cell office:value-type="string" office:string-value="Tendering Criterion Property. Amount" table:formula="of:=CONCATENATE( IF([.H35]=&quot;&quot;;&quot;&quot;;CONCATENATE([.H35];&quot;_ &quot;));[.I35];&quot;. &quot;;IF([.J35]=&quot;&quot;;&quot;&quot;;CONCATENATE([.J35];&quot;_ &quot;));[.M35];IF(OR([.J35]&lt;&gt;&quot;&quot;;[.M35]&lt;&gt;[.N35]);CONCATENATE(&quot;. &quot;;[.N35]);&quot;&quot;))" table:style-name="ce23">
            <text:p>Tendering Criterion Property. Amount</text:p>
          </table:table-cell>
          <table:table-cell office:value-type="string" table:style-name="ce23">
            <text:p/>
          </table:table-cell>
          <table:table-cell office:value-type="string" table:style-name="ce23">
            <text:p>Tendering Criterion Property</text:p>
          </table:table-cell>
          <table:table-cell table:style-name="ce23"/>
          <table:table-cell office:value-type="string" table:style-name="ce23">
            <text:p/>
          </table:table-cell>
          <table:table-cell office:value-type="string" table:style-name="ce23">
            <text:p>Amount</text:p>
          </table:table-cell>
          <table:table-cell office:value-type="string" office:string-value="Amount" table:formula="of:=IF([.K35]&lt;&gt;&quot;&quot;;CONCATENATE([.K35];&quot; &quot;;[.L35]);[.L35])" table:style-name="ce24">
            <text:p>Amount</text:p>
          </table:table-cell>
          <table:table-cell office:value-type="string" table:style-name="ce23">
            <text:p>Amount</text:p>
          </table:table-cell>
          <table:table-cell office:value-type="string" table:style-name="ce23">
            <text:p/>
          </table:table-cell>
          <table:table-cell office:value-type="string" office:string-value="Amount. Type" table:formula="of:=IF([.O35]&lt;&gt;&quot;&quot;;CONCATENATE([.O35];&quot;_ &quot;;[.N35];&quot;. Type&quot;);CONCATENATE([.N35];&quot;. Type&quot;))" table:style-name="ce23">
            <text:p>Amount. Type</text:p>
          </table:table-cell>
          <table:table-cell office:value-type="string" table:style-name="ce23">
            <text:p/>
          </table:table-cell>
          <table:table-cell office:value-type="string" table:style-name="ce23">
            <text:p/>
          </table:table-cell>
          <table:table-cell office:value-type="string" table:style-name="ce23">
            <text:p>BBIE</text:p>
          </table:table-cell>
          <table:table-cell office:value-type="string" table:style-name="ce23">
            <text:p/>
          </table:table-cell>
          <table:table-cell office:value-type="string" table:style-name="ce14">
            <text:p>1.1.0</text:p>
          </table:table-cell>
          <table:table-cell office:value-type="string" table:style-name="ce23">
            <text:p/>
          </table:table-cell>
          <table:table-cell table:number-columns-repeated="16362" table:style-name="ce1"/>
        </table:table-row>
        <table:table-row table:style-name="ro3">
          <table:table-cell office:value-type="string" office:string-value="Quantity" table:formula="of:=SUBSTITUTE(CONCATENATE([.J36];[.K36];IF([.L36]=&quot;Identifier&quot;;&quot;ID&quot;;IF(AND([.L36]=&quot;Text&quot;;OR([.J36]&lt;&gt;&quot;&quot;;[.K36]&lt;&gt;&quot;&quot;));&quot;&quot;;[.L36]));IF(AND([.N36]&lt;&gt;&quot;Text&quot;;[.L36]&lt;&gt;[.N36];NOT(AND([.L36]=&quot;URI&quot;;[.N36]=&quot;Identifier&quot;));NOT(AND([.L36]=&quot;UUID&quot;;[.N36]=&quot;Identifier&quot;));NOT(AND([.L36]=&quot;OID&quot;;[.N36]=&quot;Identifier&quot;)));IF([.N36]=&quot;Identifier&quot;;&quot;ID&quot;;[.N36]);&quot;&quot;));&quot; &quot;;&quot;&quot;)" table:style-name="ce20">
            <text:p>Quantity</text:p>
          </table:table-cell>
          <table:table-cell office:value-type="string" table:style-name="ce21">
            <text:p/>
          </table:table-cell>
          <table:table-cell office:value-type="string" table:style-name="ce22">
            <text:p>0..1</text:p>
          </table:table-cell>
          <table:table-cell office:value-type="string" table:style-name="ce23">
            <text:p>A quantity used to specify the value of a constraint or as a response to an information requirement.</text:p>
          </table:table-cell>
          <table:table-cell office:value-type="string" table:style-name="ce23">
            <text:p/>
          </table:table-cell>
          <table:table-cell office:value-type="string" table:style-name="ce23">
            <text:p/>
          </table:table-cell>
          <table:table-cell office:value-type="string" office:string-value="Tendering Terms. Quantity" table:formula="of:=CONCATENATE( IF([.H36]=&quot;&quot;;&quot;&quot;;CONCATENATE([.H36];&quot;_ &quot;));[.I36];&quot;. &quot;;IF([.J36]=&quot;&quot;;&quot;&quot;;CONCATENATE([.J36];&quot;_ &quot;));[.M36];IF(OR([.J36]&lt;&gt;&quot;&quot;;[.M36]&lt;&gt;[.N36]);CONCATENATE(&quot;. &quot;;[.N36]);&quot;&quot;))" table:style-name="ce23">
            <text:p>Tendering Terms. Quantity</text:p>
          </table:table-cell>
          <table:table-cell office:value-type="string" table:style-name="ce23">
            <text:p/>
          </table:table-cell>
          <table:table-cell office:value-type="string" table:style-name="ce23">
            <text:p>Tendering Terms</text:p>
          </table:table-cell>
          <table:table-cell table:style-name="ce23"/>
          <table:table-cell office:value-type="string" table:style-name="ce23">
            <text:p/>
          </table:table-cell>
          <table:table-cell office:value-type="string" table:style-name="ce23">
            <text:p>Quantity</text:p>
          </table:table-cell>
          <table:table-cell office:value-type="string" office:string-value="Quantity" table:formula="of:=IF([.K36]&lt;&gt;&quot;&quot;;CONCATENATE([.K36];&quot; &quot;;[.L36]);[.L36])" table:style-name="ce24">
            <text:p>Quantity</text:p>
          </table:table-cell>
          <table:table-cell office:value-type="string" table:style-name="ce23">
            <text:p>Quantity</text:p>
          </table:table-cell>
          <table:table-cell office:value-type="string" table:style-name="ce23">
            <text:p/>
          </table:table-cell>
          <table:table-cell office:value-type="string" office:string-value="Quantity. Type" table:formula="of:=IF([.O36]&lt;&gt;&quot;&quot;;CONCATENATE([.O36];&quot;_ &quot;;[.N36];&quot;. Type&quot;);CONCATENATE([.N36];&quot;. Type&quot;))" table:style-name="ce23">
            <text:p>Quantity. Type</text:p>
          </table:table-cell>
          <table:table-cell office:value-type="string" table:style-name="ce23">
            <text:p/>
          </table:table-cell>
          <table:table-cell office:value-type="string" table:style-name="ce23">
            <text:p/>
          </table:table-cell>
          <table:table-cell office:value-type="string" table:style-name="ce23">
            <text:p>BBIE</text:p>
          </table:table-cell>
          <table:table-cell office:value-type="string" table:style-name="ce23">
            <text:p/>
          </table:table-cell>
          <table:table-cell office:value-type="string" table:style-name="ce14">
            <text:p>1.1.0</text:p>
          </table:table-cell>
          <table:table-cell office:value-type="string" table:style-name="ce23">
            <text:p/>
          </table:table-cell>
          <table:table-cell table:number-columns-repeated="16362" table:style-name="ce1"/>
        </table:table-row>
        <table:table-row table:number-rows-repeated="941" table:style-name="ro4">
          <table:table-cell table:number-columns-repeated="16" table:style-name="ce7"/>
          <table:table-cell table:style-name="ce1"/>
          <table:table-cell table:number-columns-repeated="15" table:style-name="ce7"/>
          <table:table-cell table:number-columns-repeated="16352"/>
        </table:table-row>
        <table:table-row table:number-rows-repeated="1047599" table:style-name="ro5">
          <table:table-cell table:number-columns-repeated="16384"/>
        </table:table-row>
      </table:table>
      <table:table table:name="eMandateRequest-1_1_1" table:style-name="ta2">
        <table:table-column table:style-name="co25"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4"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number-columns-repeated="10" table:default-cell-style-name="ce1"/>
        <table:table-column table:style-name="co23" table:number-columns-repeated="992" table:default-cell-style-name="ce1"/>
        <table:table-column table:style-name="co24" table:number-columns-repeated="15360" table:default-cell-style-name="ce1"/>
        <table:table-row table:style-name="ro1">
          <table:table-cell office:value-type="string" table:style-name="ce2">
            <office:annotation draw:style-name="a21" svg:x="4.11458333333333in" svg:y="0.0104166666666667in" svg:width="9.35416666666667in" svg:height="1.66666666666667in">
              <dc:creator/>
              <text:p><text:span text:style-name="T1">Component Name</text:span><text:span text:style-name="T1"/></text:p>
              <text:p/>
              <text:p><text:span text:style-name="T1">The Component Name is derived from the Dictionary Entry Name.</text:span><text:span text:style-name="T1"/></text:p>
              <text:p/>
              <text:p><text:span text:style-name="T1">If any disparity exists between the Component Name listed here and the corresponding Component Name in the schemas, the version in the schemas should be considered the correct one.</text:span><text:span text:style-name="T1"/></text:p>
              <text:p/>
              <text:p><text:span text:style-name="T1">(N.B.: Columns with grey headings are not part of the normative schemas.)</text:span><text:span text:style-name="T1"/></text:p>
              <text:p/>
            </office:annotation>
            <text:p>Component Name</text:p>
          </table:table-cell>
          <table:table-cell office:value-type="string" table:style-name="ce3">
            <office:annotation draw:style-name="a22" svg:x="4.69791666666667in" svg:y="0.0104166666666667in" svg:width="12.46875in" svg:height="2.44791666666667in">
              <dc:creator/>
              <text:p><text:span text:style-name="T1">Subset Cardinality</text:span><text:span text:style-name="T1"/></text:p>
              <text:p/>
              <text:p><text:span text:style-name="T1">The optionality and potential occurrences of the BIE in the subset when different from in the base model.</text:span><text:span text:style-name="T1"/></text:p>
              <text:p/>
              <text:p><text:span text:style-name="T1">0..1 – optional and only one</text:span><text:span text:style-name="T1"/></text:p>
              <text:p/>
              <text:p><text:span text:style-name="T1">1 – mandatory and only one</text:span><text:span text:style-name="T1"/></text:p>
              <text:p/>
              <text:p><text:span text:style-name="T1">0..n – optional and maximum of any number</text:span><text:span text:style-name="T1"/></text:p>
              <text:p/>
              <text:p><text:span text:style-name="T1">1..n - mandatory and maximum of any number</text:span><text:span text:style-name="T1"/></text:p>
              <text:p/>
            </office:annotation>
            <text:p>Subset</text:p>
          </table:table-cell>
          <table:table-cell office:value-type="string" table:style-name="ce4">
            <office:annotation draw:style-name="a23" svg:x="5.54166666666667in" svg:y="0.0104166666666667in" svg:width="16.8854166666667in" svg:height="2.44791666666667in">
              <dc:creator/>
              <text:p><text:span text:style-name="T1">Cardinality</text:span><text:span text:style-name="T1"/></text:p>
              <text:p/>
              <text:p><text:span text:style-name="T1">The optionality and potential occurrences of the BIE.</text:span><text:span text:style-name="T1"/></text:p>
              <text:p/>
              <text:p><text:span text:style-name="T1">0..1 – optional and only one</text:span><text:span text:style-name="T1"/></text:p>
              <text:p/>
              <text:p><text:span text:style-name="T1">1 – mandatory and only one</text:span><text:span text:style-name="T1"/></text:p>
              <text:p/>
              <text:p><text:span text:style-name="T1">0..n – optional and maximum of any number</text:span><text:span text:style-name="T1"/></text:p>
              <text:p/>
              <text:p><text:span text:style-name="T1">1..n - mandatory and maximum of any number</text:span><text:span text:style-name="T1"/></text:p>
              <text:p/>
            </office:annotation>
            <text:p>Cardinality</text:p>
          </table:table-cell>
          <table:table-cell office:value-type="string" table:style-name="ce4">
            <office:annotation draw:style-name="a24" svg:x="11.6041666666667in" svg:y="0.0104166666666667in" svg:width="11.5104166666667in" svg:height="0.666666666666667in">
              <dc:creator/>
              <text:p><text:span text:style-name="T1">Definition</text:span><text:span text:style-name="T1"/></text:p>
              <text:p/>
              <text:p><text:span text:style-name="T1">This is the unique semantic business meaning of the Business Information Entity.</text:span></text:p>
            </office:annotation>
            <text:p>Definition</text:p>
          </table:table-cell>
          <table:table-cell office:value-type="string" table:style-name="ce4">
            <office:annotation draw:style-name="a25" svg:x="13.4791666666667in" svg:y="0.0104166666666667in" svg:width="11.7916666666667in" svg:height="0.697916666666667in">
              <dc:creator/>
              <text:p><text:span text:style-name="T1">Alternative Business Terms</text:span><text:span text:style-name="T1"/></text:p>
              <text:p/>
              <text:p><text:span text:style-name="T1">Business Terms (optional) consists of one or more synonyms by which the Business Information Entity is commonly known and used in a specific Context. A Business Information Entity may have several Business Terms or synonyms. These may be used to map BIEs to a controlled vocabulary, to other vocabularies, or to labels for forms presentation.</text:span></text:p>
            </office:annotation>
            <text:p>Alternative Business Terms</text:p>
          </table:table-cell>
          <table:table-cell office:value-type="string" table:style-name="ce5">
            <office:annotation draw:style-name="a26" svg:x="17.1875in" svg:y="0.0104166666666667in" svg:width="9.60416666666667in" svg:height="0.666666666666667in">
              <dc:creator/>
              <text:p><text:span text:style-name="T1">Examples</text:span><text:span text:style-name="T1"/></text:p>
              <text:p/>
              <text:p><text:span text:style-name="T1">These are illustrative values that a typical user might utilize, but is under no obligation to to so.</text:span></text:p>
            </office:annotation>
            <text:p>Examples</text:p>
          </table:table-cell>
          <table:table-cell office:value-type="string" table:style-name="ce6">
            <office:annotation draw:style-name="a27" svg:x="27.21875in" svg:y="0.0104166666666667in" svg:width="6.84375in" svg:height="1.26041666666667in">
              <dc:creator/>
              <text:p><text:span text:style-name="T1">Dictionary Entry Name</text:span><text:span text:style-name="T1"/></text:p>
              <text:p/>
              <text:p><text:span text:style-name="T1">Dictionary Entry Names are assigned according to the rules of the ebXML Core Component Technical Specification, Version 2.01.</text:span><text:span text:style-name="T1"/></text:p>
              <text:p/>
              <text:p><text:span text:style-name="T1">The DEN is the unique official name of the Business Information Entity in the data dictionary.</text:span><text:span text:style-name="T1"/></text:p>
              <text:p/>
            </office:annotation>
            <text:p>Dictionary Entry Name</text:p>
          </table:table-cell>
          <table:table-cell office:value-type="string" table:style-name="ce4">
            <office:annotation draw:style-name="a28" svg:x="27.9166666666667in" svg:y="0.0104166666666667in" svg:width="7.71875in" svg:height="0.697916666666667in">
              <dc:creator/>
              <text:p><text:span text:style-name="T1">Object Class Qualifier</text:span><text:span text:style-name="T1"/></text:p>
              <text:p/>
              <text:p><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office:value-type="string" table:style-name="ce4">
            <office:annotation draw:style-name="a29" svg:x="30.6666666666667in" svg:y="0.0104166666666667in" svg:width="9.13541666666667in" svg:height="1.32291666666667in">
              <dc:creator/>
              <text:p><text:span text:style-name="T1">Object Class</text:span><text:span text:style-name="T1"/></text:p>
              <text:p/>
              <text:p><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span text:style-name="T1"/></text:p>
              <text:p/>
              <text:p><text:span text:style-name="T1">Each Object Class is an ABIE. Object classes are also referred to as Re-usable Types. They are called Classes in UML and Tables/Entities in database contexts.</text:span></text:p>
            </office:annotation>
            <text:p>Object Class</text:p>
          </table:table-cell>
          <table:table-cell office:value-type="string" table:style-name="ce4">
            <office:annotation draw:style-name="a30" svg:x="32.1875in" svg:y="0.0104166666666667in" svg:width="9.79166666666667in" svg:height="2.0625in">
              <dc:creator/>
              <text:p><text:span text:style-name="T1">Property Term Qualifier</text:span><text:span text:style-name="T1"/></text:p>
              <text:p/>
              <text:p><text:span text:style-name="T1">Property Term Qualifier is metadata specified by the ebXML CCTS on the basis of ISO 11179 naming rules.</text:span><text:span text:style-name="T1"/></text:p>
              <text:p/>
              <text:p><text:span text:style-name="T1">A qualifier is a word or words which help define and differentiate one Business Information Entity from another -- for example, when the BIE is used in another context.</text:span><text:span text:style-name="T1"/></text:p>
              <text:p/>
              <text:p><text:span text:style-name="T1">Property Term Qualifiers specialize or modify the Property Term. For example, when the BIE is used in another context.</text:span><text:span text:style-name="T1"/></text:p>
              <text:p/>
              <text:p><text:span text:style-name="T1">If the word (or words) express "a type of" or specialization relationship to the property term, then the word (or words) are qualifiers. This implies that adjectives are likely to be qualifiers. For example: Postal is a type of Zone used in an Address.</text:span><text:span text:style-name="T1"/></text:p>
              <text:p/>
            </office:annotation>
            <text:p>Property Term Qualifier</text:p>
          </table:table-cell>
          <table:table-cell office:value-type="string" table:style-name="ce4">
            <office:annotation draw:style-name="a31" svg:x="34.6666666666667in" svg:y="0.0104166666666667in" svg:width="9.07291666666667in" svg:height="2.09375in">
              <dc:creator/>
              <text:p><text:span text:style-name="T1">Property Term Possessive Noun</text:span><text:span text:style-name="T1"/></text:p>
              <text:p/>
              <text:p><text:span text:style-name="T1">To improve consistency in naming property terms, possessive nouns are explicitly identified. This is an extension of the ebXML CCTS.</text:span><text:span text:style-name="T1"/></text:p>
              <text:p/>
              <text:p><text:span text:style-name="T1">A Property Term may consist of one or more possessive nouns preceding the primary noun. This principle refines the Property Term to make it a more meaningful and consistent business name.</text:span><text:span text:style-name="T1"/></text:p>
              <text:p/>
              <text:p><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span text:style-name="T1"/></text:p>
              <text:p/>
              <text:p><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office:value-type="string" table:style-name="ce4">
            <office:annotation draw:style-name="a32" svg:x="36.2291666666667in" svg:y="0.0104166666666667in" svg:width="9.69791666666667in" svg:height="2.09375in">
              <dc:creator/>
              <text:p><text:span text:style-name="T1">Property Term Primary Noun</text:span><text:span text:style-name="T1"/></text:p>
              <text:p/>
              <text:p><text:span text:style-name="T1">To improve consistency in naming property terms, primary nouns are explicitly identified. This is an extension of the ebXML CCTS.</text:span><text:span text:style-name="T1"/></text:p>
              <text:p/>
              <text:p><text:span text:style-name="T1">A Property Term may consist of one or more possessive nouns preceding the primary noun. This principle refines the Property Term to make it a more meaningful and consistent business name.</text:span><text:span text:style-name="T1"/></text:p>
              <text:p/>
              <text:p><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span text:style-name="T1"/></text:p>
              <text:p/>
              <text:p><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office:value-type="string" table:style-name="ce6">
            <office:annotation draw:style-name="a33" svg:x="39.7916666666667in" svg:y="0.0104166666666667in" svg:width="7.22916666666667in" svg:height="1.46875in">
              <dc:creator/>
              <text:p><text:span text:style-name="T1">Property Term</text:span><text:span text:style-name="T1"/></text:p>
              <text:p/>
              <text:p><text:span text:style-name="T1">Property Term is metadata specified by the ebXML CCTS on the basis of ISO 11179 naming rules.</text:span><text:span text:style-name="T1"/></text:p>
              <text:p/>
              <text:p><text:span text:style-name="T1">Property Term represents the distinguishing characteristic or Property of the Object Class and "shall occur naturally in the definition." It is also known as an attribute (to database designers). The combination of Object Class and its Property Term should give the basic semantic meaning of the item.</text:span><text:span text:style-name="T1"/></text:p>
              <text:p/>
              <text:p><text:span text:style-name="T1">The Property Term is constructed from the Primary Noun preceded by any Possessive Nouns.</text:span></text:p>
            </office:annotation>
            <text:p>Property Term</text:p>
          </table:table-cell>
          <table:table-cell office:value-type="string" table:style-name="ce4">
            <office:annotation draw:style-name="a34" svg:x="42in" svg:y="0.0104166666666667in" svg:width="7.38541666666667in" svg:height="1.07291666666667in">
              <dc:creator/>
              <text:p><text:span text:style-name="T1">Representation Term</text:span><text:span text:style-name="T1"/></text:p>
              <text:p/>
              <text:p><text:span text:style-name="T1">Representation Term is metadata specified by the ebXML CCTS on the basis of ISO 11179 naming rules.</text:span><text:span text:style-name="T1"/></text:p>
              <text:p/>
              <text:p><text:span text:style-name="T1">A Representation Term is an element of the name that describes the form in which the property is represented.</text:span></text:p>
            </office:annotation>
            <text:p>Representation Term</text:p>
          </table:table-cell>
          <table:table-cell office:value-type="string" table:style-name="ce4">
            <office:annotation draw:style-name="a35" svg:x="43.75in" svg:y="0.0104166666666667in" svg:width="6.54166666666667in" svg:height="0.697916666666667in">
              <dc:creator/>
              <text:p><text:span text:style-name="T1">Data Type Qualifier</text:span><text:span text:style-name="T1"/></text:p>
              <text:p/>
              <text:p><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office:value-type="string" table:style-name="ce6">
            <office:annotation draw:style-name="a36" svg:x="45.9479166666667in" svg:y="0.0104166666666667in" svg:width="5.53125in" svg:height="1.07291666666667in">
              <dc:creator/>
              <text:p><text:span text:style-name="T1">Data Type</text:span><text:span text:style-name="T1"/></text:p>
              <text:p/>
              <text:p><text:span text:style-name="T1">The data type distinguishes the lexical constraints on an item's value, plus any supplemental pieces of distinguishing information.</text:span><text:span text:style-name="T1"/></text:p>
              <text:p/>
              <text:p><text:span text:style-name="T1">Unqualified data types are based on UN/CEFACT core component types.</text:span></text:p>
            </office:annotation>
            <text:p>Data Type</text:p>
          </table:table-cell>
          <table:table-cell office:value-type="string" table:style-name="ce4">
            <office:annotation draw:style-name="a37" svg:x="47.0416666666667in" svg:y="0.0104166666666667in" svg:width="5.40625in" svg:height="1.46875in">
              <dc:creator/>
              <text:p><text:span text:style-name="T1">Associated Object Class Qualifier</text:span><text:span text:style-name="T1"/></text:p>
              <text:p/>
              <text:p><text:span text:style-name="T1">A qualifier is a word or words which help define and differentiate one Business Information Entity from another -- for example, when the BIE is used in another context.</text:span><text:span text:style-name="T1"/></text:p>
              <text:p/>
              <text:p><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office:value-type="string" table:style-name="ce4">
            <office:annotation draw:style-name="a38" svg:x="49.3854166666667in" svg:y="0.0104166666666667in" svg:width="8.34375in" svg:height="0.666666666666667in">
              <dc:creator/>
              <text:p><text:span text:style-name="T1">Associated Object Class</text:span><text:span text:style-name="T1"/></text:p>
              <text:p/>
              <text:p><text:span text:style-name="T1">This is the object class at the other end of this association. It is an ABIE in this model.</text:span></text:p>
            </office:annotation>
            <text:p>Associated Object Class</text:p>
          </table:table-cell>
          <table:table-cell office:value-type="string" table:style-name="ce6">
            <office:annotation draw:style-name="a39" svg:x="50.34375in" svg:y="0.0104166666666667in" svg:width="8.15625in" svg:height="1.85416666666667in">
              <dc:creator/>
              <text:p><text:span text:style-name="T1">Component Type</text:span><text:span text:style-name="T1"/></text:p>
              <text:p/>
              <text:p><text:span text:style-name="T1">There are three BIE Types:</text:span><text:span text:style-name="T1"/></text:p>
              <text:p/>
              <text:p><text:span text:style-name="T1">Basic BIE (BBIE -- white rows),</text:span><text:span text:style-name="T1"/></text:p>
              <text:p/>
              <text:p><text:span text:style-name="T1">Associate BIE (ASBIE -- green rows; “an association”), and</text:span><text:span text:style-name="T1"/></text:p>
              <text:p/>
              <text:p><text:span text:style-name="T1">Aggregate BIE (ABIE -- pink rows; “an aggregate”).</text:span></text:p>
            </office:annotation>
            <text:p>Component Type</text:p>
          </table:table-cell>
          <table:table-cell office:value-type="string" table:style-name="ce5">
            <office:annotation draw:style-name="a40" svg:x="51.5104166666667in" svg:y="0.0104166666666667in" svg:width="7.69791666666667in" svg:height="0.666666666666667in">
              <dc:creator/>
              <text:p><text:span text:style-name="T1">UN/TDED Code</text:span><text:span text:style-name="T1"/></text:p>
              <text:p/>
              <text:p><text:span text:style-name="T1">The UN Trade Data Element Dictionary (ISO 7372) code for this BIE.</text:span></text:p>
            </office:annotation>
            <text:p>UN/TDED Code</text:p>
          </table:table-cell>
          <table:table-cell office:value-type="string" table:style-name="ce5">
            <office:annotation draw:style-name="a41" svg:x="52.4791666666667in" svg:y="0.0104166666666667in" svg:width="7.46875in" svg:height="0.666666666666667in">
              <dc:creator/>
              <text:p><text:span text:style-name="T1">Current Version</text:span><text:span text:style-name="T1"/></text:p>
              <text:p/>
              <text:p><text:span text:style-name="T1">The version number of this BIE. Can be used to generate change logs.</text:span></text:p>
            </office:annotation>
            <text:p>Current Version</text:p>
          </table:table-cell>
          <table:table-cell office:value-type="string" table:style-name="ce5">
            <text:p>Editor's Notes</text:p>
          </table:table-cell>
          <table:table-cell table:number-columns-repeated="10" table:style-name="ce7"/>
          <table:table-cell table:number-columns-repeated="16352"/>
        </table:table-row>
        <table:table-row table:style-name="ro2">
          <table:table-cell office:value-type="string" office:string-value="eMandateRequest" table:formula="of:=SUBSTITUTE(CONCATENATE([.H2];[.I2]);&quot; &quot;;&quot;&quot;)" table:style-name="ce8">
            <text:p>eMandateRequest</text:p>
          </table:table-cell>
          <table:table-cell table:number-columns-repeated="2" table:style-name="ce9"/>
          <table:table-cell office:value-type="string" table:style-name="ce10">
            <text:p>An ebusiness document to request one or more mandates from an eMandate Registry.</text:p>
          </table:table-cell>
          <table:table-cell table:number-columns-repeated="2" table:style-name="ce10"/>
          <table:table-cell office:value-type="string" office:string-value="eMandate Request. Details" table:formula="of:=CONCATENATE(IF([.H2]=&quot;&quot;;&quot;&quot;;CONCATENATE([.H2];&quot;_ &quot;));[.I2];&quot;. Details&quot;)" table:style-name="ce8">
            <text:p>eMandate Request. Details</text:p>
          </table:table-cell>
          <table:table-cell table:style-name="ce10"/>
          <table:table-cell office:value-type="string" table:style-name="ce10">
            <text:p>eMandate Request</text:p>
          </table:table-cell>
          <table:table-cell table:number-columns-repeated="9" table:style-name="ce9"/>
          <table:table-cell office:value-type="string" table:style-name="ce9">
            <text:p>ABIE</text:p>
          </table:table-cell>
          <table:table-cell table:style-name="ce10"/>
          <table:table-cell office:value-type="string" table:style-name="ce10">
            <text:p>1.1.0</text:p>
          </table:table-cell>
          <table:table-cell office:value-type="string" table:style-name="ce10">
            <text:p>Version 1.0.0 never existed as UBL-NDR-based</text:p>
          </table:table-cell>
          <table:table-cell table:number-columns-repeated="10" table:style-name="ce7"/>
          <table:table-cell table:number-columns-repeated="16352"/>
        </table:table-row>
        <table:table-row table:style-name="ro3">
          <table:table-cell office:value-type="string" office:string-value="UBLVersionID" table:formula="of:=SUBSTITUTE(CONCATENATE([.J3];[.K3];IF([.L3]=&quot;Identifier&quot;;&quot;ID&quot;;IF(AND([.L3]=&quot;Text&quot;;OR([.J3]&lt;&gt;&quot;&quot;;[.K3]&lt;&gt;&quot;&quot;));&quot;&quot;;[.L3]));IF(AND([.N3]&lt;&gt;&quot;Text&quot;;[.L3]&lt;&gt;[.N3];NOT(AND([.L3]=&quot;URI&quot;;[.N3]=&quot;Identifier&quot;));NOT(AND([.L3]=&quot;UUID&quot;;[.N3]=&quot;Identifier&quot;));NOT(AND([.L3]=&quot;OID&quot;;[.N3]=&quot;Identifier&quot;)));IF([.N3]=&quot;Identifier&quot;;&quot;ID&quot;;[.N3]);&quot;&quot;));&quot; &quot;;&quot;&quot;)" table:style-name="ce11">
            <text:p>UBLVersionID</text:p>
          </table:table-cell>
          <table:table-cell table:style-name="ce12"/>
          <table:table-cell office:value-type="string" table:style-name="ce13">
            <text:p>0..1</text:p>
          </table:table-cell>
          <table:table-cell office:value-type="string" table:style-name="ce14">
            <text:p>Identifies the earliest version of the UBL 2 schema for this document type that defines all of the elements that might be encountered in the current instance.</text:p>
          </table:table-cell>
          <table:table-cell table:style-name="ce14"/>
          <table:table-cell office:value-type="string" table:style-name="ce14">
            <text:p>2.0.5</text:p>
          </table:table-cell>
          <table:table-cell office:value-type="string" office:string-value="eMandate Request. UBL Version Identifier. Identifier" table:formula="of:=CONCATENATE( IF([.H3]=&quot;&quot;;&quot;&quot;;CONCATENATE([.H3];&quot;_ &quot;));[.I3];&quot;. &quot;;IF([.J3]=&quot;&quot;;&quot;&quot;;CONCATENATE([.J3];&quot;_ &quot;));[.M3];IF(OR([.J3]&lt;&gt;&quot;&quot;;[.M3]&lt;&gt;[.N3]);CONCATENATE(&quot;. &quot;;[.N3]);&quot;&quot;))" table:style-name="ce14">
            <text:p>eMandate Request. UBL Version Identifier. Identifier</text:p>
          </table:table-cell>
          <table:table-cell table:style-name="ce14"/>
          <table:table-cell office:value-type="string" table:style-name="ce14">
            <text:p>eMandate Request</text:p>
          </table:table-cell>
          <table:table-cell table:style-name="ce14"/>
          <table:table-cell office:value-type="string" table:style-name="ce14">
            <text:p>UBL Version</text:p>
          </table:table-cell>
          <table:table-cell office:value-type="string" table:style-name="ce14">
            <text:p>Identifier</text:p>
          </table:table-cell>
          <table:table-cell office:value-type="string" office:string-value="UBL Version Identifier" table:formula="of:=IF([.K3]&lt;&gt;&quot;&quot;;CONCATENATE([.K3];&quot; &quot;;[.L3]);[.L3])" table:style-name="ce11">
            <text:p>UBL Version Identifier</text:p>
          </table:table-cell>
          <table:table-cell office:value-type="string" table:style-name="ce14">
            <text:p>Identifier</text:p>
          </table:table-cell>
          <table:table-cell table:style-name="ce14"/>
          <table:table-cell office:value-type="string" office:string-value="Identifier. Type" table:formula="of:=IF([.O3]&lt;&gt;&quot;&quot;;CONCATENATE([.O3];&quot;_ &quot;;[.N3];&quot;. Type&quot;);CONCATENATE([.N3];&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CustomizationID" table:formula="of:=SUBSTITUTE(CONCATENATE([.J4];[.K4];IF([.L4]=&quot;Identifier&quot;;&quot;ID&quot;;IF(AND([.L4]=&quot;Text&quot;;OR([.J4]&lt;&gt;&quot;&quot;;[.K4]&lt;&gt;&quot;&quot;));&quot;&quot;;[.L4]));IF(AND([.N4]&lt;&gt;&quot;Text&quot;;[.L4]&lt;&gt;[.N4];NOT(AND([.L4]=&quot;URI&quot;;[.N4]=&quot;Identifier&quot;));NOT(AND([.L4]=&quot;UUID&quot;;[.N4]=&quot;Identifier&quot;));NOT(AND([.L4]=&quot;OID&quot;;[.N4]=&quot;Identifier&quot;)));IF([.N4]=&quot;Identifier&quot;;&quot;ID&quot;;[.N4]);&quot;&quot;));&quot; &quot;;&quot;&quot;)" table:style-name="ce11">
            <text:p>CustomizationID</text:p>
          </table:table-cell>
          <table:table-cell table:style-name="ce12"/>
          <table:table-cell office:value-type="string" table:style-name="ce13">
            <text:p>0..1</text:p>
          </table:table-cell>
          <table:table-cell office:value-type="string" table:style-name="ce14">
            <text:p>Identifies a user-defined customization of UBL for a specific use.</text:p>
          </table:table-cell>
          <table:table-cell table:style-name="ce14"/>
          <table:table-cell office:value-type="string" table:style-name="ce14">
            <text:p>NES</text:p>
          </table:table-cell>
          <table:table-cell office:value-type="string" office:string-value="eMandate Request. Customization Identifier. Identifier" table:formula="of:=CONCATENATE( IF([.H4]=&quot;&quot;;&quot;&quot;;CONCATENATE([.H4];&quot;_ &quot;));[.I4];&quot;. &quot;;IF([.J4]=&quot;&quot;;&quot;&quot;;CONCATENATE([.J4];&quot;_ &quot;));[.M4];IF(OR([.J4]&lt;&gt;&quot;&quot;;[.M4]&lt;&gt;[.N4]);CONCATENATE(&quot;. &quot;;[.N4]);&quot;&quot;))" table:style-name="ce14">
            <text:p>eMandate Request. Customization Identifier. Identifier</text:p>
          </table:table-cell>
          <table:table-cell table:style-name="ce14"/>
          <table:table-cell office:value-type="string" table:style-name="ce14">
            <text:p>eMandate Request</text:p>
          </table:table-cell>
          <table:table-cell table:style-name="ce14"/>
          <table:table-cell office:value-type="string" table:style-name="ce14">
            <text:p>Customization</text:p>
          </table:table-cell>
          <table:table-cell office:value-type="string" table:style-name="ce14">
            <text:p>Identifier</text:p>
          </table:table-cell>
          <table:table-cell office:value-type="string" office:string-value="Customization Identifier" table:formula="of:=IF([.K4]&lt;&gt;&quot;&quot;;CONCATENATE([.K4];&quot; &quot;;[.L4]);[.L4])" table:style-name="ce11">
            <text:p>Customization Identifier</text:p>
          </table:table-cell>
          <table:table-cell office:value-type="string" table:style-name="ce14">
            <text:p>Identifier</text:p>
          </table:table-cell>
          <table:table-cell table:style-name="ce14"/>
          <table:table-cell office:value-type="string" office:string-value="Identifier. Type" table:formula="of:=IF([.O4]&lt;&gt;&quot;&quot;;CONCATENATE([.O4];&quot;_ &quot;;[.N4];&quot;. Type&quot;);CONCATENATE([.N4];&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ProfileID" table:formula="of:=SUBSTITUTE(CONCATENATE([.J5];[.K5];IF([.L5]=&quot;Identifier&quot;;&quot;ID&quot;;IF(AND([.L5]=&quot;Text&quot;;OR([.J5]&lt;&gt;&quot;&quot;;[.K5]&lt;&gt;&quot;&quot;));&quot;&quot;;[.L5]));IF(AND([.N5]&lt;&gt;&quot;Text&quot;;[.L5]&lt;&gt;[.N5];NOT(AND([.L5]=&quot;URI&quot;;[.N5]=&quot;Identifier&quot;));NOT(AND([.L5]=&quot;UUID&quot;;[.N5]=&quot;Identifier&quot;));NOT(AND([.L5]=&quot;OID&quot;;[.N5]=&quot;Identifier&quot;)));IF([.N5]=&quot;Identifier&quot;;&quot;ID&quot;;[.N5]);&quot;&quot;));&quot; &quot;;&quot;&quot;)" table:style-name="ce11">
            <text:p>ProfileID</text:p>
          </table:table-cell>
          <table:table-cell table:style-name="ce12"/>
          <table:table-cell office:value-type="string" table:style-name="ce13">
            <text:p>0..1</text:p>
          </table:table-cell>
          <table:table-cell office:value-type="string" table:style-name="ce14">
            <text:p>Identifies a user-defined profile of the customization of UBL being used.</text:p>
          </table:table-cell>
          <table:table-cell table:style-name="ce14"/>
          <table:table-cell office:value-type="string" table:style-name="ce14">
            <text:p>BasicProcurementProcess</text:p>
          </table:table-cell>
          <table:table-cell office:value-type="string" office:string-value="eMandate Request. Profile Identifier. Identifier" table:formula="of:=CONCATENATE( IF([.H5]=&quot;&quot;;&quot;&quot;;CONCATENATE([.H5];&quot;_ &quot;));[.I5];&quot;. &quot;;IF([.J5]=&quot;&quot;;&quot;&quot;;CONCATENATE([.J5];&quot;_ &quot;));[.M5];IF(OR([.J5]&lt;&gt;&quot;&quot;;[.M5]&lt;&gt;[.N5]);CONCATENATE(&quot;. &quot;;[.N5]);&quot;&quot;))" table:style-name="ce14">
            <text:p>eMandate Request. Profile Identifier. Identifier</text:p>
          </table:table-cell>
          <table:table-cell table:style-name="ce14"/>
          <table:table-cell office:value-type="string" table:style-name="ce14">
            <text:p>eMandate Request</text:p>
          </table:table-cell>
          <table:table-cell table:style-name="ce14"/>
          <table:table-cell office:value-type="string" table:style-name="ce14">
            <text:p>Profile</text:p>
          </table:table-cell>
          <table:table-cell office:value-type="string" table:style-name="ce14">
            <text:p>Identifier</text:p>
          </table:table-cell>
          <table:table-cell office:value-type="string" office:string-value="Profile Identifier" table:formula="of:=IF([.K5]&lt;&gt;&quot;&quot;;CONCATENATE([.K5];&quot; &quot;;[.L5]);[.L5])" table:style-name="ce11">
            <text:p>Profile Identifier</text:p>
          </table:table-cell>
          <table:table-cell office:value-type="string" table:style-name="ce14">
            <text:p>Identifier</text:p>
          </table:table-cell>
          <table:table-cell table:style-name="ce14"/>
          <table:table-cell office:value-type="string" office:string-value="Identifier. Type" table:formula="of:=IF([.O5]&lt;&gt;&quot;&quot;;CONCATENATE([.O5];&quot;_ &quot;;[.N5];&quot;. Type&quot;);CONCATENATE([.N5];&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ProfileExecutionID" table:formula="of:=SUBSTITUTE(CONCATENATE([.J6];[.K6];IF([.L6]=&quot;Identifier&quot;;&quot;ID&quot;;IF(AND([.L6]=&quot;Text&quot;;OR([.J6]&lt;&gt;&quot;&quot;;[.K6]&lt;&gt;&quot;&quot;));&quot;&quot;;[.L6]));IF(AND([.N6]&lt;&gt;&quot;Text&quot;;[.L6]&lt;&gt;[.N6];NOT(AND([.L6]=&quot;URI&quot;;[.N6]=&quot;Identifier&quot;));NOT(AND([.L6]=&quot;UUID&quot;;[.N6]=&quot;Identifier&quot;));NOT(AND([.L6]=&quot;OID&quot;;[.N6]=&quot;Identifier&quot;)));IF([.N6]=&quot;Identifier&quot;;&quot;ID&quot;;[.N6]);&quot;&quot;));&quot; &quot;;&quot;&quot;)" table:style-name="ce11">
            <text:p>ProfileExecutionID</text:p>
          </table:table-cell>
          <table:table-cell table:style-name="ce12"/>
          <table:table-cell office:value-type="string" table:style-name="ce13">
            <text:p>0..1</text:p>
          </table:table-cell>
          <table:table-cell office:value-type="string" table:style-name="ce14">
            <text:p>Identifies an instance of executing a profile, to associate all transactions in a collaboration.</text:p>
          </table:table-cell>
          <table:table-cell table:style-name="ce14"/>
          <table:table-cell office:value-type="string" table:style-name="ce14">
            <text:p>BPP-1001</text:p>
          </table:table-cell>
          <table:table-cell office:value-type="string" office:string-value="eMandate Request. Profile Execution Identifier. Identifier" table:formula="of:=CONCATENATE( IF([.H6]=&quot;&quot;;&quot;&quot;;CONCATENATE([.H6];&quot;_ &quot;));[.I6];&quot;. &quot;;IF([.J6]=&quot;&quot;;&quot;&quot;;CONCATENATE([.J6];&quot;_ &quot;));[.M6];IF(OR([.J6]&lt;&gt;&quot;&quot;;[.M6]&lt;&gt;[.N6]);CONCATENATE(&quot;. &quot;;[.N6]);&quot;&quot;))" table:style-name="ce14">
            <text:p>eMandate Request. Profile Execution Identifier. Identifier</text:p>
          </table:table-cell>
          <table:table-cell table:style-name="ce14"/>
          <table:table-cell office:value-type="string" table:style-name="ce14">
            <text:p>eMandate Request</text:p>
          </table:table-cell>
          <table:table-cell table:style-name="ce14"/>
          <table:table-cell office:value-type="string" table:style-name="ce14">
            <text:p>Profile Execution</text:p>
          </table:table-cell>
          <table:table-cell office:value-type="string" table:style-name="ce14">
            <text:p>Identifier</text:p>
          </table:table-cell>
          <table:table-cell office:value-type="string" office:string-value="Profile Execution Identifier" table:formula="of:=IF([.K6]&lt;&gt;&quot;&quot;;CONCATENATE([.K6];&quot; &quot;;[.L6]);[.L6])" table:style-name="ce11">
            <text:p>Profile Execution Identifier</text:p>
          </table:table-cell>
          <table:table-cell office:value-type="string" table:style-name="ce14">
            <text:p>Identifier</text:p>
          </table:table-cell>
          <table:table-cell table:style-name="ce14"/>
          <table:table-cell office:value-type="string" office:string-value="Identifier. Type" table:formula="of:=IF([.O6]&lt;&gt;&quot;&quot;;CONCATENATE([.O6];&quot;_ &quot;;[.N6];&quot;. Type&quot;);CONCATENATE([.N6];&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ID" table:formula="of:=SUBSTITUTE(CONCATENATE([.J7];[.K7];IF([.L7]=&quot;Identifier&quot;;&quot;ID&quot;;IF(AND([.L7]=&quot;Text&quot;;OR([.J7]&lt;&gt;&quot;&quot;;[.K7]&lt;&gt;&quot;&quot;));&quot;&quot;;[.L7]));IF(AND([.N7]&lt;&gt;&quot;Text&quot;;[.L7]&lt;&gt;[.N7];NOT(AND([.L7]=&quot;URI&quot;;[.N7]=&quot;Identifier&quot;));NOT(AND([.L7]=&quot;UUID&quot;;[.N7]=&quot;Identifier&quot;));NOT(AND([.L7]=&quot;OID&quot;;[.N7]=&quot;Identifier&quot;)));IF([.N7]=&quot;Identifier&quot;;&quot;ID&quot;;[.N7]);&quot;&quot;));&quot; &quot;;&quot;&quot;)" table:style-name="ce11">
            <text:p>ID</text:p>
          </table:table-cell>
          <table:table-cell table:style-name="ce12"/>
          <table:table-cell office:value-type="string" table:style-name="ce13">
            <text:p>0..1</text:p>
          </table:table-cell>
          <table:table-cell office:value-type="string" table:style-name="ce14">
            <text:p>An identifier for this document, assigned by the sender.</text:p>
          </table:table-cell>
          <table:table-cell table:number-columns-repeated="2" table:style-name="ce14"/>
          <table:table-cell office:value-type="string" office:string-value="eMandate Request. Identifier" table:formula="of:=CONCATENATE( IF([.H7]=&quot;&quot;;&quot;&quot;;CONCATENATE([.H7];&quot;_ &quot;));[.I7];&quot;. &quot;;IF([.J7]=&quot;&quot;;&quot;&quot;;CONCATENATE([.J7];&quot;_ &quot;));[.M7];IF(OR([.J7]&lt;&gt;&quot;&quot;;[.M7]&lt;&gt;[.N7]);CONCATENATE(&quot;. &quot;;[.N7]);&quot;&quot;))" table:style-name="ce14">
            <text:p>eMandate Request. Identifier</text:p>
          </table:table-cell>
          <table:table-cell table:style-name="ce14"/>
          <table:table-cell office:value-type="string" table:style-name="ce14">
            <text:p>eMandate Request</text:p>
          </table:table-cell>
          <table:table-cell table:number-columns-repeated="2" table:style-name="ce14"/>
          <table:table-cell office:value-type="string" table:style-name="ce14">
            <text:p>Identifier</text:p>
          </table:table-cell>
          <table:table-cell office:value-type="string" office:string-value="Identifier" table:formula="of:=IF([.K7]&lt;&gt;&quot;&quot;;CONCATENATE([.K7];&quot; &quot;;[.L7]);[.L7])" table:style-name="ce11">
            <text:p>Identifier</text:p>
          </table:table-cell>
          <table:table-cell office:value-type="string" table:style-name="ce14">
            <text:p>Identifier</text:p>
          </table:table-cell>
          <table:table-cell table:style-name="ce14"/>
          <table:table-cell office:value-type="string" office:string-value="Identifier. Type" table:formula="of:=IF([.O7]&lt;&gt;&quot;&quot;;CONCATENATE([.O7];&quot;_ &quot;;[.N7];&quot;. Type&quot;);CONCATENATE([.N7];&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CopyIndicator" table:formula="of:=SUBSTITUTE(CONCATENATE([.J8];[.K8];IF([.L8]=&quot;Identifier&quot;;&quot;ID&quot;;IF(AND([.L8]=&quot;Text&quot;;OR([.J8]&lt;&gt;&quot;&quot;;[.K8]&lt;&gt;&quot;&quot;));&quot;&quot;;[.L8]));IF(AND([.N8]&lt;&gt;&quot;Text&quot;;[.L8]&lt;&gt;[.N8];NOT(AND([.L8]=&quot;URI&quot;;[.N8]=&quot;Identifier&quot;));NOT(AND([.L8]=&quot;UUID&quot;;[.N8]=&quot;Identifier&quot;));NOT(AND([.L8]=&quot;OID&quot;;[.N8]=&quot;Identifier&quot;)));IF([.N8]=&quot;Identifier&quot;;&quot;ID&quot;;[.N8]);&quot;&quot;));&quot; &quot;;&quot;&quot;)" table:style-name="ce11">
            <text:p>CopyIndicator</text:p>
          </table:table-cell>
          <table:table-cell table:style-name="ce12"/>
          <table:table-cell office:value-type="string" table:style-name="ce13">
            <text:p>0..1</text:p>
          </table:table-cell>
          <table:table-cell office:value-type="string" table:style-name="ce14">
            <text:p>Indicates whether this document is a copy (true) or not (false).</text:p>
          </table:table-cell>
          <table:table-cell table:number-columns-repeated="2" table:style-name="ce14"/>
          <table:table-cell office:value-type="string" office:string-value="eMandate Request. Copy_ Indicator. Indicator" table:formula="of:=CONCATENATE( IF([.H8]=&quot;&quot;;&quot;&quot;;CONCATENATE([.H8];&quot;_ &quot;));[.I8];&quot;. &quot;;IF([.J8]=&quot;&quot;;&quot;&quot;;CONCATENATE([.J8];&quot;_ &quot;));[.M8];IF(OR([.J8]&lt;&gt;&quot;&quot;;[.M8]&lt;&gt;[.N8]);CONCATENATE(&quot;. &quot;;[.N8]);&quot;&quot;))" table:style-name="ce14">
            <text:p>eMandate Request. Copy_ Indicator. Indicator</text:p>
          </table:table-cell>
          <table:table-cell table:style-name="ce14"/>
          <table:table-cell office:value-type="string" table:style-name="ce14">
            <text:p>eMandate Request</text:p>
          </table:table-cell>
          <table:table-cell office:value-type="string" table:style-name="ce14">
            <text:p>Copy</text:p>
          </table:table-cell>
          <table:table-cell table:style-name="ce14"/>
          <table:table-cell office:value-type="string" table:style-name="ce14">
            <text:p>Indicator</text:p>
          </table:table-cell>
          <table:table-cell office:value-type="string" office:string-value="Indicator" table:formula="of:=IF([.K8]&lt;&gt;&quot;&quot;;CONCATENATE([.K8];&quot; &quot;;[.L8]);[.L8])" table:style-name="ce11">
            <text:p>Indicator</text:p>
          </table:table-cell>
          <table:table-cell office:value-type="string" table:style-name="ce14">
            <text:p>Indicator</text:p>
          </table:table-cell>
          <table:table-cell table:style-name="ce14"/>
          <table:table-cell office:value-type="string" office:string-value="Indicator. Type" table:formula="of:=IF([.O8]&lt;&gt;&quot;&quot;;CONCATENATE([.O8];&quot;_ &quot;;[.N8];&quot;. Type&quot;);CONCATENATE([.N8];&quot;. Type&quot;))" table:style-name="ce14">
            <text:p>Indicato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UUID" table:formula="of:=SUBSTITUTE(CONCATENATE([.J9];[.K9];IF([.L9]=&quot;Identifier&quot;;&quot;ID&quot;;IF(AND([.L9]=&quot;Text&quot;;OR([.J9]&lt;&gt;&quot;&quot;;[.K9]&lt;&gt;&quot;&quot;));&quot;&quot;;[.L9]));IF(AND([.N9]&lt;&gt;&quot;Text&quot;;[.L9]&lt;&gt;[.N9];NOT(AND([.L9]=&quot;URI&quot;;[.N9]=&quot;Identifier&quot;));NOT(AND([.L9]=&quot;UUID&quot;;[.N9]=&quot;Identifier&quot;));NOT(AND([.L9]=&quot;OID&quot;;[.N9]=&quot;Identifier&quot;)));IF([.N9]=&quot;Identifier&quot;;&quot;ID&quot;;[.N9]);&quot;&quot;));&quot; &quot;;&quot;&quot;)" table:style-name="ce11">
            <text:p>UUID</text:p>
          </table:table-cell>
          <table:table-cell table:style-name="ce12"/>
          <table:table-cell office:value-type="string" table:style-name="ce13">
            <text:p>0..1</text:p>
          </table:table-cell>
          <table:table-cell office:value-type="string" table:style-name="ce14">
            <text:p>A universally unique identifier for an instance of this document.</text:p>
          </table:table-cell>
          <table:table-cell table:number-columns-repeated="2" table:style-name="ce14"/>
          <table:table-cell office:value-type="string" office:string-value="eMandate Request. UUID. Identifier" table:formula="of:=CONCATENATE( IF([.H9]=&quot;&quot;;&quot;&quot;;CONCATENATE([.H9];&quot;_ &quot;));[.I9];&quot;. &quot;;IF([.J9]=&quot;&quot;;&quot;&quot;;CONCATENATE([.J9];&quot;_ &quot;));[.M9];IF(OR([.J9]&lt;&gt;&quot;&quot;;[.M9]&lt;&gt;[.N9]);CONCATENATE(&quot;. &quot;;[.N9]);&quot;&quot;))" table:style-name="ce14">
            <text:p>eMandate Request. UUID. Identifier</text:p>
          </table:table-cell>
          <table:table-cell table:style-name="ce14"/>
          <table:table-cell office:value-type="string" table:style-name="ce14">
            <text:p>eMandate Request</text:p>
          </table:table-cell>
          <table:table-cell table:number-columns-repeated="2" table:style-name="ce14"/>
          <table:table-cell office:value-type="string" table:style-name="ce14">
            <text:p>UUID</text:p>
          </table:table-cell>
          <table:table-cell office:value-type="string" office:string-value="UUID" table:formula="of:=IF([.K9]&lt;&gt;&quot;&quot;;CONCATENATE([.K9];&quot; &quot;;[.L9]);[.L9])" table:style-name="ce11">
            <text:p>UUID</text:p>
          </table:table-cell>
          <table:table-cell office:value-type="string" table:style-name="ce14">
            <text:p>Identifier</text:p>
          </table:table-cell>
          <table:table-cell table:style-name="ce14"/>
          <table:table-cell office:value-type="string" office:string-value="Identifier. Type" table:formula="of:=IF([.O9]&lt;&gt;&quot;&quot;;CONCATENATE([.O9];&quot;_ &quot;;[.N9];&quot;. Type&quot;);CONCATENATE([.N9];&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IssueDate" table:formula="of:=SUBSTITUTE(CONCATENATE([.J10];[.K10];IF([.L10]=&quot;Identifier&quot;;&quot;ID&quot;;IF(AND([.L10]=&quot;Text&quot;;OR([.J10]&lt;&gt;&quot;&quot;;[.K10]&lt;&gt;&quot;&quot;));&quot;&quot;;[.L10]));IF(AND([.N10]&lt;&gt;&quot;Text&quot;;[.L10]&lt;&gt;[.N10];NOT(AND([.L10]=&quot;URI&quot;;[.N10]=&quot;Identifier&quot;));NOT(AND([.L10]=&quot;UUID&quot;;[.N10]=&quot;Identifier&quot;));NOT(AND([.L10]=&quot;OID&quot;;[.N10]=&quot;Identifier&quot;)));IF([.N10]=&quot;Identifier&quot;;&quot;ID&quot;;[.N10]);&quot;&quot;));&quot; &quot;;&quot;&quot;)" table:style-name="ce11">
            <text:p>IssueDate</text:p>
          </table:table-cell>
          <table:table-cell table:style-name="ce12"/>
          <table:table-cell office:value-type="string" table:style-name="ce13">
            <text:p>1</text:p>
          </table:table-cell>
          <table:table-cell office:value-type="string" table:style-name="ce14">
            <text:p>The date, assigned by the sender, on which this document was issued.</text:p>
          </table:table-cell>
          <table:table-cell table:number-columns-repeated="2" table:style-name="ce14"/>
          <table:table-cell office:value-type="string" office:string-value="eMandate Request. Issue Date. Date" table:formula="of:=CONCATENATE( IF([.H10]=&quot;&quot;;&quot;&quot;;CONCATENATE([.H10];&quot;_ &quot;));[.I10];&quot;. &quot;;IF([.J10]=&quot;&quot;;&quot;&quot;;CONCATENATE([.J10];&quot;_ &quot;));[.M10];IF(OR([.J10]&lt;&gt;&quot;&quot;;[.M10]&lt;&gt;[.N10]);CONCATENATE(&quot;. &quot;;[.N10]);&quot;&quot;))" table:style-name="ce14">
            <text:p>eMandate Request. Issue Date. Date</text:p>
          </table:table-cell>
          <table:table-cell table:style-name="ce14"/>
          <table:table-cell office:value-type="string" table:style-name="ce14">
            <text:p>eMandate Request</text:p>
          </table:table-cell>
          <table:table-cell table:style-name="ce14"/>
          <table:table-cell office:value-type="string" table:style-name="ce14">
            <text:p>Issue</text:p>
          </table:table-cell>
          <table:table-cell office:value-type="string" table:style-name="ce14">
            <text:p>Date</text:p>
          </table:table-cell>
          <table:table-cell office:value-type="string" office:string-value="Issue Date" table:formula="of:=IF([.K10]&lt;&gt;&quot;&quot;;CONCATENATE([.K10];&quot; &quot;;[.L10]);[.L10])" table:style-name="ce11">
            <text:p>Issue Date</text:p>
          </table:table-cell>
          <table:table-cell office:value-type="string" table:style-name="ce14">
            <text:p>Date</text:p>
          </table:table-cell>
          <table:table-cell table:style-name="ce14"/>
          <table:table-cell office:value-type="string" office:string-value="Date. Type" table:formula="of:=IF([.O10]&lt;&gt;&quot;&quot;;CONCATENATE([.O10];&quot;_ &quot;;[.N10];&quot;. Type&quot;);CONCATENATE([.N10];&quot;. Type&quot;))" table:style-name="ce14">
            <text:p>Date.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IssueTime" table:formula="of:=SUBSTITUTE(CONCATENATE([.J11];[.K11];IF([.L11]=&quot;Identifier&quot;;&quot;ID&quot;;IF(AND([.L11]=&quot;Text&quot;;OR([.J11]&lt;&gt;&quot;&quot;;[.K11]&lt;&gt;&quot;&quot;));&quot;&quot;;[.L11]));IF(AND([.N11]&lt;&gt;&quot;Text&quot;;[.L11]&lt;&gt;[.N11];NOT(AND([.L11]=&quot;URI&quot;;[.N11]=&quot;Identifier&quot;));NOT(AND([.L11]=&quot;UUID&quot;;[.N11]=&quot;Identifier&quot;));NOT(AND([.L11]=&quot;OID&quot;;[.N11]=&quot;Identifier&quot;)));IF([.N11]=&quot;Identifier&quot;;&quot;ID&quot;;[.N11]);&quot;&quot;));&quot; &quot;;&quot;&quot;)" table:style-name="ce11">
            <text:p>IssueTime</text:p>
          </table:table-cell>
          <table:table-cell table:style-name="ce12"/>
          <table:table-cell office:value-type="string" table:style-name="ce13">
            <text:p>0..1</text:p>
          </table:table-cell>
          <table:table-cell office:value-type="string" table:style-name="ce14">
            <text:p>The time, assigned by the sender, at which this document was issued.</text:p>
          </table:table-cell>
          <table:table-cell table:number-columns-repeated="2" table:style-name="ce14"/>
          <table:table-cell office:value-type="string" office:string-value="eMandate Request. Issue Time. Time" table:formula="of:=CONCATENATE( IF([.H11]=&quot;&quot;;&quot;&quot;;CONCATENATE([.H11];&quot;_ &quot;));[.I11];&quot;. &quot;;IF([.J11]=&quot;&quot;;&quot;&quot;;CONCATENATE([.J11];&quot;_ &quot;));[.M11];IF(OR([.J11]&lt;&gt;&quot;&quot;;[.M11]&lt;&gt;[.N11]);CONCATENATE(&quot;. &quot;;[.N11]);&quot;&quot;))" table:style-name="ce14">
            <text:p>eMandate Request. Issue Time. Time</text:p>
          </table:table-cell>
          <table:table-cell table:style-name="ce14"/>
          <table:table-cell office:value-type="string" table:style-name="ce14">
            <text:p>eMandate Request</text:p>
          </table:table-cell>
          <table:table-cell table:style-name="ce14"/>
          <table:table-cell office:value-type="string" table:style-name="ce14">
            <text:p>Issue</text:p>
          </table:table-cell>
          <table:table-cell office:value-type="string" table:style-name="ce14">
            <text:p>Time</text:p>
          </table:table-cell>
          <table:table-cell office:value-type="string" office:string-value="Issue Time" table:formula="of:=IF([.K11]&lt;&gt;&quot;&quot;;CONCATENATE([.K11];&quot; &quot;;[.L11]);[.L11])" table:style-name="ce11">
            <text:p>Issue Time</text:p>
          </table:table-cell>
          <table:table-cell office:value-type="string" table:style-name="ce14">
            <text:p>Time</text:p>
          </table:table-cell>
          <table:table-cell table:style-name="ce14"/>
          <table:table-cell office:value-type="string" office:string-value="Time. Type" table:formula="of:=IF([.O11]&lt;&gt;&quot;&quot;;CONCATENATE([.O11];&quot;_ &quot;;[.N11];&quot;. Type&quot;);CONCATENATE([.N11];&quot;. Type&quot;))" table:style-name="ce14">
            <text:p>Time.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VersionID" table:formula="of:=SUBSTITUTE(CONCATENATE([.J12];[.K12];IF([.L12]=&quot;Identifier&quot;;&quot;ID&quot;;IF(AND([.L12]=&quot;Text&quot;;OR([.J12]&lt;&gt;&quot;&quot;;[.K12]&lt;&gt;&quot;&quot;));&quot;&quot;;[.L12]));IF(AND([.N12]&lt;&gt;&quot;Text&quot;;[.L12]&lt;&gt;[.N12];NOT(AND([.L12]=&quot;URI&quot;;[.N12]=&quot;Identifier&quot;));NOT(AND([.L12]=&quot;UUID&quot;;[.N12]=&quot;Identifier&quot;));NOT(AND([.L12]=&quot;OID&quot;;[.N12]=&quot;Identifier&quot;)));IF([.N12]=&quot;Identifier&quot;;&quot;ID&quot;;[.N12]);&quot;&quot;));&quot; &quot;;&quot;&quot;)" table:style-name="ce11">
            <text:p>VersionID</text:p>
          </table:table-cell>
          <table:table-cell table:style-name="ce12"/>
          <table:table-cell office:value-type="string" table:style-name="ce13">
            <text:p>0..1</text:p>
          </table:table-cell>
          <table:table-cell office:value-type="string" table:style-name="ce14">
            <text:p>Indicates the current version of the Qualification Application Request.</text:p>
          </table:table-cell>
          <table:table-cell table:style-name="ce14"/>
          <table:table-cell office:value-type="string" table:style-name="ce14">
            <text:p>1.1<text:s/></text:p>
          </table:table-cell>
          <table:table-cell office:value-type="string" office:string-value="eMandate Request. Version. Identifier" table:formula="of:=CONCATENATE( IF([.H12]=&quot;&quot;;&quot;&quot;;CONCATENATE([.H12];&quot;_ &quot;));[.I12];&quot;. &quot;;IF([.J12]=&quot;&quot;;&quot;&quot;;CONCATENATE([.J12];&quot;_ &quot;));[.M12];IF(OR([.J12]&lt;&gt;&quot;&quot;;[.M12]&lt;&gt;[.N12]);CONCATENATE(&quot;. &quot;;[.N12]);&quot;&quot;))" table:style-name="ce14">
            <text:p>eMandate Request. Version. Identifier</text:p>
          </table:table-cell>
          <table:table-cell table:style-name="ce14"/>
          <table:table-cell office:value-type="string" table:style-name="ce14">
            <text:p>eMandate Request</text:p>
          </table:table-cell>
          <table:table-cell table:number-columns-repeated="2" table:style-name="ce14"/>
          <table:table-cell office:value-type="string" table:style-name="ce14">
            <text:p>Version</text:p>
          </table:table-cell>
          <table:table-cell office:value-type="string" office:string-value="Version" table:formula="of:=IF([.K12]&lt;&gt;&quot;&quot;;CONCATENATE([.K12];&quot; &quot;;[.L12]);[.L12])" table:style-name="ce11">
            <text:p>Version</text:p>
          </table:table-cell>
          <table:table-cell office:value-type="string" table:style-name="ce14">
            <text:p>Identifier</text:p>
          </table:table-cell>
          <table:table-cell table:style-name="ce14"/>
          <table:table-cell office:value-type="string" office:string-value="Identifier. Type" table:formula="of:=IF([.O12]&lt;&gt;&quot;&quot;;CONCATENATE([.O12];&quot;_ &quot;;[.N12];&quot;. Type&quot;);CONCATENATE([.N12];&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PreviousVersionID" table:formula="of:=SUBSTITUTE(CONCATENATE([.J13];[.K13];IF([.L13]=&quot;Identifier&quot;;&quot;ID&quot;;IF(AND([.L13]=&quot;Text&quot;;OR([.J13]&lt;&gt;&quot;&quot;;[.K13]&lt;&gt;&quot;&quot;));&quot;&quot;;[.L13]));IF(AND([.N13]&lt;&gt;&quot;Text&quot;;[.L13]&lt;&gt;[.N13];NOT(AND([.L13]=&quot;URI&quot;;[.N13]=&quot;Identifier&quot;));NOT(AND([.L13]=&quot;UUID&quot;;[.N13]=&quot;Identifier&quot;));NOT(AND([.L13]=&quot;OID&quot;;[.N13]=&quot;Identifier&quot;)));IF([.N13]=&quot;Identifier&quot;;&quot;ID&quot;;[.N13]);&quot;&quot;));&quot; &quot;;&quot;&quot;)" table:style-name="ce11">
            <text:p>PreviousVersionID</text:p>
          </table:table-cell>
          <table:table-cell table:style-name="ce12"/>
          <table:table-cell office:value-type="string" table:style-name="ce13">
            <text:p>0..1</text:p>
          </table:table-cell>
          <table:table-cell office:value-type="string" table:style-name="ce14">
            <text:p>Identifies the previous version of the Qualification Application Request which is superceded by this version.</text:p>
          </table:table-cell>
          <table:table-cell table:style-name="ce14"/>
          <table:table-cell office:value-type="string" table:style-name="ce14">
            <text:p>1.0<text:s/></text:p>
          </table:table-cell>
          <table:table-cell office:value-type="string" office:string-value="eMandate Request. Previous_ Version. Identifier" table:formula="of:=CONCATENATE( IF([.H13]=&quot;&quot;;&quot;&quot;;CONCATENATE([.H13];&quot;_ &quot;));[.I13];&quot;. &quot;;IF([.J13]=&quot;&quot;;&quot;&quot;;CONCATENATE([.J13];&quot;_ &quot;));[.M13];IF(OR([.J13]&lt;&gt;&quot;&quot;;[.M13]&lt;&gt;[.N13]);CONCATENATE(&quot;. &quot;;[.N13]);&quot;&quot;))" table:style-name="ce14">
            <text:p>eMandate Request. Previous_ Version. Identifier</text:p>
          </table:table-cell>
          <table:table-cell table:style-name="ce14"/>
          <table:table-cell office:value-type="string" table:style-name="ce14">
            <text:p>eMandate Request</text:p>
          </table:table-cell>
          <table:table-cell office:value-type="string" table:style-name="ce14">
            <text:p>Previous</text:p>
          </table:table-cell>
          <table:table-cell table:style-name="ce14"/>
          <table:table-cell office:value-type="string" table:style-name="ce14">
            <text:p>Version</text:p>
          </table:table-cell>
          <table:table-cell office:value-type="string" office:string-value="Version" table:formula="of:=IF([.K13]&lt;&gt;&quot;&quot;;CONCATENATE([.K13];&quot; &quot;;[.L13]);[.L13])" table:style-name="ce11">
            <text:p>Version</text:p>
          </table:table-cell>
          <table:table-cell office:value-type="string" table:style-name="ce14">
            <text:p>Identifier</text:p>
          </table:table-cell>
          <table:table-cell table:style-name="ce14"/>
          <table:table-cell office:value-type="string" office:string-value="Identifier. Type" table:formula="of:=IF([.O13]&lt;&gt;&quot;&quot;;CONCATENATE([.O13];&quot;_ &quot;;[.N13];&quot;. Type&quot;);CONCATENATE([.N13];&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Note" table:formula="of:=SUBSTITUTE(CONCATENATE([.J14];[.K14];IF([.L14]=&quot;Identifier&quot;;&quot;ID&quot;;IF(AND([.L14]=&quot;Text&quot;;OR([.J14]&lt;&gt;&quot;&quot;;[.K14]&lt;&gt;&quot;&quot;));&quot;&quot;;[.L14]));IF(AND([.N14]&lt;&gt;&quot;Text&quot;;[.L14]&lt;&gt;[.N14];NOT(AND([.L14]=&quot;URI&quot;;[.N14]=&quot;Identifier&quot;));NOT(AND([.L14]=&quot;UUID&quot;;[.N14]=&quot;Identifier&quot;));NOT(AND([.L14]=&quot;OID&quot;;[.N14]=&quot;Identifier&quot;)));IF([.N14]=&quot;Identifier&quot;;&quot;ID&quot;;[.N14]);&quot;&quot;));&quot; &quot;;&quot;&quot;)" table:style-name="ce11">
            <text:p>Note</text:p>
          </table:table-cell>
          <table:table-cell table:style-name="ce12"/>
          <table:table-cell office:value-type="string" table:style-name="ce13">
            <text:p>0..n</text:p>
          </table:table-cell>
          <table:table-cell office:value-type="string" table:style-name="ce14">
            <text:p>Free-form text pertinent to this document, conveying information that is not contained explicitly in other structures.</text:p>
          </table:table-cell>
          <table:table-cell table:number-columns-repeated="2" table:style-name="ce14"/>
          <table:table-cell office:value-type="string" office:string-value="eMandate Request. Note. Text" table:formula="of:=CONCATENATE( IF([.H14]=&quot;&quot;;&quot;&quot;;CONCATENATE([.H14];&quot;_ &quot;));[.I14];&quot;. &quot;;IF([.J14]=&quot;&quot;;&quot;&quot;;CONCATENATE([.J14];&quot;_ &quot;));[.M14];IF(OR([.J14]&lt;&gt;&quot;&quot;;[.M14]&lt;&gt;[.N14]);CONCATENATE(&quot;. &quot;;[.N14]);&quot;&quot;))" table:style-name="ce14">
            <text:p>eMandate Request. Note. Text</text:p>
          </table:table-cell>
          <table:table-cell table:style-name="ce14"/>
          <table:table-cell office:value-type="string" table:style-name="ce14">
            <text:p>eMandate Request</text:p>
          </table:table-cell>
          <table:table-cell table:number-columns-repeated="2" table:style-name="ce14"/>
          <table:table-cell office:value-type="string" table:style-name="ce14">
            <text:p>Note</text:p>
          </table:table-cell>
          <table:table-cell office:value-type="string" office:string-value="Note" table:formula="of:=IF([.K14]&lt;&gt;&quot;&quot;;CONCATENATE([.K14];&quot; &quot;;[.L14]);[.L14])" table:style-name="ce11">
            <text:p>Note</text:p>
          </table:table-cell>
          <table:table-cell office:value-type="string" table:style-name="ce14">
            <text:p>Text</text:p>
          </table:table-cell>
          <table:table-cell table:style-name="ce14"/>
          <table:table-cell office:value-type="string" office:string-value="Text. Type" table:formula="of:=IF([.O14]&lt;&gt;&quot;&quot;;CONCATENATE([.O14];&quot;_ &quot;;[.N14];&quot;. Type&quot;);CONCATENATE([.N14];&quot;. Type&quot;))" table:style-name="ce14">
            <text:p>Text.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Mandate" table:formula="of:=SUBSTITUTE(SUBSTITUTE(CONCATENATE([.J15];IF([.M15]=&quot;Identifier&quot;;&quot;ID&quot;;[.M15]));&quot; &quot;;&quot;&quot;);&quot;_&quot;;&quot;&quot;)" table:style-name="ce15">
            <text:p>Mandate</text:p>
          </table:table-cell>
          <table:table-cell table:style-name="ce12"/>
          <table:table-cell office:value-type="string" table:style-name="ce16">
            <text:p>0..n</text:p>
          </table:table-cell>
          <table:table-cell office:value-type="string" table:style-name="ce17">
            <text:p>The mandate containing the data about the mandator, the powers assigned to the mandatee, and the constraints applied to the use of the power.</text:p>
          </table:table-cell>
          <table:table-cell table:number-columns-repeated="2" table:style-name="ce15"/>
          <table:table-cell office:value-type="string" office:string-value="eMandate Request. Mandate" table:formula="of:=CONCATENATE( IF([.H15]=&quot;&quot;;&quot;&quot;;CONCATENATE([.H15];&quot;_ &quot;));[.I15];&quot;. &quot;;IF([.J15]=&quot;&quot;;&quot;&quot;;CONCATENATE([.J15];&quot;_ &quot;));[.M15];IF([.J15]=&quot;&quot;;&quot;&quot;;CONCATENATE(&quot;. &quot;;[.N15])))" table:style-name="ce15">
            <text:p>eMandate Request. Mandate</text:p>
          </table:table-cell>
          <table:table-cell table:style-name="ce15"/>
          <table:table-cell office:value-type="string" table:style-name="ce15">
            <text:p>eMandate Request</text:p>
          </table:table-cell>
          <table:table-cell table:number-columns-repeated="3" table:style-name="ce15"/>
          <table:table-cell office:value-type="string" office:string-value="Mandate" table:formula="of:=CONCATENATE(IF([.Q15]=&quot;&quot;;&quot;&quot;;CONCATENATE([.Q15];&quot;_ &quot;));[.R15])" table:style-name="ce15">
            <text:p>Mandate</text:p>
          </table:table-cell>
          <table:table-cell office:value-type="string" office:string-value="Mandate" table:formula="of:=[.M15]" table:style-name="ce15">
            <text:p>Mandate</text:p>
          </table:table-cell>
          <table:table-cell table:number-columns-repeated="3" table:style-name="ce15"/>
          <table:table-cell office:value-type="string" table:style-name="ce15">
            <text:p>Mandate</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ServiceProviderRequirement" table:formula="of:=SUBSTITUTE(SUBSTITUTE(CONCATENATE([.J16];IF([.M16]=&quot;Identifier&quot;;&quot;ID&quot;;[.M16]));&quot; &quot;;&quot;&quot;);&quot;_&quot;;&quot;&quot;)" table:style-name="ce15">
            <text:p>ServiceProviderRequirement</text:p>
          </table:table-cell>
          <table:table-cell table:style-name="ce12"/>
          <table:table-cell office:value-type="string" table:style-name="ce16">
            <text:p>0..n</text:p>
          </table:table-cell>
          <table:table-cell office:value-type="string" table:style-name="ce15">
            <text:p>A pair of information requirement and constraint established that need to be met in the eMandate Response document for the service provider authorise a user to consume its service.</text:p>
          </table:table-cell>
          <table:table-cell table:number-columns-repeated="2" table:style-name="ce15"/>
          <table:table-cell office:value-type="string" office:string-value="eMandate Response. Service Provider Requirement" table:formula="of:=CONCATENATE( IF([.H16]=&quot;&quot;;&quot;&quot;;CONCATENATE([.H16];&quot;_ &quot;));[.I16];&quot;. &quot;;IF([.J16]=&quot;&quot;;&quot;&quot;;CONCATENATE([.J16];&quot;_ &quot;));[.M16];IF([.J16]=&quot;&quot;;&quot;&quot;;CONCATENATE(&quot;. &quot;;[.N16])))" table:style-name="ce15">
            <text:p>eMandate Response. Service Provider Requirement</text:p>
          </table:table-cell>
          <table:table-cell table:style-name="ce15"/>
          <table:table-cell office:value-type="string" table:style-name="ce15">
            <text:p>eMandate Response</text:p>
          </table:table-cell>
          <table:table-cell table:number-columns-repeated="3" table:style-name="ce15"/>
          <table:table-cell office:value-type="string" office:string-value="Service Provider Requirement" table:formula="of:=CONCATENATE(IF([.Q16]=&quot;&quot;;&quot;&quot;;CONCATENATE([.Q16];&quot;_ &quot;));[.R16])" table:style-name="ce15">
            <text:p>Service Provider Requirement</text:p>
          </table:table-cell>
          <table:table-cell office:value-type="string" office:string-value="Service Provider Requirement" table:formula="of:=[.M16]" table:style-name="ce15">
            <text:p>Service Provider Requirement</text:p>
          </table:table-cell>
          <table:table-cell table:number-columns-repeated="3" table:style-name="ce15"/>
          <table:table-cell office:value-type="string" table:style-name="ce15">
            <text:p>Service Provider Requirement</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AdditionalDocumentReference" table:formula="of:=SUBSTITUTE(SUBSTITUTE(CONCATENATE([.J17];IF([.M17]=&quot;Identifier&quot;;&quot;ID&quot;;[.M17]));&quot; &quot;;&quot;&quot;);&quot;_&quot;;&quot;&quot;)" table:style-name="ce15">
            <text:p>AdditionalDocumentReference</text:p>
          </table:table-cell>
          <table:table-cell table:style-name="ce12"/>
          <table:table-cell office:value-type="string" table:style-name="ce16">
            <text:p>0..n</text:p>
          </table:table-cell>
          <table:table-cell office:value-type="string" table:style-name="ce15">
            <text:p>A reference to an additional document associated with this document.</text:p>
          </table:table-cell>
          <table:table-cell table:number-columns-repeated="2" table:style-name="ce15"/>
          <table:table-cell office:value-type="string" office:string-value="eMandate Response. Additional_ Document Reference. Document Reference" table:formula="of:=CONCATENATE( IF([.H17]=&quot;&quot;;&quot;&quot;;CONCATENATE([.H17];&quot;_ &quot;));[.I17];&quot;. &quot;;IF([.J17]=&quot;&quot;;&quot;&quot;;CONCATENATE([.J17];&quot;_ &quot;));[.M17];IF([.J17]=&quot;&quot;;&quot;&quot;;CONCATENATE(&quot;. &quot;;[.N17])))" table:style-name="ce15">
            <text:p>eMandate Response. Additional_ Document Reference. Document Reference</text:p>
          </table:table-cell>
          <table:table-cell table:style-name="ce15"/>
          <table:table-cell office:value-type="string" table:style-name="ce15">
            <text:p>eMandate Response</text:p>
          </table:table-cell>
          <table:table-cell office:value-type="string" table:style-name="ce15">
            <text:p>Additional</text:p>
          </table:table-cell>
          <table:table-cell table:number-columns-repeated="2" table:style-name="ce15"/>
          <table:table-cell office:value-type="string" office:string-value="Document Reference" table:formula="of:=CONCATENATE(IF([.Q17]=&quot;&quot;;&quot;&quot;;CONCATENATE([.Q17];&quot;_ &quot;));[.R17])" table:style-name="ce15">
            <text:p>Document Reference</text:p>
          </table:table-cell>
          <table:table-cell office:value-type="string" office:string-value="Document Reference" table:formula="of:=[.M17]" table:style-name="ce15">
            <text:p>Document Reference</text:p>
          </table:table-cell>
          <table:table-cell table:number-columns-repeated="3" table:style-name="ce15"/>
          <table:table-cell office:value-type="string" table:style-name="ce15">
            <text:p>Document Reference</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Exception" table:formula="of:=SUBSTITUTE(SUBSTITUTE(CONCATENATE([.J18];IF([.M18]=&quot;Identifier&quot;;&quot;ID&quot;;[.M18]));&quot; &quot;;&quot;&quot;);&quot;_&quot;;&quot;&quot;)" table:style-name="ce15">
            <text:p>Exception</text:p>
          </table:table-cell>
          <table:table-cell table:style-name="ce12"/>
          <table:table-cell office:value-type="string" table:style-name="ce16">
            <text:p>0..n</text:p>
          </table:table-cell>
          <table:table-cell office:value-type="string" table:style-name="ce15">
            <text:p>A message provided concerning the mandate.</text:p>
          </table:table-cell>
          <table:table-cell table:number-columns-repeated="2" table:style-name="ce15"/>
          <table:table-cell office:value-type="string" office:string-value="eMandate Response. Exception" table:formula="of:=CONCATENATE( IF([.H18]=&quot;&quot;;&quot;&quot;;CONCATENATE([.H18];&quot;_ &quot;));[.I18];&quot;. &quot;;IF([.J18]=&quot;&quot;;&quot;&quot;;CONCATENATE([.J18];&quot;_ &quot;));[.M18];IF([.J18]=&quot;&quot;;&quot;&quot;;CONCATENATE(&quot;. &quot;;[.N18])))" table:style-name="ce15">
            <text:p>eMandate Response. Exception</text:p>
          </table:table-cell>
          <table:table-cell table:style-name="ce15"/>
          <table:table-cell office:value-type="string" table:style-name="ce15">
            <text:p>eMandate Response</text:p>
          </table:table-cell>
          <table:table-cell table:number-columns-repeated="3" table:style-name="ce15"/>
          <table:table-cell office:value-type="string" office:string-value="Exception" table:formula="of:=CONCATENATE(IF([.Q18]=&quot;&quot;;&quot;&quot;;CONCATENATE([.Q18];&quot;_ &quot;));[.R18])" table:style-name="ce15">
            <text:p>Exception</text:p>
          </table:table-cell>
          <table:table-cell office:value-type="string" office:string-value="Exception" table:formula="of:=[.M18]" table:style-name="ce15">
            <text:p>Exception</text:p>
          </table:table-cell>
          <table:table-cell table:number-columns-repeated="3" table:style-name="ce15"/>
          <table:table-cell office:value-type="string" table:style-name="ce15">
            <text:p>Exception</text:p>
          </table:table-cell>
          <table:table-cell office:value-type="string" table:style-name="ce15">
            <text:p>ASBIE</text:p>
          </table:table-cell>
          <table:table-cell table:style-name="ce15"/>
          <table:table-cell office:value-type="string" table:style-name="ce15">
            <text:p>1.1.0</text:p>
          </table:table-cell>
          <table:table-cell office:value-type="string" table:style-name="ce15">
            <text:p>This element is not mutually exclusive with (disjoint with) the mandate, as the messages may not be errors, but warnings or additional information to take into account by the requesting system.</text:p>
          </table:table-cell>
          <table:table-cell table:number-columns-repeated="16362" table:style-name="ce1"/>
        </table:table-row>
        <table:table-row table:style-name="ro3">
          <table:table-cell table:number-columns-repeated="18" table:style-name="ce18"/>
          <table:table-cell office:value-type="string" table:style-name="ce18">
            <text:p>END</text:p>
          </table:table-cell>
          <table:table-cell table:number-columns-repeated="3" table:style-name="ce18"/>
          <table:table-cell table:number-columns-repeated="16362" table:style-name="ce19"/>
        </table:table-row>
        <table:table-row table:number-rows-repeated="993" table:style-name="ro4">
          <table:table-cell table:number-columns-repeated="16" table:style-name="ce7"/>
          <table:table-cell table:style-name="ce1"/>
          <table:table-cell table:number-columns-repeated="15" table:style-name="ce7"/>
          <table:table-cell table:number-columns-repeated="16352"/>
        </table:table-row>
        <table:table-row table:number-rows-repeated="1047564" table:style-name="ro5">
          <table:table-cell table:number-columns-repeated="16384"/>
        </table:table-row>
      </table:table>
      <table:table table:name="eMandateResponse-1_1_0" table:style-name="ta2">
        <table:table-column table:style-name="co25"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4"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number-columns-repeated="10" table:default-cell-style-name="ce1"/>
        <table:table-column table:style-name="co23" table:number-columns-repeated="992" table:default-cell-style-name="ce1"/>
        <table:table-column table:style-name="co24" table:number-columns-repeated="15360" table:default-cell-style-name="ce1"/>
        <table:table-row table:style-name="ro1">
          <table:table-cell office:value-type="string" table:style-name="ce2">
            <office:annotation draw:style-name="a42" svg:x="3.04166666666667in" svg:y="0.0104166666666667in" svg:width="9.35416666666667in" svg:height="1.66666666666667in">
              <dc:creator/>
              <text:p><text:span text:style-name="T1">Component Name</text:span><text:span text:style-name="T1"/></text:p>
              <text:p/>
              <text:p><text:span text:style-name="T1">The Component Name is derived from the Dictionary Entry Name.</text:span><text:span text:style-name="T1"/></text:p>
              <text:p/>
              <text:p><text:span text:style-name="T1">If any disparity exists between the Component Name listed here and the corresponding Component Name in the schemas, the version in the schemas should be considered the correct one.</text:span><text:span text:style-name="T1"/></text:p>
              <text:p/>
              <text:p><text:span text:style-name="T1">(N.B.: Columns with grey headings are not part of the normative schemas.)</text:span><text:span text:style-name="T1"/></text:p>
              <text:p/>
            </office:annotation>
            <text:p>Component Name</text:p>
          </table:table-cell>
          <table:table-cell office:value-type="string" table:style-name="ce3">
            <office:annotation draw:style-name="a43" svg:x="3.63541666666667in" svg:y="0.0104166666666667in" svg:width="12.46875in" svg:height="2.44791666666667in">
              <dc:creator/>
              <text:p><text:span text:style-name="T1">Subset Cardinality</text:span><text:span text:style-name="T1"/></text:p>
              <text:p/>
              <text:p><text:span text:style-name="T1">The optionality and potential occurrences of the BIE in the subset when different from in the base model.</text:span><text:span text:style-name="T1"/></text:p>
              <text:p/>
              <text:p><text:span text:style-name="T1">0..1 – optional and only one</text:span><text:span text:style-name="T1"/></text:p>
              <text:p/>
              <text:p><text:span text:style-name="T1">1 – mandatory and only one</text:span><text:span text:style-name="T1"/></text:p>
              <text:p/>
              <text:p><text:span text:style-name="T1">0..n – optional and maximum of any number</text:span><text:span text:style-name="T1"/></text:p>
              <text:p/>
              <text:p><text:span text:style-name="T1">1..n - mandatory and maximum of any number</text:span><text:span text:style-name="T1"/></text:p>
              <text:p/>
            </office:annotation>
            <text:p>Subset</text:p>
          </table:table-cell>
          <table:table-cell office:value-type="string" table:style-name="ce4">
            <office:annotation draw:style-name="a44" svg:x="4.46875in" svg:y="0.0104166666666667in" svg:width="16.8854166666667in" svg:height="2.44791666666667in">
              <dc:creator/>
              <text:p><text:span text:style-name="T1">Cardinality</text:span><text:span text:style-name="T1"/></text:p>
              <text:p/>
              <text:p><text:span text:style-name="T1">The optionality and potential occurrences of the BIE.</text:span><text:span text:style-name="T1"/></text:p>
              <text:p/>
              <text:p><text:span text:style-name="T1">0..1 – optional and only one</text:span><text:span text:style-name="T1"/></text:p>
              <text:p/>
              <text:p><text:span text:style-name="T1">1 – mandatory and only one</text:span><text:span text:style-name="T1"/></text:p>
              <text:p/>
              <text:p><text:span text:style-name="T1">0..n – optional and maximum of any number</text:span><text:span text:style-name="T1"/></text:p>
              <text:p/>
              <text:p><text:span text:style-name="T1">1..n - mandatory and maximum of any number</text:span><text:span text:style-name="T1"/></text:p>
              <text:p/>
            </office:annotation>
            <text:p>Cardinality</text:p>
          </table:table-cell>
          <table:table-cell office:value-type="string" table:style-name="ce4">
            <office:annotation draw:style-name="a45" svg:x="10.5416666666667in" svg:y="0.0104166666666667in" svg:width="11.5104166666667in" svg:height="0.666666666666667in">
              <dc:creator/>
              <text:p><text:span text:style-name="T1">Definition</text:span><text:span text:style-name="T1"/></text:p>
              <text:p/>
              <text:p><text:span text:style-name="T1">This is the unique semantic business meaning of the Business Information Entity.</text:span></text:p>
            </office:annotation>
            <text:p>Definition</text:p>
          </table:table-cell>
          <table:table-cell office:value-type="string" table:style-name="ce4">
            <office:annotation draw:style-name="a46" svg:x="12.40625in" svg:y="0.0104166666666667in" svg:width="11.7916666666667in" svg:height="0.697916666666667in">
              <dc:creator/>
              <text:p><text:span text:style-name="T1">Alternative Business Terms</text:span><text:span text:style-name="T1"/></text:p>
              <text:p/>
              <text:p><text:span text:style-name="T1">Business Terms (optional) consists of one or more synonyms by which the Business Information Entity is commonly known and used in a specific Context. A Business Information Entity may have several Business Terms or synonyms. These may be used to map BIEs to a controlled vocabulary, to other vocabularies, or to labels for forms presentation.</text:span></text:p>
            </office:annotation>
            <text:p>Alternative Business Terms</text:p>
          </table:table-cell>
          <table:table-cell office:value-type="string" table:style-name="ce5">
            <office:annotation draw:style-name="a47" svg:x="16.1041666666667in" svg:y="0.0104166666666667in" svg:width="9.60416666666667in" svg:height="0.666666666666667in">
              <dc:creator/>
              <text:p><text:span text:style-name="T1">Examples</text:span><text:span text:style-name="T1"/></text:p>
              <text:p/>
              <text:p><text:span text:style-name="T1">These are illustrative values that a typical user might utilize, but is under no obligation to to so.</text:span></text:p>
            </office:annotation>
            <text:p>Examples</text:p>
          </table:table-cell>
          <table:table-cell office:value-type="string" table:style-name="ce6">
            <office:annotation draw:style-name="a48" svg:x="21.375in" svg:y="0.0104166666666667in" svg:width="6.84375in" svg:height="1.26041666666667in">
              <dc:creator/>
              <text:p><text:span text:style-name="T1">Dictionary Entry Name</text:span><text:span text:style-name="T1"/></text:p>
              <text:p/>
              <text:p><text:span text:style-name="T1">Dictionary Entry Names are assigned according to the rules of the ebXML Core Component Technical Specification, Version 2.01.</text:span><text:span text:style-name="T1"/></text:p>
              <text:p/>
              <text:p><text:span text:style-name="T1">The DEN is the unique official name of the Business Information Entity in the data dictionary.</text:span><text:span text:style-name="T1"/></text:p>
              <text:p/>
            </office:annotation>
            <text:p>Dictionary Entry Name</text:p>
          </table:table-cell>
          <table:table-cell office:value-type="string" table:style-name="ce4">
            <office:annotation draw:style-name="a49" svg:x="22.0729166666667in" svg:y="0.0104166666666667in" svg:width="7.71875in" svg:height="0.697916666666667in">
              <dc:creator/>
              <text:p><text:span text:style-name="T1">Object Class Qualifier</text:span><text:span text:style-name="T1"/></text:p>
              <text:p/>
              <text:p><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office:value-type="string" table:style-name="ce4">
            <office:annotation draw:style-name="a50" svg:x="24.21875in" svg:y="0.0104166666666667in" svg:width="9.13541666666667in" svg:height="1.32291666666667in">
              <dc:creator/>
              <text:p><text:span text:style-name="T1">Object Class</text:span><text:span text:style-name="T1"/></text:p>
              <text:p/>
              <text:p><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span text:style-name="T1"/></text:p>
              <text:p/>
              <text:p><text:span text:style-name="T1">Each Object Class is an ABIE. Object classes are also referred to as Re-usable Types. They are called Classes in UML and Tables/Entities in database contexts.</text:span></text:p>
            </office:annotation>
            <text:p>Object Class</text:p>
          </table:table-cell>
          <table:table-cell office:value-type="string" table:style-name="ce4">
            <office:annotation draw:style-name="a51" svg:x="25.7291666666667in" svg:y="0.0104166666666667in" svg:width="9.79166666666667in" svg:height="2.0625in">
              <dc:creator/>
              <text:p><text:span text:style-name="T1">Property Term Qualifier</text:span><text:span text:style-name="T1"/></text:p>
              <text:p/>
              <text:p><text:span text:style-name="T1">Property Term Qualifier is metadata specified by the ebXML CCTS on the basis of ISO 11179 naming rules.</text:span><text:span text:style-name="T1"/></text:p>
              <text:p/>
              <text:p><text:span text:style-name="T1">A qualifier is a word or words which help define and differentiate one Business Information Entity from another -- for example, when the BIE is used in another context.</text:span><text:span text:style-name="T1"/></text:p>
              <text:p/>
              <text:p><text:span text:style-name="T1">Property Term Qualifiers specialize or modify the Property Term. For example, when the BIE is used in another context.</text:span><text:span text:style-name="T1"/></text:p>
              <text:p/>
              <text:p><text:span text:style-name="T1">If the word (or words) express "a type of" or specialization relationship to the property term, then the word (or words) are qualifiers. This implies that adjectives are likely to be qualifiers. For example: Postal is a type of Zone used in an Address.</text:span><text:span text:style-name="T1"/></text:p>
              <text:p/>
            </office:annotation>
            <text:p>Property Term Qualifier</text:p>
          </table:table-cell>
          <table:table-cell office:value-type="string" table:style-name="ce4">
            <office:annotation draw:style-name="a52" svg:x="28.21875in" svg:y="0.0104166666666667in" svg:width="9.07291666666667in" svg:height="2.09375in">
              <dc:creator/>
              <text:p><text:span text:style-name="T1">Property Term Possessive Noun</text:span><text:span text:style-name="T1"/></text:p>
              <text:p/>
              <text:p><text:span text:style-name="T1">To improve consistency in naming property terms, possessive nouns are explicitly identified. This is an extension of the ebXML CCTS.</text:span><text:span text:style-name="T1"/></text:p>
              <text:p/>
              <text:p><text:span text:style-name="T1">A Property Term may consist of one or more possessive nouns preceding the primary noun. This principle refines the Property Term to make it a more meaningful and consistent business name.</text:span><text:span text:style-name="T1"/></text:p>
              <text:p/>
              <text:p><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span text:style-name="T1"/></text:p>
              <text:p/>
              <text:p><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office:value-type="string" table:style-name="ce4">
            <office:annotation draw:style-name="a53" svg:x="29.7916666666667in" svg:y="0.0104166666666667in" svg:width="9.69791666666667in" svg:height="2.09375in">
              <dc:creator/>
              <text:p><text:span text:style-name="T1">Property Term Primary Noun</text:span><text:span text:style-name="T1"/></text:p>
              <text:p/>
              <text:p><text:span text:style-name="T1">To improve consistency in naming property terms, primary nouns are explicitly identified. This is an extension of the ebXML CCTS.</text:span><text:span text:style-name="T1"/></text:p>
              <text:p/>
              <text:p><text:span text:style-name="T1">A Property Term may consist of one or more possessive nouns preceding the primary noun. This principle refines the Property Term to make it a more meaningful and consistent business name.</text:span><text:span text:style-name="T1"/></text:p>
              <text:p/>
              <text:p><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span text:style-name="T1"/></text:p>
              <text:p/>
              <text:p><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office:value-type="string" table:style-name="ce6">
            <office:annotation draw:style-name="a54" svg:x="33.3541666666667in" svg:y="0.0104166666666667in" svg:width="7.22916666666667in" svg:height="1.46875in">
              <dc:creator/>
              <text:p><text:span text:style-name="T1">Property Term</text:span><text:span text:style-name="T1"/></text:p>
              <text:p/>
              <text:p><text:span text:style-name="T1">Property Term is metadata specified by the ebXML CCTS on the basis of ISO 11179 naming rules.</text:span><text:span text:style-name="T1"/></text:p>
              <text:p/>
              <text:p><text:span text:style-name="T1">Property Term represents the distinguishing characteristic or Property of the Object Class and "shall occur naturally in the definition." It is also known as an attribute (to database designers). The combination of Object Class and its Property Term should give the basic semantic meaning of the item.</text:span><text:span text:style-name="T1"/></text:p>
              <text:p/>
              <text:p><text:span text:style-name="T1">The Property Term is constructed from the Primary Noun preceded by any Possessive Nouns.</text:span></text:p>
            </office:annotation>
            <text:p>Property Term</text:p>
          </table:table-cell>
          <table:table-cell office:value-type="string" table:style-name="ce4">
            <office:annotation draw:style-name="a55" svg:x="35.5416666666667in" svg:y="0.0104166666666667in" svg:width="7.38541666666667in" svg:height="1.07291666666667in">
              <dc:creator/>
              <text:p><text:span text:style-name="T1">Representation Term</text:span><text:span text:style-name="T1"/></text:p>
              <text:p/>
              <text:p><text:span text:style-name="T1">Representation Term is metadata specified by the ebXML CCTS on the basis of ISO 11179 naming rules.</text:span><text:span text:style-name="T1"/></text:p>
              <text:p/>
              <text:p><text:span text:style-name="T1">A Representation Term is an element of the name that describes the form in which the property is represented.</text:span></text:p>
            </office:annotation>
            <text:p>Representation Term</text:p>
          </table:table-cell>
          <table:table-cell office:value-type="string" table:style-name="ce4">
            <office:annotation draw:style-name="a56" svg:x="37.2916666666667in" svg:y="0.0104166666666667in" svg:width="6.54166666666667in" svg:height="0.697916666666667in">
              <dc:creator/>
              <text:p><text:span text:style-name="T1">Data Type Qualifier</text:span><text:span text:style-name="T1"/></text:p>
              <text:p/>
              <text:p><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office:value-type="string" table:style-name="ce6">
            <office:annotation draw:style-name="a57" svg:x="39.5in" svg:y="0.0104166666666667in" svg:width="5.53125in" svg:height="1.07291666666667in">
              <dc:creator/>
              <text:p><text:span text:style-name="T1">Data Type</text:span><text:span text:style-name="T1"/></text:p>
              <text:p/>
              <text:p><text:span text:style-name="T1">The data type distinguishes the lexical constraints on an item's value, plus any supplemental pieces of distinguishing information.</text:span><text:span text:style-name="T1"/></text:p>
              <text:p/>
              <text:p><text:span text:style-name="T1">Unqualified data types are based on UN/CEFACT core component types.</text:span></text:p>
            </office:annotation>
            <text:p>Data Type</text:p>
          </table:table-cell>
          <table:table-cell office:value-type="string" table:style-name="ce4">
            <office:annotation draw:style-name="a58" svg:x="40.59375in" svg:y="0.0104166666666667in" svg:width="5.40625in" svg:height="1.46875in">
              <dc:creator/>
              <text:p><text:span text:style-name="T1">Associated Object Class Qualifier</text:span><text:span text:style-name="T1"/></text:p>
              <text:p/>
              <text:p><text:span text:style-name="T1">A qualifier is a word or words which help define and differentiate one Business Information Entity from another -- for example, when the BIE is used in another context.</text:span><text:span text:style-name="T1"/></text:p>
              <text:p/>
              <text:p><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office:value-type="string" table:style-name="ce4">
            <office:annotation draw:style-name="a59" svg:x="42.9479166666667in" svg:y="0.0104166666666667in" svg:width="8.34375in" svg:height="0.666666666666667in">
              <dc:creator/>
              <text:p><text:span text:style-name="T1">Associated Object Class</text:span><text:span text:style-name="T1"/></text:p>
              <text:p/>
              <text:p><text:span text:style-name="T1">This is the object class at the other end of this association. It is an ABIE in this model.</text:span></text:p>
            </office:annotation>
            <text:p>Associated Object Class</text:p>
          </table:table-cell>
          <table:table-cell office:value-type="string" table:style-name="ce6">
            <office:annotation draw:style-name="a60" svg:x="43.8541666666667in" svg:y="0.0104166666666667in" svg:width="8.15625in" svg:height="1.85416666666667in">
              <dc:creator/>
              <text:p><text:span text:style-name="T1">Component Type</text:span><text:span text:style-name="T1"/></text:p>
              <text:p/>
              <text:p><text:span text:style-name="T1">There are three BIE Types:</text:span><text:span text:style-name="T1"/></text:p>
              <text:p/>
              <text:p><text:span text:style-name="T1">Basic BIE (BBIE -- white rows),</text:span><text:span text:style-name="T1"/></text:p>
              <text:p/>
              <text:p><text:span text:style-name="T1">Associate BIE (ASBIE -- green rows; “an association”), and</text:span><text:span text:style-name="T1"/></text:p>
              <text:p/>
              <text:p><text:span text:style-name="T1">Aggregate BIE (ABIE -- pink rows; “an aggregate”).</text:span></text:p>
            </office:annotation>
            <text:p>Component Type</text:p>
          </table:table-cell>
          <table:table-cell office:value-type="string" table:style-name="ce5">
            <office:annotation draw:style-name="a61" svg:x="45.03125in" svg:y="0.0104166666666667in" svg:width="7.69791666666667in" svg:height="0.666666666666667in">
              <dc:creator/>
              <text:p><text:span text:style-name="T1">UN/TDED Code</text:span><text:span text:style-name="T1"/></text:p>
              <text:p/>
              <text:p><text:span text:style-name="T1">The UN Trade Data Element Dictionary (ISO 7372) code for this BIE.</text:span></text:p>
            </office:annotation>
            <text:p>UN/TDED Code</text:p>
          </table:table-cell>
          <table:table-cell office:value-type="string" table:style-name="ce5">
            <office:annotation draw:style-name="a62" svg:x="46in" svg:y="0.0104166666666667in" svg:width="7.46875in" svg:height="0.666666666666667in">
              <dc:creator/>
              <text:p><text:span text:style-name="T1">Current Version</text:span><text:span text:style-name="T1"/></text:p>
              <text:p/>
              <text:p><text:span text:style-name="T1">The version number of this BIE. Can be used to generate change logs.</text:span></text:p>
            </office:annotation>
            <text:p>Current Version</text:p>
          </table:table-cell>
          <table:table-cell office:value-type="string" table:style-name="ce5">
            <text:p>Editor's Notes</text:p>
          </table:table-cell>
          <table:table-cell table:number-columns-repeated="10" table:style-name="ce7"/>
          <table:table-cell table:number-columns-repeated="16352"/>
        </table:table-row>
        <table:table-row table:style-name="ro2">
          <table:table-cell office:value-type="string" office:string-value="eMandateResponse" table:formula="of:=SUBSTITUTE(CONCATENATE([.H2];[.I2]);&quot; &quot;;&quot;&quot;)" table:style-name="ce8">
            <text:p>eMandateResponse</text:p>
          </table:table-cell>
          <table:table-cell table:number-columns-repeated="2" table:style-name="ce9"/>
          <table:table-cell office:value-type="string" table:style-name="ce10">
            <text:p>An ebusiness ddocument to indicate the application's response to an eMandate Request. This is a business response initiated by a technical response sent automatically by an application.</text:p>
          </table:table-cell>
          <table:table-cell table:number-columns-repeated="2" table:style-name="ce10"/>
          <table:table-cell office:value-type="string" office:string-value="eMandate Response. Details" table:formula="of:=CONCATENATE(IF([.H2]=&quot;&quot;;&quot;&quot;;CONCATENATE([.H2];&quot;_ &quot;));[.I2];&quot;. Details&quot;)" table:style-name="ce8">
            <text:p>eMandate Response. Details</text:p>
          </table:table-cell>
          <table:table-cell table:style-name="ce10"/>
          <table:table-cell office:value-type="string" table:style-name="ce10">
            <text:p>eMandate Response</text:p>
          </table:table-cell>
          <table:table-cell table:number-columns-repeated="9" table:style-name="ce9"/>
          <table:table-cell office:value-type="string" table:style-name="ce9">
            <text:p>ABIE</text:p>
          </table:table-cell>
          <table:table-cell table:style-name="ce10"/>
          <table:table-cell office:value-type="string" table:style-name="ce10">
            <text:p>1.1.0</text:p>
          </table:table-cell>
          <table:table-cell office:value-type="string" table:style-name="ce10">
            <text:p>Version 1.0.0 never existed as UBL-NDR-based</text:p>
          </table:table-cell>
          <table:table-cell table:number-columns-repeated="10" table:style-name="ce7"/>
          <table:table-cell table:number-columns-repeated="16352"/>
        </table:table-row>
        <table:table-row table:style-name="ro3">
          <table:table-cell office:value-type="string" office:string-value="UBLVersionID" table:formula="of:=SUBSTITUTE(CONCATENATE([.J3];[.K3];IF([.L3]=&quot;Identifier&quot;;&quot;ID&quot;;IF(AND([.L3]=&quot;Text&quot;;OR([.J3]&lt;&gt;&quot;&quot;;[.K3]&lt;&gt;&quot;&quot;));&quot;&quot;;[.L3]));IF(AND([.N3]&lt;&gt;&quot;Text&quot;;[.L3]&lt;&gt;[.N3];NOT(AND([.L3]=&quot;URI&quot;;[.N3]=&quot;Identifier&quot;));NOT(AND([.L3]=&quot;UUID&quot;;[.N3]=&quot;Identifier&quot;));NOT(AND([.L3]=&quot;OID&quot;;[.N3]=&quot;Identifier&quot;)));IF([.N3]=&quot;Identifier&quot;;&quot;ID&quot;;[.N3]);&quot;&quot;));&quot; &quot;;&quot;&quot;)" table:style-name="ce11">
            <text:p>UBLVersionID</text:p>
          </table:table-cell>
          <table:table-cell table:style-name="ce12"/>
          <table:table-cell office:value-type="string" table:style-name="ce13">
            <text:p>0..1</text:p>
          </table:table-cell>
          <table:table-cell office:value-type="string" table:style-name="ce14">
            <text:p>Identifies the earliest version of the UBL 2 schema for this document type that defines all of the elements that might be encountered in the current instance.</text:p>
          </table:table-cell>
          <table:table-cell table:style-name="ce14"/>
          <table:table-cell office:value-type="string" table:style-name="ce14">
            <text:p>2.0.5</text:p>
          </table:table-cell>
          <table:table-cell office:value-type="string" office:string-value="eMandate Response. UBL Version Identifier. Identifier" table:formula="of:=CONCATENATE( IF([.H3]=&quot;&quot;;&quot;&quot;;CONCATENATE([.H3];&quot;_ &quot;));[.I3];&quot;. &quot;;IF([.J3]=&quot;&quot;;&quot;&quot;;CONCATENATE([.J3];&quot;_ &quot;));[.M3];IF(OR([.J3]&lt;&gt;&quot;&quot;;[.M3]&lt;&gt;[.N3]);CONCATENATE(&quot;. &quot;;[.N3]);&quot;&quot;))" table:style-name="ce14">
            <text:p>eMandate Response. UBL Version Identifier. Identifier</text:p>
          </table:table-cell>
          <table:table-cell table:style-name="ce14"/>
          <table:table-cell office:value-type="string" table:style-name="ce14">
            <text:p>eMandate Response</text:p>
          </table:table-cell>
          <table:table-cell table:style-name="ce14"/>
          <table:table-cell office:value-type="string" table:style-name="ce14">
            <text:p>UBL Version</text:p>
          </table:table-cell>
          <table:table-cell office:value-type="string" table:style-name="ce14">
            <text:p>Identifier</text:p>
          </table:table-cell>
          <table:table-cell office:value-type="string" office:string-value="UBL Version Identifier" table:formula="of:=IF([.K3]&lt;&gt;&quot;&quot;;CONCATENATE([.K3];&quot; &quot;;[.L3]);[.L3])" table:style-name="ce11">
            <text:p>UBL Version Identifier</text:p>
          </table:table-cell>
          <table:table-cell office:value-type="string" table:style-name="ce14">
            <text:p>Identifier</text:p>
          </table:table-cell>
          <table:table-cell table:style-name="ce14"/>
          <table:table-cell office:value-type="string" office:string-value="Identifier. Type" table:formula="of:=IF([.O3]&lt;&gt;&quot;&quot;;CONCATENATE([.O3];&quot;_ &quot;;[.N3];&quot;. Type&quot;);CONCATENATE([.N3];&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CustomizationID" table:formula="of:=SUBSTITUTE(CONCATENATE([.J4];[.K4];IF([.L4]=&quot;Identifier&quot;;&quot;ID&quot;;IF(AND([.L4]=&quot;Text&quot;;OR([.J4]&lt;&gt;&quot;&quot;;[.K4]&lt;&gt;&quot;&quot;));&quot;&quot;;[.L4]));IF(AND([.N4]&lt;&gt;&quot;Text&quot;;[.L4]&lt;&gt;[.N4];NOT(AND([.L4]=&quot;URI&quot;;[.N4]=&quot;Identifier&quot;));NOT(AND([.L4]=&quot;UUID&quot;;[.N4]=&quot;Identifier&quot;));NOT(AND([.L4]=&quot;OID&quot;;[.N4]=&quot;Identifier&quot;)));IF([.N4]=&quot;Identifier&quot;;&quot;ID&quot;;[.N4]);&quot;&quot;));&quot; &quot;;&quot;&quot;)" table:style-name="ce11">
            <text:p>CustomizationID</text:p>
          </table:table-cell>
          <table:table-cell table:style-name="ce12"/>
          <table:table-cell office:value-type="string" table:style-name="ce13">
            <text:p>0..1</text:p>
          </table:table-cell>
          <table:table-cell office:value-type="string" table:style-name="ce14">
            <text:p>Identifies a user-defined customization of UBL for a specific use.</text:p>
          </table:table-cell>
          <table:table-cell table:style-name="ce14"/>
          <table:table-cell office:value-type="string" table:style-name="ce14">
            <text:p>NES</text:p>
          </table:table-cell>
          <table:table-cell office:value-type="string" office:string-value="eMandate Response. Customization Identifier. Identifier" table:formula="of:=CONCATENATE( IF([.H4]=&quot;&quot;;&quot;&quot;;CONCATENATE([.H4];&quot;_ &quot;));[.I4];&quot;. &quot;;IF([.J4]=&quot;&quot;;&quot;&quot;;CONCATENATE([.J4];&quot;_ &quot;));[.M4];IF(OR([.J4]&lt;&gt;&quot;&quot;;[.M4]&lt;&gt;[.N4]);CONCATENATE(&quot;. &quot;;[.N4]);&quot;&quot;))" table:style-name="ce14">
            <text:p>eMandate Response. Customization Identifier. Identifier</text:p>
          </table:table-cell>
          <table:table-cell table:style-name="ce14"/>
          <table:table-cell office:value-type="string" table:style-name="ce14">
            <text:p>eMandate Response</text:p>
          </table:table-cell>
          <table:table-cell table:style-name="ce14"/>
          <table:table-cell office:value-type="string" table:style-name="ce14">
            <text:p>Customization</text:p>
          </table:table-cell>
          <table:table-cell office:value-type="string" table:style-name="ce14">
            <text:p>Identifier</text:p>
          </table:table-cell>
          <table:table-cell office:value-type="string" office:string-value="Customization Identifier" table:formula="of:=IF([.K4]&lt;&gt;&quot;&quot;;CONCATENATE([.K4];&quot; &quot;;[.L4]);[.L4])" table:style-name="ce11">
            <text:p>Customization Identifier</text:p>
          </table:table-cell>
          <table:table-cell office:value-type="string" table:style-name="ce14">
            <text:p>Identifier</text:p>
          </table:table-cell>
          <table:table-cell table:style-name="ce14"/>
          <table:table-cell office:value-type="string" office:string-value="Identifier. Type" table:formula="of:=IF([.O4]&lt;&gt;&quot;&quot;;CONCATENATE([.O4];&quot;_ &quot;;[.N4];&quot;. Type&quot;);CONCATENATE([.N4];&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ProfileID" table:formula="of:=SUBSTITUTE(CONCATENATE([.J5];[.K5];IF([.L5]=&quot;Identifier&quot;;&quot;ID&quot;;IF(AND([.L5]=&quot;Text&quot;;OR([.J5]&lt;&gt;&quot;&quot;;[.K5]&lt;&gt;&quot;&quot;));&quot;&quot;;[.L5]));IF(AND([.N5]&lt;&gt;&quot;Text&quot;;[.L5]&lt;&gt;[.N5];NOT(AND([.L5]=&quot;URI&quot;;[.N5]=&quot;Identifier&quot;));NOT(AND([.L5]=&quot;UUID&quot;;[.N5]=&quot;Identifier&quot;));NOT(AND([.L5]=&quot;OID&quot;;[.N5]=&quot;Identifier&quot;)));IF([.N5]=&quot;Identifier&quot;;&quot;ID&quot;;[.N5]);&quot;&quot;));&quot; &quot;;&quot;&quot;)" table:style-name="ce11">
            <text:p>ProfileID</text:p>
          </table:table-cell>
          <table:table-cell table:style-name="ce12"/>
          <table:table-cell office:value-type="string" table:style-name="ce13">
            <text:p>0..1</text:p>
          </table:table-cell>
          <table:table-cell office:value-type="string" table:style-name="ce14">
            <text:p>Identifies a user-defined profile of the customization of UBL being used.</text:p>
          </table:table-cell>
          <table:table-cell table:style-name="ce14"/>
          <table:table-cell office:value-type="string" table:style-name="ce14">
            <text:p>BasicProcurementProcess</text:p>
          </table:table-cell>
          <table:table-cell office:value-type="string" office:string-value="eMandate Response. Profile Identifier. Identifier" table:formula="of:=CONCATENATE( IF([.H5]=&quot;&quot;;&quot;&quot;;CONCATENATE([.H5];&quot;_ &quot;));[.I5];&quot;. &quot;;IF([.J5]=&quot;&quot;;&quot;&quot;;CONCATENATE([.J5];&quot;_ &quot;));[.M5];IF(OR([.J5]&lt;&gt;&quot;&quot;;[.M5]&lt;&gt;[.N5]);CONCATENATE(&quot;. &quot;;[.N5]);&quot;&quot;))" table:style-name="ce14">
            <text:p>eMandate Response. Profile Identifier. Identifier</text:p>
          </table:table-cell>
          <table:table-cell table:style-name="ce14"/>
          <table:table-cell office:value-type="string" table:style-name="ce14">
            <text:p>eMandate Response</text:p>
          </table:table-cell>
          <table:table-cell table:style-name="ce14"/>
          <table:table-cell office:value-type="string" table:style-name="ce14">
            <text:p>Profile</text:p>
          </table:table-cell>
          <table:table-cell office:value-type="string" table:style-name="ce14">
            <text:p>Identifier</text:p>
          </table:table-cell>
          <table:table-cell office:value-type="string" office:string-value="Profile Identifier" table:formula="of:=IF([.K5]&lt;&gt;&quot;&quot;;CONCATENATE([.K5];&quot; &quot;;[.L5]);[.L5])" table:style-name="ce11">
            <text:p>Profile Identifier</text:p>
          </table:table-cell>
          <table:table-cell office:value-type="string" table:style-name="ce14">
            <text:p>Identifier</text:p>
          </table:table-cell>
          <table:table-cell table:style-name="ce14"/>
          <table:table-cell office:value-type="string" office:string-value="Identifier. Type" table:formula="of:=IF([.O5]&lt;&gt;&quot;&quot;;CONCATENATE([.O5];&quot;_ &quot;;[.N5];&quot;. Type&quot;);CONCATENATE([.N5];&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ProfileExecutionID" table:formula="of:=SUBSTITUTE(CONCATENATE([.J6];[.K6];IF([.L6]=&quot;Identifier&quot;;&quot;ID&quot;;IF(AND([.L6]=&quot;Text&quot;;OR([.J6]&lt;&gt;&quot;&quot;;[.K6]&lt;&gt;&quot;&quot;));&quot;&quot;;[.L6]));IF(AND([.N6]&lt;&gt;&quot;Text&quot;;[.L6]&lt;&gt;[.N6];NOT(AND([.L6]=&quot;URI&quot;;[.N6]=&quot;Identifier&quot;));NOT(AND([.L6]=&quot;UUID&quot;;[.N6]=&quot;Identifier&quot;));NOT(AND([.L6]=&quot;OID&quot;;[.N6]=&quot;Identifier&quot;)));IF([.N6]=&quot;Identifier&quot;;&quot;ID&quot;;[.N6]);&quot;&quot;));&quot; &quot;;&quot;&quot;)" table:style-name="ce11">
            <text:p>ProfileExecutionID</text:p>
          </table:table-cell>
          <table:table-cell table:style-name="ce12"/>
          <table:table-cell office:value-type="string" table:style-name="ce13">
            <text:p>0..1</text:p>
          </table:table-cell>
          <table:table-cell office:value-type="string" table:style-name="ce14">
            <text:p>Identifies an instance of executing a profile, to associate all transactions in a collaboration.</text:p>
          </table:table-cell>
          <table:table-cell table:style-name="ce14"/>
          <table:table-cell office:value-type="string" table:style-name="ce14">
            <text:p>BPP-1001</text:p>
          </table:table-cell>
          <table:table-cell office:value-type="string" office:string-value="eMandate Response. Profile Execution Identifier. Identifier" table:formula="of:=CONCATENATE( IF([.H6]=&quot;&quot;;&quot;&quot;;CONCATENATE([.H6];&quot;_ &quot;));[.I6];&quot;. &quot;;IF([.J6]=&quot;&quot;;&quot;&quot;;CONCATENATE([.J6];&quot;_ &quot;));[.M6];IF(OR([.J6]&lt;&gt;&quot;&quot;;[.M6]&lt;&gt;[.N6]);CONCATENATE(&quot;. &quot;;[.N6]);&quot;&quot;))" table:style-name="ce14">
            <text:p>eMandate Response. Profile Execution Identifier. Identifier</text:p>
          </table:table-cell>
          <table:table-cell table:style-name="ce14"/>
          <table:table-cell office:value-type="string" table:style-name="ce14">
            <text:p>eMandate Response</text:p>
          </table:table-cell>
          <table:table-cell table:style-name="ce14"/>
          <table:table-cell office:value-type="string" table:style-name="ce14">
            <text:p>Profile Execution</text:p>
          </table:table-cell>
          <table:table-cell office:value-type="string" table:style-name="ce14">
            <text:p>Identifier</text:p>
          </table:table-cell>
          <table:table-cell office:value-type="string" office:string-value="Profile Execution Identifier" table:formula="of:=IF([.K6]&lt;&gt;&quot;&quot;;CONCATENATE([.K6];&quot; &quot;;[.L6]);[.L6])" table:style-name="ce11">
            <text:p>Profile Execution Identifier</text:p>
          </table:table-cell>
          <table:table-cell office:value-type="string" table:style-name="ce14">
            <text:p>Identifier</text:p>
          </table:table-cell>
          <table:table-cell table:style-name="ce14"/>
          <table:table-cell office:value-type="string" office:string-value="Identifier. Type" table:formula="of:=IF([.O6]&lt;&gt;&quot;&quot;;CONCATENATE([.O6];&quot;_ &quot;;[.N6];&quot;. Type&quot;);CONCATENATE([.N6];&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ID" table:formula="of:=SUBSTITUTE(CONCATENATE([.J7];[.K7];IF([.L7]=&quot;Identifier&quot;;&quot;ID&quot;;IF(AND([.L7]=&quot;Text&quot;;OR([.J7]&lt;&gt;&quot;&quot;;[.K7]&lt;&gt;&quot;&quot;));&quot;&quot;;[.L7]));IF(AND([.N7]&lt;&gt;&quot;Text&quot;;[.L7]&lt;&gt;[.N7];NOT(AND([.L7]=&quot;URI&quot;;[.N7]=&quot;Identifier&quot;));NOT(AND([.L7]=&quot;UUID&quot;;[.N7]=&quot;Identifier&quot;));NOT(AND([.L7]=&quot;OID&quot;;[.N7]=&quot;Identifier&quot;)));IF([.N7]=&quot;Identifier&quot;;&quot;ID&quot;;[.N7]);&quot;&quot;));&quot; &quot;;&quot;&quot;)" table:style-name="ce11">
            <text:p>ID</text:p>
          </table:table-cell>
          <table:table-cell table:style-name="ce12"/>
          <table:table-cell office:value-type="string" table:style-name="ce13">
            <text:p>0..1</text:p>
          </table:table-cell>
          <table:table-cell office:value-type="string" table:style-name="ce14">
            <text:p>An identifier for this document, assigned by the sender.</text:p>
          </table:table-cell>
          <table:table-cell table:number-columns-repeated="2" table:style-name="ce14"/>
          <table:table-cell office:value-type="string" office:string-value="eMandate Response. Identifier" table:formula="of:=CONCATENATE( IF([.H7]=&quot;&quot;;&quot;&quot;;CONCATENATE([.H7];&quot;_ &quot;));[.I7];&quot;. &quot;;IF([.J7]=&quot;&quot;;&quot;&quot;;CONCATENATE([.J7];&quot;_ &quot;));[.M7];IF(OR([.J7]&lt;&gt;&quot;&quot;;[.M7]&lt;&gt;[.N7]);CONCATENATE(&quot;. &quot;;[.N7]);&quot;&quot;))" table:style-name="ce14">
            <text:p>eMandate Response. Identifier</text:p>
          </table:table-cell>
          <table:table-cell table:style-name="ce14"/>
          <table:table-cell office:value-type="string" table:style-name="ce14">
            <text:p>eMandate Response</text:p>
          </table:table-cell>
          <table:table-cell table:number-columns-repeated="2" table:style-name="ce14"/>
          <table:table-cell office:value-type="string" table:style-name="ce14">
            <text:p>Identifier</text:p>
          </table:table-cell>
          <table:table-cell office:value-type="string" office:string-value="Identifier" table:formula="of:=IF([.K7]&lt;&gt;&quot;&quot;;CONCATENATE([.K7];&quot; &quot;;[.L7]);[.L7])" table:style-name="ce11">
            <text:p>Identifier</text:p>
          </table:table-cell>
          <table:table-cell office:value-type="string" table:style-name="ce14">
            <text:p>Identifier</text:p>
          </table:table-cell>
          <table:table-cell table:style-name="ce14"/>
          <table:table-cell office:value-type="string" office:string-value="Identifier. Type" table:formula="of:=IF([.O7]&lt;&gt;&quot;&quot;;CONCATENATE([.O7];&quot;_ &quot;;[.N7];&quot;. Type&quot;);CONCATENATE([.N7];&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CopyIndicator" table:formula="of:=SUBSTITUTE(CONCATENATE([.J8];[.K8];IF([.L8]=&quot;Identifier&quot;;&quot;ID&quot;;IF(AND([.L8]=&quot;Text&quot;;OR([.J8]&lt;&gt;&quot;&quot;;[.K8]&lt;&gt;&quot;&quot;));&quot;&quot;;[.L8]));IF(AND([.N8]&lt;&gt;&quot;Text&quot;;[.L8]&lt;&gt;[.N8];NOT(AND([.L8]=&quot;URI&quot;;[.N8]=&quot;Identifier&quot;));NOT(AND([.L8]=&quot;UUID&quot;;[.N8]=&quot;Identifier&quot;));NOT(AND([.L8]=&quot;OID&quot;;[.N8]=&quot;Identifier&quot;)));IF([.N8]=&quot;Identifier&quot;;&quot;ID&quot;;[.N8]);&quot;&quot;));&quot; &quot;;&quot;&quot;)" table:style-name="ce11">
            <text:p>CopyIndicator</text:p>
          </table:table-cell>
          <table:table-cell table:style-name="ce12"/>
          <table:table-cell office:value-type="string" table:style-name="ce13">
            <text:p>0..1</text:p>
          </table:table-cell>
          <table:table-cell office:value-type="string" table:style-name="ce14">
            <text:p>Indicates whether this document is a copy (true) or not (false).</text:p>
          </table:table-cell>
          <table:table-cell table:number-columns-repeated="2" table:style-name="ce14"/>
          <table:table-cell office:value-type="string" office:string-value="eMandate Response. Copy_ Indicator. Indicator" table:formula="of:=CONCATENATE( IF([.H8]=&quot;&quot;;&quot;&quot;;CONCATENATE([.H8];&quot;_ &quot;));[.I8];&quot;. &quot;;IF([.J8]=&quot;&quot;;&quot;&quot;;CONCATENATE([.J8];&quot;_ &quot;));[.M8];IF(OR([.J8]&lt;&gt;&quot;&quot;;[.M8]&lt;&gt;[.N8]);CONCATENATE(&quot;. &quot;;[.N8]);&quot;&quot;))" table:style-name="ce14">
            <text:p>eMandate Response. Copy_ Indicator. Indicator</text:p>
          </table:table-cell>
          <table:table-cell table:style-name="ce14"/>
          <table:table-cell office:value-type="string" table:style-name="ce14">
            <text:p>eMandate Response</text:p>
          </table:table-cell>
          <table:table-cell office:value-type="string" table:style-name="ce14">
            <text:p>Copy</text:p>
          </table:table-cell>
          <table:table-cell table:style-name="ce14"/>
          <table:table-cell office:value-type="string" table:style-name="ce14">
            <text:p>Indicator</text:p>
          </table:table-cell>
          <table:table-cell office:value-type="string" office:string-value="Indicator" table:formula="of:=IF([.K8]&lt;&gt;&quot;&quot;;CONCATENATE([.K8];&quot; &quot;;[.L8]);[.L8])" table:style-name="ce11">
            <text:p>Indicator</text:p>
          </table:table-cell>
          <table:table-cell office:value-type="string" table:style-name="ce14">
            <text:p>Indicator</text:p>
          </table:table-cell>
          <table:table-cell table:style-name="ce14"/>
          <table:table-cell office:value-type="string" office:string-value="Indicator. Type" table:formula="of:=IF([.O8]&lt;&gt;&quot;&quot;;CONCATENATE([.O8];&quot;_ &quot;;[.N8];&quot;. Type&quot;);CONCATENATE([.N8];&quot;. Type&quot;))" table:style-name="ce14">
            <text:p>Indicato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UUID" table:formula="of:=SUBSTITUTE(CONCATENATE([.J9];[.K9];IF([.L9]=&quot;Identifier&quot;;&quot;ID&quot;;IF(AND([.L9]=&quot;Text&quot;;OR([.J9]&lt;&gt;&quot;&quot;;[.K9]&lt;&gt;&quot;&quot;));&quot;&quot;;[.L9]));IF(AND([.N9]&lt;&gt;&quot;Text&quot;;[.L9]&lt;&gt;[.N9];NOT(AND([.L9]=&quot;URI&quot;;[.N9]=&quot;Identifier&quot;));NOT(AND([.L9]=&quot;UUID&quot;;[.N9]=&quot;Identifier&quot;));NOT(AND([.L9]=&quot;OID&quot;;[.N9]=&quot;Identifier&quot;)));IF([.N9]=&quot;Identifier&quot;;&quot;ID&quot;;[.N9]);&quot;&quot;));&quot; &quot;;&quot;&quot;)" table:style-name="ce11">
            <text:p>UUID</text:p>
          </table:table-cell>
          <table:table-cell table:style-name="ce12"/>
          <table:table-cell office:value-type="string" table:style-name="ce13">
            <text:p>0..1</text:p>
          </table:table-cell>
          <table:table-cell office:value-type="string" table:style-name="ce14">
            <text:p>A universally unique identifier for an instance of this document.</text:p>
          </table:table-cell>
          <table:table-cell table:number-columns-repeated="2" table:style-name="ce14"/>
          <table:table-cell office:value-type="string" office:string-value="eMandate Response. UUID. Identifier" table:formula="of:=CONCATENATE( IF([.H9]=&quot;&quot;;&quot;&quot;;CONCATENATE([.H9];&quot;_ &quot;));[.I9];&quot;. &quot;;IF([.J9]=&quot;&quot;;&quot;&quot;;CONCATENATE([.J9];&quot;_ &quot;));[.M9];IF(OR([.J9]&lt;&gt;&quot;&quot;;[.M9]&lt;&gt;[.N9]);CONCATENATE(&quot;. &quot;;[.N9]);&quot;&quot;))" table:style-name="ce14">
            <text:p>eMandate Response. UUID. Identifier</text:p>
          </table:table-cell>
          <table:table-cell table:style-name="ce14"/>
          <table:table-cell office:value-type="string" table:style-name="ce14">
            <text:p>eMandate Response</text:p>
          </table:table-cell>
          <table:table-cell table:number-columns-repeated="2" table:style-name="ce14"/>
          <table:table-cell office:value-type="string" table:style-name="ce14">
            <text:p>UUID</text:p>
          </table:table-cell>
          <table:table-cell office:value-type="string" office:string-value="UUID" table:formula="of:=IF([.K9]&lt;&gt;&quot;&quot;;CONCATENATE([.K9];&quot; &quot;;[.L9]);[.L9])" table:style-name="ce11">
            <text:p>UUID</text:p>
          </table:table-cell>
          <table:table-cell office:value-type="string" table:style-name="ce14">
            <text:p>Identifier</text:p>
          </table:table-cell>
          <table:table-cell table:style-name="ce14"/>
          <table:table-cell office:value-type="string" office:string-value="Identifier. Type" table:formula="of:=IF([.O9]&lt;&gt;&quot;&quot;;CONCATENATE([.O9];&quot;_ &quot;;[.N9];&quot;. Type&quot;);CONCATENATE([.N9];&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IssueDate" table:formula="of:=SUBSTITUTE(CONCATENATE([.J10];[.K10];IF([.L10]=&quot;Identifier&quot;;&quot;ID&quot;;IF(AND([.L10]=&quot;Text&quot;;OR([.J10]&lt;&gt;&quot;&quot;;[.K10]&lt;&gt;&quot;&quot;));&quot;&quot;;[.L10]));IF(AND([.N10]&lt;&gt;&quot;Text&quot;;[.L10]&lt;&gt;[.N10];NOT(AND([.L10]=&quot;URI&quot;;[.N10]=&quot;Identifier&quot;));NOT(AND([.L10]=&quot;UUID&quot;;[.N10]=&quot;Identifier&quot;));NOT(AND([.L10]=&quot;OID&quot;;[.N10]=&quot;Identifier&quot;)));IF([.N10]=&quot;Identifier&quot;;&quot;ID&quot;;[.N10]);&quot;&quot;));&quot; &quot;;&quot;&quot;)" table:style-name="ce11">
            <text:p>IssueDate</text:p>
          </table:table-cell>
          <table:table-cell table:style-name="ce12"/>
          <table:table-cell office:value-type="string" table:style-name="ce13">
            <text:p>1</text:p>
          </table:table-cell>
          <table:table-cell office:value-type="string" table:style-name="ce14">
            <text:p>The date, assigned by the sender, on which this document was issued.</text:p>
          </table:table-cell>
          <table:table-cell table:number-columns-repeated="2" table:style-name="ce14"/>
          <table:table-cell office:value-type="string" office:string-value="eMandate Response. Issue Date. Date" table:formula="of:=CONCATENATE( IF([.H10]=&quot;&quot;;&quot;&quot;;CONCATENATE([.H10];&quot;_ &quot;));[.I10];&quot;. &quot;;IF([.J10]=&quot;&quot;;&quot;&quot;;CONCATENATE([.J10];&quot;_ &quot;));[.M10];IF(OR([.J10]&lt;&gt;&quot;&quot;;[.M10]&lt;&gt;[.N10]);CONCATENATE(&quot;. &quot;;[.N10]);&quot;&quot;))" table:style-name="ce14">
            <text:p>eMandate Response. Issue Date. Date</text:p>
          </table:table-cell>
          <table:table-cell table:style-name="ce14"/>
          <table:table-cell office:value-type="string" table:style-name="ce14">
            <text:p>eMandate Response</text:p>
          </table:table-cell>
          <table:table-cell table:style-name="ce14"/>
          <table:table-cell office:value-type="string" table:style-name="ce14">
            <text:p>Issue</text:p>
          </table:table-cell>
          <table:table-cell office:value-type="string" table:style-name="ce14">
            <text:p>Date</text:p>
          </table:table-cell>
          <table:table-cell office:value-type="string" office:string-value="Issue Date" table:formula="of:=IF([.K10]&lt;&gt;&quot;&quot;;CONCATENATE([.K10];&quot; &quot;;[.L10]);[.L10])" table:style-name="ce11">
            <text:p>Issue Date</text:p>
          </table:table-cell>
          <table:table-cell office:value-type="string" table:style-name="ce14">
            <text:p>Date</text:p>
          </table:table-cell>
          <table:table-cell table:style-name="ce14"/>
          <table:table-cell office:value-type="string" office:string-value="Date. Type" table:formula="of:=IF([.O10]&lt;&gt;&quot;&quot;;CONCATENATE([.O10];&quot;_ &quot;;[.N10];&quot;. Type&quot;);CONCATENATE([.N10];&quot;. Type&quot;))" table:style-name="ce14">
            <text:p>Date.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IssueTime" table:formula="of:=SUBSTITUTE(CONCATENATE([.J11];[.K11];IF([.L11]=&quot;Identifier&quot;;&quot;ID&quot;;IF(AND([.L11]=&quot;Text&quot;;OR([.J11]&lt;&gt;&quot;&quot;;[.K11]&lt;&gt;&quot;&quot;));&quot;&quot;;[.L11]));IF(AND([.N11]&lt;&gt;&quot;Text&quot;;[.L11]&lt;&gt;[.N11];NOT(AND([.L11]=&quot;URI&quot;;[.N11]=&quot;Identifier&quot;));NOT(AND([.L11]=&quot;UUID&quot;;[.N11]=&quot;Identifier&quot;));NOT(AND([.L11]=&quot;OID&quot;;[.N11]=&quot;Identifier&quot;)));IF([.N11]=&quot;Identifier&quot;;&quot;ID&quot;;[.N11]);&quot;&quot;));&quot; &quot;;&quot;&quot;)" table:style-name="ce11">
            <text:p>IssueTime</text:p>
          </table:table-cell>
          <table:table-cell table:style-name="ce12"/>
          <table:table-cell office:value-type="string" table:style-name="ce13">
            <text:p>0..1</text:p>
          </table:table-cell>
          <table:table-cell office:value-type="string" table:style-name="ce14">
            <text:p>The time, assigned by the sender, at which this document was issued.</text:p>
          </table:table-cell>
          <table:table-cell table:number-columns-repeated="2" table:style-name="ce14"/>
          <table:table-cell office:value-type="string" office:string-value="eMandate Response. Issue Time. Time" table:formula="of:=CONCATENATE( IF([.H11]=&quot;&quot;;&quot;&quot;;CONCATENATE([.H11];&quot;_ &quot;));[.I11];&quot;. &quot;;IF([.J11]=&quot;&quot;;&quot;&quot;;CONCATENATE([.J11];&quot;_ &quot;));[.M11];IF(OR([.J11]&lt;&gt;&quot;&quot;;[.M11]&lt;&gt;[.N11]);CONCATENATE(&quot;. &quot;;[.N11]);&quot;&quot;))" table:style-name="ce14">
            <text:p>eMandate Response. Issue Time. Time</text:p>
          </table:table-cell>
          <table:table-cell table:style-name="ce14"/>
          <table:table-cell office:value-type="string" table:style-name="ce14">
            <text:p>eMandate Response</text:p>
          </table:table-cell>
          <table:table-cell table:style-name="ce14"/>
          <table:table-cell office:value-type="string" table:style-name="ce14">
            <text:p>Issue</text:p>
          </table:table-cell>
          <table:table-cell office:value-type="string" table:style-name="ce14">
            <text:p>Time</text:p>
          </table:table-cell>
          <table:table-cell office:value-type="string" office:string-value="Issue Time" table:formula="of:=IF([.K11]&lt;&gt;&quot;&quot;;CONCATENATE([.K11];&quot; &quot;;[.L11]);[.L11])" table:style-name="ce11">
            <text:p>Issue Time</text:p>
          </table:table-cell>
          <table:table-cell office:value-type="string" table:style-name="ce14">
            <text:p>Time</text:p>
          </table:table-cell>
          <table:table-cell table:style-name="ce14"/>
          <table:table-cell office:value-type="string" office:string-value="Time. Type" table:formula="of:=IF([.O11]&lt;&gt;&quot;&quot;;CONCATENATE([.O11];&quot;_ &quot;;[.N11];&quot;. Type&quot;);CONCATENATE([.N11];&quot;. Type&quot;))" table:style-name="ce14">
            <text:p>Time.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VersionID" table:formula="of:=SUBSTITUTE(CONCATENATE([.J12];[.K12];IF([.L12]=&quot;Identifier&quot;;&quot;ID&quot;;IF(AND([.L12]=&quot;Text&quot;;OR([.J12]&lt;&gt;&quot;&quot;;[.K12]&lt;&gt;&quot;&quot;));&quot;&quot;;[.L12]));IF(AND([.N12]&lt;&gt;&quot;Text&quot;;[.L12]&lt;&gt;[.N12];NOT(AND([.L12]=&quot;URI&quot;;[.N12]=&quot;Identifier&quot;));NOT(AND([.L12]=&quot;UUID&quot;;[.N12]=&quot;Identifier&quot;));NOT(AND([.L12]=&quot;OID&quot;;[.N12]=&quot;Identifier&quot;)));IF([.N12]=&quot;Identifier&quot;;&quot;ID&quot;;[.N12]);&quot;&quot;));&quot; &quot;;&quot;&quot;)" table:style-name="ce11">
            <text:p>VersionID</text:p>
          </table:table-cell>
          <table:table-cell table:style-name="ce12"/>
          <table:table-cell office:value-type="string" table:style-name="ce13">
            <text:p>0..1</text:p>
          </table:table-cell>
          <table:table-cell office:value-type="string" table:style-name="ce14">
            <text:p>Indicates the current version of the Qualification Application Request.</text:p>
          </table:table-cell>
          <table:table-cell table:style-name="ce14"/>
          <table:table-cell office:value-type="string" table:style-name="ce14">
            <text:p>1.1<text:s/></text:p>
          </table:table-cell>
          <table:table-cell office:value-type="string" office:string-value="eMandate Response. Version. Identifier" table:formula="of:=CONCATENATE( IF([.H12]=&quot;&quot;;&quot;&quot;;CONCATENATE([.H12];&quot;_ &quot;));[.I12];&quot;. &quot;;IF([.J12]=&quot;&quot;;&quot;&quot;;CONCATENATE([.J12];&quot;_ &quot;));[.M12];IF(OR([.J12]&lt;&gt;&quot;&quot;;[.M12]&lt;&gt;[.N12]);CONCATENATE(&quot;. &quot;;[.N12]);&quot;&quot;))" table:style-name="ce14">
            <text:p>eMandate Response. Version. Identifier</text:p>
          </table:table-cell>
          <table:table-cell table:style-name="ce14"/>
          <table:table-cell office:value-type="string" table:style-name="ce14">
            <text:p>eMandate Response</text:p>
          </table:table-cell>
          <table:table-cell table:number-columns-repeated="2" table:style-name="ce14"/>
          <table:table-cell office:value-type="string" table:style-name="ce14">
            <text:p>Version</text:p>
          </table:table-cell>
          <table:table-cell office:value-type="string" office:string-value="Version" table:formula="of:=IF([.K12]&lt;&gt;&quot;&quot;;CONCATENATE([.K12];&quot; &quot;;[.L12]);[.L12])" table:style-name="ce11">
            <text:p>Version</text:p>
          </table:table-cell>
          <table:table-cell office:value-type="string" table:style-name="ce14">
            <text:p>Identifier</text:p>
          </table:table-cell>
          <table:table-cell table:style-name="ce14"/>
          <table:table-cell office:value-type="string" office:string-value="Identifier. Type" table:formula="of:=IF([.O12]&lt;&gt;&quot;&quot;;CONCATENATE([.O12];&quot;_ &quot;;[.N12];&quot;. Type&quot;);CONCATENATE([.N12];&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PreviousVersionID" table:formula="of:=SUBSTITUTE(CONCATENATE([.J13];[.K13];IF([.L13]=&quot;Identifier&quot;;&quot;ID&quot;;IF(AND([.L13]=&quot;Text&quot;;OR([.J13]&lt;&gt;&quot;&quot;;[.K13]&lt;&gt;&quot;&quot;));&quot;&quot;;[.L13]));IF(AND([.N13]&lt;&gt;&quot;Text&quot;;[.L13]&lt;&gt;[.N13];NOT(AND([.L13]=&quot;URI&quot;;[.N13]=&quot;Identifier&quot;));NOT(AND([.L13]=&quot;UUID&quot;;[.N13]=&quot;Identifier&quot;));NOT(AND([.L13]=&quot;OID&quot;;[.N13]=&quot;Identifier&quot;)));IF([.N13]=&quot;Identifier&quot;;&quot;ID&quot;;[.N13]);&quot;&quot;));&quot; &quot;;&quot;&quot;)" table:style-name="ce11">
            <text:p>PreviousVersionID</text:p>
          </table:table-cell>
          <table:table-cell table:style-name="ce12"/>
          <table:table-cell office:value-type="string" table:style-name="ce13">
            <text:p>0..1</text:p>
          </table:table-cell>
          <table:table-cell office:value-type="string" table:style-name="ce14">
            <text:p>Identifies the previous version of the Qualification Application Request which is superceded by this version.</text:p>
          </table:table-cell>
          <table:table-cell table:style-name="ce14"/>
          <table:table-cell office:value-type="string" table:style-name="ce14">
            <text:p>1.0<text:s/></text:p>
          </table:table-cell>
          <table:table-cell office:value-type="string" office:string-value="eMandate Response. Previous_ Version. Identifier" table:formula="of:=CONCATENATE( IF([.H13]=&quot;&quot;;&quot;&quot;;CONCATENATE([.H13];&quot;_ &quot;));[.I13];&quot;. &quot;;IF([.J13]=&quot;&quot;;&quot;&quot;;CONCATENATE([.J13];&quot;_ &quot;));[.M13];IF(OR([.J13]&lt;&gt;&quot;&quot;;[.M13]&lt;&gt;[.N13]);CONCATENATE(&quot;. &quot;;[.N13]);&quot;&quot;))" table:style-name="ce14">
            <text:p>eMandate Response. Previous_ Version. Identifier</text:p>
          </table:table-cell>
          <table:table-cell table:style-name="ce14"/>
          <table:table-cell office:value-type="string" table:style-name="ce14">
            <text:p>eMandate Response</text:p>
          </table:table-cell>
          <table:table-cell office:value-type="string" table:style-name="ce14">
            <text:p>Previous</text:p>
          </table:table-cell>
          <table:table-cell table:style-name="ce14"/>
          <table:table-cell office:value-type="string" table:style-name="ce14">
            <text:p>Version</text:p>
          </table:table-cell>
          <table:table-cell office:value-type="string" office:string-value="Version" table:formula="of:=IF([.K13]&lt;&gt;&quot;&quot;;CONCATENATE([.K13];&quot; &quot;;[.L13]);[.L13])" table:style-name="ce11">
            <text:p>Version</text:p>
          </table:table-cell>
          <table:table-cell office:value-type="string" table:style-name="ce14">
            <text:p>Identifier</text:p>
          </table:table-cell>
          <table:table-cell table:style-name="ce14"/>
          <table:table-cell office:value-type="string" office:string-value="Identifier. Type" table:formula="of:=IF([.O13]&lt;&gt;&quot;&quot;;CONCATENATE([.O13];&quot;_ &quot;;[.N13];&quot;. Type&quot;);CONCATENATE([.N13];&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Note" table:formula="of:=SUBSTITUTE(CONCATENATE([.J14];[.K14];IF([.L14]=&quot;Identifier&quot;;&quot;ID&quot;;IF(AND([.L14]=&quot;Text&quot;;OR([.J14]&lt;&gt;&quot;&quot;;[.K14]&lt;&gt;&quot;&quot;));&quot;&quot;;[.L14]));IF(AND([.N14]&lt;&gt;&quot;Text&quot;;[.L14]&lt;&gt;[.N14];NOT(AND([.L14]=&quot;URI&quot;;[.N14]=&quot;Identifier&quot;));NOT(AND([.L14]=&quot;UUID&quot;;[.N14]=&quot;Identifier&quot;));NOT(AND([.L14]=&quot;OID&quot;;[.N14]=&quot;Identifier&quot;)));IF([.N14]=&quot;Identifier&quot;;&quot;ID&quot;;[.N14]);&quot;&quot;));&quot; &quot;;&quot;&quot;)" table:style-name="ce11">
            <text:p>Note</text:p>
          </table:table-cell>
          <table:table-cell table:style-name="ce12"/>
          <table:table-cell office:value-type="string" table:style-name="ce13">
            <text:p>0..n</text:p>
          </table:table-cell>
          <table:table-cell office:value-type="string" table:style-name="ce14">
            <text:p>Free-form text pertinent to this document, conveying information that is not contained explicitly in other structures.</text:p>
          </table:table-cell>
          <table:table-cell table:number-columns-repeated="2" table:style-name="ce14"/>
          <table:table-cell office:value-type="string" office:string-value="eMandate Response. Note. Text" table:formula="of:=CONCATENATE( IF([.H14]=&quot;&quot;;&quot;&quot;;CONCATENATE([.H14];&quot;_ &quot;));[.I14];&quot;. &quot;;IF([.J14]=&quot;&quot;;&quot;&quot;;CONCATENATE([.J14];&quot;_ &quot;));[.M14];IF(OR([.J14]&lt;&gt;&quot;&quot;;[.M14]&lt;&gt;[.N14]);CONCATENATE(&quot;. &quot;;[.N14]);&quot;&quot;))" table:style-name="ce14">
            <text:p>eMandate Response. Note. Text</text:p>
          </table:table-cell>
          <table:table-cell table:style-name="ce14"/>
          <table:table-cell office:value-type="string" table:style-name="ce14">
            <text:p>eMandate Response</text:p>
          </table:table-cell>
          <table:table-cell table:number-columns-repeated="2" table:style-name="ce14"/>
          <table:table-cell office:value-type="string" table:style-name="ce14">
            <text:p>Note</text:p>
          </table:table-cell>
          <table:table-cell office:value-type="string" office:string-value="Note" table:formula="of:=IF([.K14]&lt;&gt;&quot;&quot;;CONCATENATE([.K14];&quot; &quot;;[.L14]);[.L14])" table:style-name="ce11">
            <text:p>Note</text:p>
          </table:table-cell>
          <table:table-cell office:value-type="string" table:style-name="ce14">
            <text:p>Text</text:p>
          </table:table-cell>
          <table:table-cell table:style-name="ce14"/>
          <table:table-cell office:value-type="string" office:string-value="Text. Type" table:formula="of:=IF([.O14]&lt;&gt;&quot;&quot;;CONCATENATE([.O14];&quot;_ &quot;;[.N14];&quot;. Type&quot;);CONCATENATE([.N14];&quot;. Type&quot;))" table:style-name="ce14">
            <text:p>Text.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Mandate" table:formula="of:=SUBSTITUTE(SUBSTITUTE(CONCATENATE([.J15];IF([.M15]=&quot;Identifier&quot;;&quot;ID&quot;;[.M15]));&quot; &quot;;&quot;&quot;);&quot;_&quot;;&quot;&quot;)" table:style-name="ce15">
            <text:p>Mandate</text:p>
          </table:table-cell>
          <table:table-cell table:style-name="ce12"/>
          <table:table-cell office:value-type="string" table:style-name="ce16">
            <text:p>0..n</text:p>
          </table:table-cell>
          <table:table-cell office:value-type="string" table:style-name="ce17">
            <text:p>The mandate containing the data about the mandator, the powers assigned to the mandatee, and the constraints applied to the use of the power.</text:p>
          </table:table-cell>
          <table:table-cell table:number-columns-repeated="2" table:style-name="ce15"/>
          <table:table-cell office:value-type="string" office:string-value="eMandate Response. Mandate" table:formula="of:=CONCATENATE( IF([.H15]=&quot;&quot;;&quot;&quot;;CONCATENATE([.H15];&quot;_ &quot;));[.I15];&quot;. &quot;;IF([.J15]=&quot;&quot;;&quot;&quot;;CONCATENATE([.J15];&quot;_ &quot;));[.M15];IF([.J15]=&quot;&quot;;&quot;&quot;;CONCATENATE(&quot;. &quot;;[.N15])))" table:style-name="ce15">
            <text:p>eMandate Response. Mandate</text:p>
          </table:table-cell>
          <table:table-cell table:style-name="ce15"/>
          <table:table-cell office:value-type="string" table:style-name="ce15">
            <text:p>eMandate Response</text:p>
          </table:table-cell>
          <table:table-cell table:number-columns-repeated="3" table:style-name="ce15"/>
          <table:table-cell office:value-type="string" office:string-value="Mandate" table:formula="of:=CONCATENATE(IF([.Q15]=&quot;&quot;;&quot;&quot;;CONCATENATE([.Q15];&quot;_ &quot;));[.R15])" table:style-name="ce15">
            <text:p>Mandate</text:p>
          </table:table-cell>
          <table:table-cell office:value-type="string" office:string-value="Mandate" table:formula="of:=[.M15]" table:style-name="ce15">
            <text:p>Mandate</text:p>
          </table:table-cell>
          <table:table-cell table:number-columns-repeated="3" table:style-name="ce15"/>
          <table:table-cell office:value-type="string" table:style-name="ce15">
            <text:p>Mandate</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AdditionalDocumentReference" table:formula="of:=SUBSTITUTE(SUBSTITUTE(CONCATENATE([.J16];IF([.M16]=&quot;Identifier&quot;;&quot;ID&quot;;[.M16]));&quot; &quot;;&quot;&quot;);&quot;_&quot;;&quot;&quot;)" table:style-name="ce15">
            <text:p>AdditionalDocumentReference</text:p>
          </table:table-cell>
          <table:table-cell table:style-name="ce12"/>
          <table:table-cell office:value-type="string" table:style-name="ce16">
            <text:p>0..n</text:p>
          </table:table-cell>
          <table:table-cell office:value-type="string" table:style-name="ce15">
            <text:p>A reference to an additional document associated with this document.</text:p>
          </table:table-cell>
          <table:table-cell table:number-columns-repeated="2" table:style-name="ce15"/>
          <table:table-cell office:value-type="string" office:string-value="eMandate Response. Additional_ Document Reference. Document Reference" table:formula="of:=CONCATENATE( IF([.H16]=&quot;&quot;;&quot;&quot;;CONCATENATE([.H16];&quot;_ &quot;));[.I16];&quot;. &quot;;IF([.J16]=&quot;&quot;;&quot;&quot;;CONCATENATE([.J16];&quot;_ &quot;));[.M16];IF([.J16]=&quot;&quot;;&quot;&quot;;CONCATENATE(&quot;. &quot;;[.N16])))" table:style-name="ce15">
            <text:p>eMandate Response. Additional_ Document Reference. Document Reference</text:p>
          </table:table-cell>
          <table:table-cell table:style-name="ce15"/>
          <table:table-cell office:value-type="string" table:style-name="ce15">
            <text:p>eMandate Response</text:p>
          </table:table-cell>
          <table:table-cell office:value-type="string" table:style-name="ce15">
            <text:p>Additional</text:p>
          </table:table-cell>
          <table:table-cell table:number-columns-repeated="2" table:style-name="ce15"/>
          <table:table-cell office:value-type="string" office:string-value="Document Reference" table:formula="of:=CONCATENATE(IF([.Q16]=&quot;&quot;;&quot;&quot;;CONCATENATE([.Q16];&quot;_ &quot;));[.R16])" table:style-name="ce15">
            <text:p>Document Reference</text:p>
          </table:table-cell>
          <table:table-cell office:value-type="string" office:string-value="Document Reference" table:formula="of:=[.M16]" table:style-name="ce15">
            <text:p>Document Reference</text:p>
          </table:table-cell>
          <table:table-cell table:number-columns-repeated="3" table:style-name="ce15"/>
          <table:table-cell office:value-type="string" table:style-name="ce15">
            <text:p>Document Reference</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Exception" table:formula="of:=SUBSTITUTE(SUBSTITUTE(CONCATENATE([.J17];IF([.M17]=&quot;Identifier&quot;;&quot;ID&quot;;[.M17]));&quot; &quot;;&quot;&quot;);&quot;_&quot;;&quot;&quot;)" table:style-name="ce15">
            <text:p>Exception</text:p>
          </table:table-cell>
          <table:table-cell table:style-name="ce12"/>
          <table:table-cell office:value-type="string" table:style-name="ce16">
            <text:p>0..n</text:p>
          </table:table-cell>
          <table:table-cell office:value-type="string" table:style-name="ce15">
            <text:p>A message provided concerning the mandate.</text:p>
          </table:table-cell>
          <table:table-cell table:number-columns-repeated="2" table:style-name="ce15"/>
          <table:table-cell office:value-type="string" office:string-value="eMandate Response. Exception" table:formula="of:=CONCATENATE( IF([.H17]=&quot;&quot;;&quot;&quot;;CONCATENATE([.H17];&quot;_ &quot;));[.I17];&quot;. &quot;;IF([.J17]=&quot;&quot;;&quot;&quot;;CONCATENATE([.J17];&quot;_ &quot;));[.M17];IF([.J17]=&quot;&quot;;&quot;&quot;;CONCATENATE(&quot;. &quot;;[.N17])))" table:style-name="ce15">
            <text:p>eMandate Response. Exception</text:p>
          </table:table-cell>
          <table:table-cell table:style-name="ce15"/>
          <table:table-cell office:value-type="string" table:style-name="ce15">
            <text:p>eMandate Response</text:p>
          </table:table-cell>
          <table:table-cell table:number-columns-repeated="3" table:style-name="ce15"/>
          <table:table-cell office:value-type="string" office:string-value="Exception" table:formula="of:=CONCATENATE(IF([.Q17]=&quot;&quot;;&quot;&quot;;CONCATENATE([.Q17];&quot;_ &quot;));[.R17])" table:style-name="ce15">
            <text:p>Exception</text:p>
          </table:table-cell>
          <table:table-cell office:value-type="string" office:string-value="Exception" table:formula="of:=[.M17]" table:style-name="ce15">
            <text:p>Exception</text:p>
          </table:table-cell>
          <table:table-cell table:number-columns-repeated="3" table:style-name="ce15"/>
          <table:table-cell office:value-type="string" table:style-name="ce15">
            <text:p>Exception</text:p>
          </table:table-cell>
          <table:table-cell office:value-type="string" table:style-name="ce15">
            <text:p>ASBIE</text:p>
          </table:table-cell>
          <table:table-cell table:style-name="ce15"/>
          <table:table-cell office:value-type="string" table:style-name="ce15">
            <text:p>1.1.0</text:p>
          </table:table-cell>
          <table:table-cell office:value-type="string" table:style-name="ce15">
            <text:p>This element is not mutually exclusive with (disjoint with) the mandate, as the messages may not be errors, but warnings or additional information to take into account by the requesting system.</text:p>
          </table:table-cell>
          <table:table-cell table:number-columns-repeated="16362" table:style-name="ce1"/>
        </table:table-row>
        <table:table-row table:style-name="ro3">
          <table:table-cell table:number-columns-repeated="18" table:style-name="ce18"/>
          <table:table-cell office:value-type="string" table:style-name="ce18">
            <text:p>END</text:p>
          </table:table-cell>
          <table:table-cell table:number-columns-repeated="3" table:style-name="ce18"/>
          <table:table-cell table:number-columns-repeated="16362" table:style-name="ce19"/>
        </table:table-row>
        <table:table-row table:number-rows-repeated="993" table:style-name="ro4">
          <table:table-cell table:number-columns-repeated="16" table:style-name="ce7"/>
          <table:table-cell table:style-name="ce1"/>
          <table:table-cell table:number-columns-repeated="15" table:style-name="ce7"/>
          <table:table-cell table:number-columns-repeated="16352"/>
        </table:table-row>
        <table:table-row table:number-rows-repeated="1047565"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text-style style:name="N30">
      <number:text-content/>
    </number:text-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Enric Staromiejski Torregrosa</dc:creator>
    <meta:creation-date>2019-02-10T18:16:28Z</meta:creation-date>
    <dc:date>2019-02-10T19:55:17Z</dc:date>
  </office:meta>
</office:document-meta>
</file>